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25.7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_multi_lay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based_on</text:p>
          </table:table-cell>
          <table:table-cell office:value-type="string" calcext:value-type="string">
            <text:p>subset_rate</text:p>
          </table:table-cell>
          <table:table-cell office:value-type="string" calcext:value-type="string">
            <text:p>param</text:p>
          </table:table-cell>
          <table:table-cell table:style-name="ce1" office:value-type="string" calcext:value-type="string">
            <text:p>rollback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883081659925877" calcext:value-type="float">
            <text:p>-0.088308166</text:p>
          </table:table-cell>
          <table:table-cell office:value-type="float" office:value="-0.414502494850595" calcext:value-type="float">
            <text:p>-0.4145024949</text:p>
          </table:table-cell>
          <table:table-cell office:value-type="float" office:value="-0.452538585393768" calcext:value-type="float">
            <text:p>-0.452538585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46009356087991" calcext:value-type="float">
            <text:p>0.0074600936</text:p>
          </table:table-cell>
          <table:table-cell office:value-type="float" office:value="0.0159745573007879" calcext:value-type="float">
            <text:p>0.0159745573</text:p>
          </table:table-cell>
          <table:table-cell office:value-type="float" office:value="0.0108161463453738" calcext:value-type="float">
            <text:p>0.010816146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7986627069049" calcext:value-type="float">
            <text:p>0.1679866271</text:p>
          </table:table-cell>
          <table:table-cell office:value-type="float" office:value="-0.172194710258288" calcext:value-type="float">
            <text:p>-0.1721947103</text:p>
          </table:table-cell>
          <table:table-cell office:value-type="float" office:value="0.0108728619890541" calcext:value-type="float">
            <text:p>0.01087286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68852993332984" calcext:value-type="float">
            <text:p>0.0026885299</text:p>
          </table:table-cell>
          <table:table-cell office:value-type="float" office:value="0.0259824142217404" calcext:value-type="float">
            <text:p>0.0259824142</text:p>
          </table:table-cell>
          <table:table-cell office:value-type="float" office:value="0.0269648670001318" calcext:value-type="float">
            <text:p>0.02696486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883081659925877" calcext:value-type="float">
            <text:p>-0.088308166</text:p>
          </table:table-cell>
          <table:table-cell table:style-name="Default" office:value-type="float" office:value="-0.414502494850595" calcext:value-type="float">
            <text:p>-0.4145024949</text:p>
          </table:table-cell>
          <table:table-cell table:style-name="ce3" office:value-type="float" office:value="-0.44118290717994" calcext:value-type="float">
            <text:p>-0.441182907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46009356087991" calcext:value-type="float">
            <text:p>0.0074600936</text:p>
          </table:table-cell>
          <table:table-cell table:style-name="Default" office:value-type="float" office:value="0.0159745573007879" calcext:value-type="float">
            <text:p>0.0159745573</text:p>
          </table:table-cell>
          <table:table-cell table:style-name="ce3" office:value-type="float" office:value="0.0183699074928055" calcext:value-type="float">
            <text:p>0.018369907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7986627069049" calcext:value-type="float">
            <text:p>0.1679866271</text:p>
          </table:table-cell>
          <table:table-cell table:style-name="Default" office:value-type="float" office:value="-0.172194710258288" calcext:value-type="float">
            <text:p>-0.1721947103</text:p>
          </table:table-cell>
          <table:table-cell table:style-name="ce3" office:value-type="float" office:value="0.0120812066673151" calcext:value-type="float">
            <text:p>0.01208120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68852993332984" calcext:value-type="float">
            <text:p>0.0026885299</text:p>
          </table:table-cell>
          <table:table-cell table:style-name="Default" office:value-type="float" office:value="0.0259824142217404" calcext:value-type="float">
            <text:p>0.0259824142</text:p>
          </table:table-cell>
          <table:table-cell table:style-name="ce3" office:value-type="float" office:value="0.0265954411677506" calcext:value-type="float">
            <text:p>0.026595441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x</text:p>
          </table:table-cell>
          <table:table-cell office:value-type="float" office:value="-0.0869952912298077" calcext:value-type="float">
            <text:p>-0.0869952912</text:p>
          </table:table-cell>
          <table:table-cell office:value-type="float" office:value="-0.447339188413858" calcext:value-type="float">
            <text:p>-0.4473391884</text:p>
          </table:table-cell>
          <table:table-cell office:value-type="float" office:value="-0.484029094494361" calcext:value-type="float">
            <text:p>-0.484029094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03844909929003" calcext:value-type="float">
            <text:p>0.0060384491</text:p>
          </table:table-cell>
          <table:table-cell office:value-type="float" office:value="0.00454677519360761" calcext:value-type="float">
            <text:p>0.0045467752</text:p>
          </table:table-cell>
          <table:table-cell office:value-type="float" office:value="0.00509118533848231" calcext:value-type="float">
            <text:p>0.005091185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</text:p>
          </table:table-cell>
          <table:table-cell office:value-type="float" office:value="0.175121177796221" calcext:value-type="float">
            <text:p>0.1751211778</text:p>
          </table:table-cell>
          <table:table-cell office:value-type="float" office:value="-0.197710632527105" calcext:value-type="float">
            <text:p>-0.1977106325</text:p>
          </table:table-cell>
          <table:table-cell office:value-type="float" office:value="-0.010815502275341" calcext:value-type="float">
            <text:p>-0.010815502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41328313980078" calcext:value-type="float">
            <text:p>0.0009413283</text:p>
          </table:table-cell>
          <table:table-cell office:value-type="float" office:value="0.0125701499003075" calcext:value-type="float">
            <text:p>0.0125701499</text:p>
          </table:table-cell>
          <table:table-cell office:value-type="float" office:value="0.0127650246889881" calcext:value-type="float">
            <text:p>0.012765024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783333333333333" calcext:value-type="float">
            <text:p>0.7833333333</text:p>
          </table:table-cell>
          <table:table-cell office:value-type="string" calcext:value-type="string">
            <text:p>x</text:p>
          </table:table-cell>
          <table:table-cell office:value-type="float" office:value="-0.0869952912298077" calcext:value-type="float">
            <text:p>-0.0869952912</text:p>
          </table:table-cell>
          <table:table-cell table:style-name="Default" office:value-type="float" office:value="-0.447339188413858" calcext:value-type="float">
            <text:p>-0.4473391884</text:p>
          </table:table-cell>
          <table:table-cell table:style-name="ce3" office:value-type="float" office:value="-0.484029094494361" calcext:value-type="float">
            <text:p>-0.484029094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03844909929003" calcext:value-type="float">
            <text:p>0.0060384491</text:p>
          </table:table-cell>
          <table:table-cell table:style-name="Default" office:value-type="float" office:value="0.00454677519360761" calcext:value-type="float">
            <text:p>0.0045467752</text:p>
          </table:table-cell>
          <table:table-cell table:style-name="ce3" office:value-type="float" office:value="0.00509118533848231" calcext:value-type="float">
            <text:p>0.005091185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783333333333333" calcext:value-type="float">
            <text:p>0.7833333333</text:p>
          </table:table-cell>
          <table:table-cell office:value-type="string" calcext:value-type="string">
            <text:p>y</text:p>
          </table:table-cell>
          <table:table-cell office:value-type="float" office:value="0.175121177796221" calcext:value-type="float">
            <text:p>0.1751211778</text:p>
          </table:table-cell>
          <table:table-cell table:style-name="Default" office:value-type="float" office:value="-0.197710632527105" calcext:value-type="float">
            <text:p>-0.1977106325</text:p>
          </table:table-cell>
          <table:table-cell table:style-name="ce3" office:value-type="float" office:value="-0.010815502275341" calcext:value-type="float">
            <text:p>-0.010815502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41328313980078" calcext:value-type="float">
            <text:p>0.0009413283</text:p>
          </table:table-cell>
          <table:table-cell table:style-name="Default" office:value-type="float" office:value="0.0125701499003075" calcext:value-type="float">
            <text:p>0.0125701499</text:p>
          </table:table-cell>
          <table:table-cell table:style-name="ce3" office:value-type="float" office:value="0.0127650246889881" calcext:value-type="float">
            <text:p>0.012765024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40" calcext:value-type="float">
            <text:p>2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6666666666667" calcext:value-type="float">
            <text:p>0.5666666667</text:p>
          </table:table-cell>
          <table:table-cell office:value-type="string" calcext:value-type="string">
            <text:p>x</text:p>
          </table:table-cell>
          <table:table-cell office:value-type="float" office:value="-0.08276368712834" calcext:value-type="float">
            <text:p>-0.0827636871</text:p>
          </table:table-cell>
          <table:table-cell office:value-type="float" office:value="-0.459296654483917" calcext:value-type="float">
            <text:p>-0.4592966545</text:p>
          </table:table-cell>
          <table:table-cell office:value-type="float" office:value="-0.497263486656035" calcext:value-type="float">
            <text:p>-0.49726348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69188251837681" calcext:value-type="float">
            <text:p>0.0056918825</text:p>
          </table:table-cell>
          <table:table-cell office:value-type="float" office:value="0.0021089982597169" calcext:value-type="float">
            <text:p>0.0021089983</text:p>
          </table:table-cell>
          <table:table-cell office:value-type="float" office:value="0.00303104694669224" calcext:value-type="float">
            <text:p>0.003031046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40" calcext:value-type="float">
            <text:p>2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6666666666667" calcext:value-type="float">
            <text:p>0.5666666667</text:p>
          </table:table-cell>
          <table:table-cell office:value-type="string" calcext:value-type="string">
            <text:p>y</text:p>
          </table:table-cell>
          <table:table-cell office:value-type="float" office:value="0.174095432312939" calcext:value-type="float">
            <text:p>0.1740954323</text:p>
          </table:table-cell>
          <table:table-cell office:value-type="float" office:value="-0.206203106918152" calcext:value-type="float">
            <text:p>-0.2062031069</text:p>
          </table:table-cell>
          <table:table-cell office:value-type="float" office:value="-0.000811105575417725" calcext:value-type="float">
            <text:p>-0.000811105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88395693958621" calcext:value-type="float">
            <text:p>0.0008883957</text:p>
          </table:table-cell>
          <table:table-cell office:value-type="float" office:value="0.00913116554094866" calcext:value-type="float">
            <text:p>0.0091311655</text:p>
          </table:table-cell>
          <table:table-cell office:value-type="float" office:value="0.00810319877078004" calcext:value-type="float">
            <text:p>0.008103198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x</text:p>
          </table:table-cell>
          <table:table-cell office:value-type="float" office:value="-0.08276368712834" calcext:value-type="float">
            <text:p>-0.0827636871</text:p>
          </table:table-cell>
          <table:table-cell table:style-name="Default" office:value-type="float" office:value="-0.459296654483917" calcext:value-type="float">
            <text:p>-0.4592966545</text:p>
          </table:table-cell>
          <table:table-cell table:style-name="ce3" office:value-type="float" office:value="-0.497263486656035" calcext:value-type="float">
            <text:p>-0.49726348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69188251837681" calcext:value-type="float">
            <text:p>0.0056918825</text:p>
          </table:table-cell>
          <table:table-cell table:style-name="Default" office:value-type="float" office:value="0.0021089982597169" calcext:value-type="float">
            <text:p>0.0021089983</text:p>
          </table:table-cell>
          <table:table-cell table:style-name="ce3" office:value-type="float" office:value="0.00303104694669224" calcext:value-type="float">
            <text:p>0.003031046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y</text:p>
          </table:table-cell>
          <table:table-cell office:value-type="float" office:value="0.174095432312939" calcext:value-type="float">
            <text:p>0.1740954323</text:p>
          </table:table-cell>
          <table:table-cell table:style-name="Default" office:value-type="float" office:value="-0.206203106918152" calcext:value-type="float">
            <text:p>-0.2062031069</text:p>
          </table:table-cell>
          <table:table-cell table:style-name="ce3" office:value-type="float" office:value="-0.000811105575417725" calcext:value-type="float">
            <text:p>-0.000811105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88395693958621" calcext:value-type="float">
            <text:p>0.0008883957</text:p>
          </table:table-cell>
          <table:table-cell table:style-name="Default" office:value-type="float" office:value="0.00913116554094866" calcext:value-type="float">
            <text:p>0.0091311655</text:p>
          </table:table-cell>
          <table:table-cell table:style-name="ce3" office:value-type="float" office:value="0.00810319877078004" calcext:value-type="float">
            <text:p>0.008103198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16666666666667" calcext:value-type="float">
            <text:p>0.3166666667</text:p>
          </table:table-cell>
          <table:table-cell office:value-type="string" calcext:value-type="string">
            <text:p>x</text:p>
          </table:table-cell>
          <table:table-cell office:value-type="float" office:value="-0.0887580268204763" calcext:value-type="float">
            <text:p>-0.0887580268</text:p>
          </table:table-cell>
          <table:table-cell office:value-type="float" office:value="-0.463071853453949" calcext:value-type="float">
            <text:p>-0.4630718535</text:p>
          </table:table-cell>
          <table:table-cell office:value-type="float" office:value="-0.501912547728106" calcext:value-type="float">
            <text:p>-0.501912547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33209256367363" calcext:value-type="float">
            <text:p>0.0053320926</text:p>
          </table:table-cell>
          <table:table-cell office:value-type="float" office:value="0.00220269025261451" calcext:value-type="float">
            <text:p>0.0022026903</text:p>
          </table:table-cell>
          <table:table-cell office:value-type="float" office:value="0.00246960770373404" calcext:value-type="float">
            <text:p>0.002469607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16666666666667" calcext:value-type="float">
            <text:p>0.3166666667</text:p>
          </table:table-cell>
          <table:table-cell office:value-type="string" calcext:value-type="string">
            <text:p>y</text:p>
          </table:table-cell>
          <table:table-cell office:value-type="float" office:value="0.171973509533009" calcext:value-type="float">
            <text:p>0.1719735095</text:p>
          </table:table-cell>
          <table:table-cell office:value-type="float" office:value="-0.167209317252781" calcext:value-type="float">
            <text:p>-0.1672093173</text:p>
          </table:table-cell>
          <table:table-cell office:value-type="float" office:value="0.00924815940209562" calcext:value-type="float">
            <text:p>0.009248159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42093769744008" calcext:value-type="float">
            <text:p>0.0007420938</text:p>
          </table:table-cell>
          <table:table-cell office:value-type="float" office:value="0.00619148661261096" calcext:value-type="float">
            <text:p>0.0061914866</text:p>
          </table:table-cell>
          <table:table-cell office:value-type="float" office:value="0.00619237586708049" calcext:value-type="float">
            <text:p>0.006192375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x</text:p>
          </table:table-cell>
          <table:table-cell office:value-type="float" office:value="-0.0887580268204763" calcext:value-type="float">
            <text:p>-0.0887580268</text:p>
          </table:table-cell>
          <table:table-cell table:style-name="Default" office:value-type="float" office:value="-0.463071853453949" calcext:value-type="float">
            <text:p>-0.4630718535</text:p>
          </table:table-cell>
          <table:table-cell table:style-name="ce3" office:value-type="float" office:value="-0.501912547728106" calcext:value-type="float">
            <text:p>-0.501912547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33209256367363" calcext:value-type="float">
            <text:p>0.0053320926</text:p>
          </table:table-cell>
          <table:table-cell table:style-name="Default" office:value-type="float" office:value="0.00220269025261451" calcext:value-type="float">
            <text:p>0.0022026903</text:p>
          </table:table-cell>
          <table:table-cell table:style-name="ce3" office:value-type="float" office:value="0.00246960770373404" calcext:value-type="float">
            <text:p>0.002469607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66666666666667" calcext:value-type="float">
            <text:p>0.3666666667</text:p>
          </table:table-cell>
          <table:table-cell office:value-type="string" calcext:value-type="string">
            <text:p>y</text:p>
          </table:table-cell>
          <table:table-cell office:value-type="float" office:value="0.171973509533009" calcext:value-type="float">
            <text:p>0.1719735095</text:p>
          </table:table-cell>
          <table:table-cell table:style-name="Default" office:value-type="float" office:value="-0.167209317252781" calcext:value-type="float">
            <text:p>-0.1672093173</text:p>
          </table:table-cell>
          <table:table-cell table:style-name="ce3" office:value-type="float" office:value="0.00924815940209562" calcext:value-type="float">
            <text:p>0.009248159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42093769744008" calcext:value-type="float">
            <text:p>0.0007420938</text:p>
          </table:table-cell>
          <table:table-cell table:style-name="Default" office:value-type="float" office:value="0.00619148661261096" calcext:value-type="float">
            <text:p>0.0061914866</text:p>
          </table:table-cell>
          <table:table-cell table:style-name="ce3" office:value-type="float" office:value="0.00619237586708049" calcext:value-type="float">
            <text:p>0.006192375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3616156890759" calcext:value-type="float">
            <text:p>-0.2036161569</text:p>
          </table:table-cell>
          <table:table-cell office:value-type="float" office:value="-0.318118112406334" calcext:value-type="float">
            <text:p>-0.3181181124</text:p>
          </table:table-cell>
          <table:table-cell office:value-type="float" office:value="-0.465538304294748" calcext:value-type="float">
            <text:p>-0.465538304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74383474605941" calcext:value-type="float">
            <text:p>0.0274383475</text:p>
          </table:table-cell>
          <table:table-cell office:value-type="float" office:value="0.0372433149424397" calcext:value-type="float">
            <text:p>0.0372433149</text:p>
          </table:table-cell>
          <table:table-cell office:value-type="float" office:value="0.0478521710200192" calcext:value-type="float">
            <text:p>0.04785217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0449539871307" calcext:value-type="float">
            <text:p>0.1044953987</text:p>
          </table:table-cell>
          <table:table-cell office:value-type="float" office:value="-0.156969726356197" calcext:value-type="float">
            <text:p>-0.1569697264</text:p>
          </table:table-cell>
          <table:table-cell office:value-type="float" office:value="-0.0142472737563306" calcext:value-type="float">
            <text:p>-0.01424727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0367627112914" calcext:value-type="float">
            <text:p>0.0203676271</text:p>
          </table:table-cell>
          <table:table-cell office:value-type="float" office:value="0.0429302131792757" calcext:value-type="float">
            <text:p>0.0429302132</text:p>
          </table:table-cell>
          <table:table-cell office:value-type="float" office:value="0.0649197668189692" calcext:value-type="float">
            <text:p>0.064919766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3616156890759" calcext:value-type="float">
            <text:p>-0.2036161569</text:p>
          </table:table-cell>
          <table:table-cell table:style-name="Default" office:value-type="float" office:value="-0.318118112406334" calcext:value-type="float">
            <text:p>-0.3181181124</text:p>
          </table:table-cell>
          <table:table-cell table:style-name="ce3" office:value-type="float" office:value="-0.465538304294748" calcext:value-type="float">
            <text:p>-0.465538304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74383474605941" calcext:value-type="float">
            <text:p>0.0274383475</text:p>
          </table:table-cell>
          <table:table-cell table:style-name="Default" office:value-type="float" office:value="0.0372433149424397" calcext:value-type="float">
            <text:p>0.0372433149</text:p>
          </table:table-cell>
          <table:table-cell table:style-name="ce3" office:value-type="float" office:value="0.0478521710200192" calcext:value-type="float">
            <text:p>0.04785217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0449539871307" calcext:value-type="float">
            <text:p>0.1044953987</text:p>
          </table:table-cell>
          <table:table-cell table:style-name="Default" office:value-type="float" office:value="-0.156969726356197" calcext:value-type="float">
            <text:p>-0.1569697264</text:p>
          </table:table-cell>
          <table:table-cell table:style-name="ce3" office:value-type="float" office:value="-0.0142472737563306" calcext:value-type="float">
            <text:p>-0.01424727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0367627112914" calcext:value-type="float">
            <text:p>0.0203676271</text:p>
          </table:table-cell>
          <table:table-cell table:style-name="Default" office:value-type="float" office:value="0.0429302131792757" calcext:value-type="float">
            <text:p>0.0429302132</text:p>
          </table:table-cell>
          <table:table-cell table:style-name="ce3" office:value-type="float" office:value="0.0649197668189692" calcext:value-type="float">
            <text:p>0.064919766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0.17" calcext:value-type="float">
            <text:p>0.17</text:p>
          </table:table-cell>
          <table:table-cell office:value-type="float" office:value="0.757575757575758" calcext:value-type="float">
            <text:p>0.7575757576</text:p>
          </table:table-cell>
          <table:table-cell office:value-type="string" calcext:value-type="string">
            <text:p>x</text:p>
          </table:table-cell>
          <table:table-cell office:value-type="float" office:value="-0.242632433043718" calcext:value-type="float">
            <text:p>-0.242632433</text:p>
          </table:table-cell>
          <table:table-cell office:value-type="float" office:value="-0.352713787148188" calcext:value-type="float">
            <text:p>-0.3527137871</text:p>
          </table:table-cell>
          <table:table-cell office:value-type="float" office:value="-0.568774157495659" calcext:value-type="float">
            <text:p>-0.568774157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45526861947391" calcext:value-type="float">
            <text:p>0.0145526862</text:p>
          </table:table-cell>
          <table:table-cell office:value-type="float" office:value="0.0201053112040309" calcext:value-type="float">
            <text:p>0.0201053112</text:p>
          </table:table-cell>
          <table:table-cell office:value-type="float" office:value="0.00606622625120713" calcext:value-type="float">
            <text:p>0.006066226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0.17" calcext:value-type="float">
            <text:p>0.17</text:p>
          </table:table-cell>
          <table:table-cell office:value-type="float" office:value="0.757575757575758" calcext:value-type="float">
            <text:p>0.7575757576</text:p>
          </table:table-cell>
          <table:table-cell office:value-type="string" calcext:value-type="string">
            <text:p>y</text:p>
          </table:table-cell>
          <table:table-cell office:value-type="float" office:value="0.13092866035884" calcext:value-type="float">
            <text:p>0.1309286604</text:p>
          </table:table-cell>
          <table:table-cell office:value-type="float" office:value="-0.233106388426235" calcext:value-type="float">
            <text:p>-0.2331063884</text:p>
          </table:table-cell>
          <table:table-cell office:value-type="float" office:value="-0.0493949280697283" calcext:value-type="float">
            <text:p>-0.049394928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9417452744016" calcext:value-type="float">
            <text:p>0.0129417453</text:p>
          </table:table-cell>
          <table:table-cell office:value-type="float" office:value="0.0103803483505205" calcext:value-type="float">
            <text:p>0.0103803484</text:p>
          </table:table-cell>
          <table:table-cell office:value-type="float" office:value="0.0187591371170972" calcext:value-type="float">
            <text:p>0.018759137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12" calcext:value-type="float">
            <text:p>0.12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x</text:p>
          </table:table-cell>
          <table:table-cell office:value-type="float" office:value="-0.232667172476164" calcext:value-type="float">
            <text:p>-0.2326671725</text:p>
          </table:table-cell>
          <table:table-cell table:style-name="Default" office:value-type="float" office:value="-0.339472710635492" calcext:value-type="float">
            <text:p>-0.3394727106</text:p>
          </table:table-cell>
          <table:table-cell table:style-name="ce3" office:value-type="float" office:value="-0.568774157495659" calcext:value-type="float">
            <text:p>-0.568774157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105125995968" calcext:value-type="float">
            <text:p>0.012105126</text:p>
          </table:table-cell>
          <table:table-cell table:style-name="Default" office:value-type="float" office:value="0.0163428169723563" calcext:value-type="float">
            <text:p>0.016342817</text:p>
          </table:table-cell>
          <table:table-cell table:style-name="ce3" office:value-type="float" office:value="0.00606622625120713" calcext:value-type="float">
            <text:p>0.006066226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12" calcext:value-type="float">
            <text:p>0.12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y</text:p>
          </table:table-cell>
          <table:table-cell office:value-type="float" office:value="0.137927707445591" calcext:value-type="float">
            <text:p>0.1379277074</text:p>
          </table:table-cell>
          <table:table-cell table:style-name="Default" office:value-type="float" office:value="-0.246744842893022" calcext:value-type="float">
            <text:p>-0.2467448429</text:p>
          </table:table-cell>
          <table:table-cell table:style-name="ce3" office:value-type="float" office:value="-0.0493949280697283" calcext:value-type="float">
            <text:p>-0.049394928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9478407282861" calcext:value-type="float">
            <text:p>0.0119478407</text:p>
          </table:table-cell>
          <table:table-cell table:style-name="Default" office:value-type="float" office:value="0.00628334769607441" calcext:value-type="float">
            <text:p>0.0062833477</text:p>
          </table:table-cell>
          <table:table-cell table:style-name="ce3" office:value-type="float" office:value="0.0187591371170972" calcext:value-type="float">
            <text:p>0.018759137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40" calcext:value-type="float">
            <text:p>2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75757575757576" calcext:value-type="float">
            <text:p>0.5757575758</text:p>
          </table:table-cell>
          <table:table-cell office:value-type="string" calcext:value-type="string">
            <text:p>x</text:p>
          </table:table-cell>
          <table:table-cell office:value-type="float" office:value="-0.229894025639448" calcext:value-type="float">
            <text:p>-0.2298940256</text:p>
          </table:table-cell>
          <table:table-cell office:value-type="float" office:value="-0.313097833522403" calcext:value-type="float">
            <text:p>-0.3130978335</text:p>
          </table:table-cell>
          <table:table-cell office:value-type="float" office:value="-0.578723130510543" calcext:value-type="float">
            <text:p>-0.57872313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9609174119459" calcext:value-type="float">
            <text:p>0.0129609174</text:p>
          </table:table-cell>
          <table:table-cell office:value-type="float" office:value="0.0104476095406185" calcext:value-type="float">
            <text:p>0.0104476095</text:p>
          </table:table-cell>
          <table:table-cell office:value-type="float" office:value="0.00419930352236213" calcext:value-type="float">
            <text:p>0.004199303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40" calcext:value-type="float">
            <text:p>2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75757575757576" calcext:value-type="float">
            <text:p>0.5757575758</text:p>
          </table:table-cell>
          <table:table-cell office:value-type="string" calcext:value-type="string">
            <text:p>y</text:p>
          </table:table-cell>
          <table:table-cell office:value-type="float" office:value="0.139251255840638" calcext:value-type="float">
            <text:p>0.1392512558</text:p>
          </table:table-cell>
          <table:table-cell office:value-type="float" office:value="-0.241421055107431" calcext:value-type="float">
            <text:p>-0.2414210551</text:p>
          </table:table-cell>
          <table:table-cell office:value-type="float" office:value="-0.0527521259512633" calcext:value-type="float">
            <text:p>-0.05275212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13624851448964" calcext:value-type="float">
            <text:p>0.0081362485</text:p>
          </table:table-cell>
          <table:table-cell office:value-type="float" office:value="0.00640271663896613" calcext:value-type="float">
            <text:p>0.0064027166</text:p>
          </table:table-cell>
          <table:table-cell office:value-type="float" office:value="0.0112325327161323" calcext:value-type="float">
            <text:p>0.011232532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45454545454545" calcext:value-type="float">
            <text:p>0.5454545455</text:p>
          </table:table-cell>
          <table:table-cell office:value-type="string" calcext:value-type="string">
            <text:p>x</text:p>
          </table:table-cell>
          <table:table-cell office:value-type="float" office:value="-0.229894025639448" calcext:value-type="float">
            <text:p>-0.2298940256</text:p>
          </table:table-cell>
          <table:table-cell table:style-name="Default" office:value-type="float" office:value="-0.313097833522403" calcext:value-type="float">
            <text:p>-0.3130978335</text:p>
          </table:table-cell>
          <table:table-cell table:style-name="ce3" office:value-type="float" office:value="-0.578723130510543" calcext:value-type="float">
            <text:p>-0.57872313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9609174119459" calcext:value-type="float">
            <text:p>0.0129609174</text:p>
          </table:table-cell>
          <table:table-cell table:style-name="Default" office:value-type="float" office:value="0.0104476095406185" calcext:value-type="float">
            <text:p>0.0104476095</text:p>
          </table:table-cell>
          <table:table-cell table:style-name="ce3" office:value-type="float" office:value="0.00419930352236213" calcext:value-type="float">
            <text:p>0.004199303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45454545454545" calcext:value-type="float">
            <text:p>0.5454545455</text:p>
          </table:table-cell>
          <table:table-cell office:value-type="string" calcext:value-type="string">
            <text:p>y</text:p>
          </table:table-cell>
          <table:table-cell office:value-type="float" office:value="0.139251255840638" calcext:value-type="float">
            <text:p>0.1392512558</text:p>
          </table:table-cell>
          <table:table-cell table:style-name="Default" office:value-type="float" office:value="-0.241421055107431" calcext:value-type="float">
            <text:p>-0.2414210551</text:p>
          </table:table-cell>
          <table:table-cell table:style-name="ce3" office:value-type="float" office:value="-0.0527521259512633" calcext:value-type="float">
            <text:p>-0.05275212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13624851448964" calcext:value-type="float">
            <text:p>0.0081362485</text:p>
          </table:table-cell>
          <table:table-cell table:style-name="Default" office:value-type="float" office:value="0.00640271663896613" calcext:value-type="float">
            <text:p>0.0064027166</text:p>
          </table:table-cell>
          <table:table-cell table:style-name="ce3" office:value-type="float" office:value="0.0112325327161323" calcext:value-type="float">
            <text:p>0.011232532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x</text:p>
          </table:table-cell>
          <table:table-cell office:value-type="float" office:value="-0.210326498716889" calcext:value-type="float">
            <text:p>-0.2103264987</text:p>
          </table:table-cell>
          <table:table-cell office:value-type="float" office:value="-0.272956578202329" calcext:value-type="float">
            <text:p>-0.2729565782</text:p>
          </table:table-cell>
          <table:table-cell office:value-type="float" office:value="-0.604490519826919" calcext:value-type="float">
            <text:p>-0.60449051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6956939139951" calcext:value-type="float">
            <text:p>0.0116956939</text:p>
          </table:table-cell>
          <table:table-cell office:value-type="float" office:value="0.00898592069033289" calcext:value-type="float">
            <text:p>0.0089859207</text:p>
          </table:table-cell>
          <table:table-cell office:value-type="float" office:value="0.00121040464118029" calcext:value-type="float">
            <text:p>0.001210404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y</text:p>
          </table:table-cell>
          <table:table-cell office:value-type="float" office:value="0.139588053980067" calcext:value-type="float">
            <text:p>0.139588054</text:p>
          </table:table-cell>
          <table:table-cell office:value-type="float" office:value="-0.239051115799725" calcext:value-type="float">
            <text:p>-0.2390511158</text:p>
          </table:table-cell>
          <table:table-cell office:value-type="float" office:value="-0.073762788910908" calcext:value-type="float">
            <text:p>-0.073762788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74176708966028" calcext:value-type="float">
            <text:p>0.0047417671</text:p>
          </table:table-cell>
          <table:table-cell office:value-type="float" office:value="0.00435737365186349" calcext:value-type="float">
            <text:p>0.0043573737</text:p>
          </table:table-cell>
          <table:table-cell office:value-type="float" office:value="0.00669089188574302" calcext:value-type="float">
            <text:p>0.006690891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x</text:p>
          </table:table-cell>
          <table:table-cell office:value-type="float" office:value="-0.210326498716889" calcext:value-type="float">
            <text:p>-0.2103264987</text:p>
          </table:table-cell>
          <table:table-cell table:style-name="Default" office:value-type="float" office:value="-0.272956578202329" calcext:value-type="float">
            <text:p>-0.2729565782</text:p>
          </table:table-cell>
          <table:table-cell table:style-name="ce3" office:value-type="float" office:value="-0.604490519826919" calcext:value-type="float">
            <text:p>-0.60449051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6956939139951" calcext:value-type="float">
            <text:p>0.0116956939</text:p>
          </table:table-cell>
          <table:table-cell table:style-name="Default" office:value-type="float" office:value="0.00898592069033289" calcext:value-type="float">
            <text:p>0.0089859207</text:p>
          </table:table-cell>
          <table:table-cell table:style-name="ce3" office:value-type="float" office:value="0.00121040464118029" calcext:value-type="float">
            <text:p>0.001210404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y</text:p>
          </table:table-cell>
          <table:table-cell office:value-type="float" office:value="0.139588053980067" calcext:value-type="float">
            <text:p>0.139588054</text:p>
          </table:table-cell>
          <table:table-cell table:style-name="Default" office:value-type="float" office:value="-0.239051115799725" calcext:value-type="float">
            <text:p>-0.2390511158</text:p>
          </table:table-cell>
          <table:table-cell table:style-name="ce3" office:value-type="float" office:value="-0.073762788910908" calcext:value-type="float">
            <text:p>-0.073762788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74176708966028" calcext:value-type="float">
            <text:p>0.0047417671</text:p>
          </table:table-cell>
          <table:table-cell table:style-name="Default" office:value-type="float" office:value="0.00435737365186349" calcext:value-type="float">
            <text:p>0.0043573737</text:p>
          </table:table-cell>
          <table:table-cell table:style-name="ce3" office:value-type="float" office:value="0.00669089188574302" calcext:value-type="float">
            <text:p>0.006690891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02253358185625" calcext:value-type="float">
            <text:p>-0.1022533582</text:p>
          </table:table-cell>
          <table:table-cell office:value-type="float" office:value="-0.417782685475686" calcext:value-type="float">
            <text:p>-0.4177826855</text:p>
          </table:table-cell>
          <table:table-cell office:value-type="float" office:value="-0.450168964637013" calcext:value-type="float">
            <text:p>-0.450168964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24563837072594" calcext:value-type="float">
            <text:p>0.0072456384</text:p>
          </table:table-cell>
          <table:table-cell office:value-type="float" office:value="0.0128480907501461" calcext:value-type="float">
            <text:p>0.0128480908</text:p>
          </table:table-cell>
          <table:table-cell office:value-type="float" office:value="0.00928168564154561" calcext:value-type="float">
            <text:p>0.009281685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3409586046468" calcext:value-type="float">
            <text:p>0.163409586</text:p>
          </table:table-cell>
          <table:table-cell office:value-type="float" office:value="-0.191205165173426" calcext:value-type="float">
            <text:p>-0.1912051652</text:p>
          </table:table-cell>
          <table:table-cell office:value-type="float" office:value="-0.00491639296432361" calcext:value-type="float">
            <text:p>-0.00491639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58890412985118" calcext:value-type="float">
            <text:p>0.0035889041</text:p>
          </table:table-cell>
          <table:table-cell office:value-type="float" office:value="0.0214708757822192" calcext:value-type="float">
            <text:p>0.0214708758</text:p>
          </table:table-cell>
          <table:table-cell office:value-type="float" office:value="0.0241295409665725" calcext:value-type="float">
            <text:p>0.02412954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02253358185625" calcext:value-type="float">
            <text:p>-0.1022533582</text:p>
          </table:table-cell>
          <table:table-cell table:style-name="Default" office:value-type="float" office:value="-0.417782685475686" calcext:value-type="float">
            <text:p>-0.4177826855</text:p>
          </table:table-cell>
          <table:table-cell table:style-name="ce3" office:value-type="float" office:value="-0.450168964637013" calcext:value-type="float">
            <text:p>-0.450168964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24563837072594" calcext:value-type="float">
            <text:p>0.0072456384</text:p>
          </table:table-cell>
          <table:table-cell table:style-name="Default" office:value-type="float" office:value="0.0128480907501461" calcext:value-type="float">
            <text:p>0.0128480908</text:p>
          </table:table-cell>
          <table:table-cell table:style-name="ce3" office:value-type="float" office:value="0.00928168564154561" calcext:value-type="float">
            <text:p>0.009281685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3409586046468" calcext:value-type="float">
            <text:p>0.163409586</text:p>
          </table:table-cell>
          <table:table-cell table:style-name="Default" office:value-type="float" office:value="-0.191205165173426" calcext:value-type="float">
            <text:p>-0.1912051652</text:p>
          </table:table-cell>
          <table:table-cell table:style-name="ce3" office:value-type="float" office:value="-0.00491639296432361" calcext:value-type="float">
            <text:p>-0.00491639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58890412985118" calcext:value-type="float">
            <text:p>0.0035889041</text:p>
          </table:table-cell>
          <table:table-cell table:style-name="Default" office:value-type="float" office:value="0.0214708757822192" calcext:value-type="float">
            <text:p>0.0214708758</text:p>
          </table:table-cell>
          <table:table-cell table:style-name="ce3" office:value-type="float" office:value="0.0241295409665725" calcext:value-type="float">
            <text:p>0.02412954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33333333333333" calcext:value-type="float">
            <text:p>0.7333333333</text:p>
          </table:table-cell>
          <table:table-cell office:value-type="string" calcext:value-type="string">
            <text:p>x</text:p>
          </table:table-cell>
          <table:table-cell office:value-type="float" office:value="-0.0862911728837484" calcext:value-type="float">
            <text:p>-0.0862911729</text:p>
          </table:table-cell>
          <table:table-cell office:value-type="float" office:value="-0.448327188802992" calcext:value-type="float">
            <text:p>-0.4483271888</text:p>
          </table:table-cell>
          <table:table-cell office:value-type="float" office:value="-0.466024532386903" calcext:value-type="float">
            <text:p>-0.466024532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3915375584527" calcext:value-type="float">
            <text:p>0.0055391538</text:p>
          </table:table-cell>
          <table:table-cell office:value-type="float" office:value="0.00457262112443765" calcext:value-type="float">
            <text:p>0.0045726211</text:p>
          </table:table-cell>
          <table:table-cell office:value-type="float" office:value="0.00394460200135726" calcext:value-type="float">
            <text:p>0.00394460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33333333333333" calcext:value-type="float">
            <text:p>0.7333333333</text:p>
          </table:table-cell>
          <table:table-cell office:value-type="string" calcext:value-type="string">
            <text:p>y</text:p>
          </table:table-cell>
          <table:table-cell office:value-type="float" office:value="0.17453638165407" calcext:value-type="float">
            <text:p>0.1745363817</text:p>
          </table:table-cell>
          <table:table-cell office:value-type="float" office:value="-0.195886589300181" calcext:value-type="float">
            <text:p>-0.1958865893</text:p>
          </table:table-cell>
          <table:table-cell office:value-type="float" office:value="-0.0213265791247965" calcext:value-type="float">
            <text:p>-0.021326579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04343573911401" calcext:value-type="float">
            <text:p>0.0009043436</text:p>
          </table:table-cell>
          <table:table-cell office:value-type="float" office:value="0.0117322756228429" calcext:value-type="float">
            <text:p>0.0117322756</text:p>
          </table:table-cell>
          <table:table-cell office:value-type="float" office:value="0.0143033681922795" calcext:value-type="float">
            <text:p>0.014303368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83333333333333" calcext:value-type="float">
            <text:p>0.7833333333</text:p>
          </table:table-cell>
          <table:table-cell office:value-type="string" calcext:value-type="string">
            <text:p>x</text:p>
          </table:table-cell>
          <table:table-cell office:value-type="float" office:value="-0.0862911728837484" calcext:value-type="float">
            <text:p>-0.0862911729</text:p>
          </table:table-cell>
          <table:table-cell table:style-name="Default" office:value-type="float" office:value="-0.448327188802992" calcext:value-type="float">
            <text:p>-0.4483271888</text:p>
          </table:table-cell>
          <table:table-cell table:style-name="ce3" office:value-type="float" office:value="-0.466024532386903" calcext:value-type="float">
            <text:p>-0.466024532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3915375584527" calcext:value-type="float">
            <text:p>0.0055391538</text:p>
          </table:table-cell>
          <table:table-cell table:style-name="Default" office:value-type="float" office:value="0.00457262112443765" calcext:value-type="float">
            <text:p>0.0045726211</text:p>
          </table:table-cell>
          <table:table-cell table:style-name="ce3" office:value-type="float" office:value="0.00394460200135726" calcext:value-type="float">
            <text:p>0.00394460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83333333333333" calcext:value-type="float">
            <text:p>0.7833333333</text:p>
          </table:table-cell>
          <table:table-cell office:value-type="string" calcext:value-type="string">
            <text:p>y</text:p>
          </table:table-cell>
          <table:table-cell office:value-type="float" office:value="0.17453638165407" calcext:value-type="float">
            <text:p>0.1745363817</text:p>
          </table:table-cell>
          <table:table-cell table:style-name="Default" office:value-type="float" office:value="-0.195886589300181" calcext:value-type="float">
            <text:p>-0.1958865893</text:p>
          </table:table-cell>
          <table:table-cell table:style-name="ce3" office:value-type="float" office:value="-0.0213265791247965" calcext:value-type="float">
            <text:p>-0.021326579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04343573911401" calcext:value-type="float">
            <text:p>0.0009043436</text:p>
          </table:table-cell>
          <table:table-cell table:style-name="Default" office:value-type="float" office:value="0.0117322756228429" calcext:value-type="float">
            <text:p>0.0117322756</text:p>
          </table:table-cell>
          <table:table-cell table:style-name="ce3" office:value-type="float" office:value="0.0143033681922795" calcext:value-type="float">
            <text:p>0.014303368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16666666666667" calcext:value-type="float">
            <text:p>0.5166666667</text:p>
          </table:table-cell>
          <table:table-cell office:value-type="string" calcext:value-type="string">
            <text:p>x</text:p>
          </table:table-cell>
          <table:table-cell office:value-type="float" office:value="-0.0858428904201152" calcext:value-type="float">
            <text:p>-0.0858428904</text:p>
          </table:table-cell>
          <table:table-cell office:value-type="float" office:value="-0.472968630106615" calcext:value-type="float">
            <text:p>-0.4729686301</text:p>
          </table:table-cell>
          <table:table-cell office:value-type="float" office:value="-0.457499883683419" calcext:value-type="float">
            <text:p>-0.457499883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60994649930064" calcext:value-type="float">
            <text:p>0.0046099465</text:p>
          </table:table-cell>
          <table:table-cell office:value-type="float" office:value="0.00214496047643062" calcext:value-type="float">
            <text:p>0.0021449605</text:p>
          </table:table-cell>
          <table:table-cell office:value-type="float" office:value="0.00284101921230828" calcext:value-type="float">
            <text:p>0.002841019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16666666666667" calcext:value-type="float">
            <text:p>0.5166666667</text:p>
          </table:table-cell>
          <table:table-cell office:value-type="string" calcext:value-type="string">
            <text:p>y</text:p>
          </table:table-cell>
          <table:table-cell office:value-type="float" office:value="0.174061173724886" calcext:value-type="float">
            <text:p>0.1740611737</text:p>
          </table:table-cell>
          <table:table-cell office:value-type="float" office:value="-0.181648827821203" calcext:value-type="float">
            <text:p>-0.1816488278</text:p>
          </table:table-cell>
          <table:table-cell office:value-type="float" office:value="0.00314482783289829" calcext:value-type="float">
            <text:p>0.003144827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31924464829093" calcext:value-type="float">
            <text:p>0.0009319245</text:p>
          </table:table-cell>
          <table:table-cell office:value-type="float" office:value="0.0119863079348413" calcext:value-type="float">
            <text:p>0.0119863079</text:p>
          </table:table-cell>
          <table:table-cell office:value-type="float" office:value="0.0115329871962779" calcext:value-type="float">
            <text:p>0.011532987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x</text:p>
          </table:table-cell>
          <table:table-cell office:value-type="float" office:value="-0.0858428904201152" calcext:value-type="float">
            <text:p>-0.0858428904</text:p>
          </table:table-cell>
          <table:table-cell table:style-name="Default" office:value-type="float" office:value="-0.472968630106615" calcext:value-type="float">
            <text:p>-0.4729686301</text:p>
          </table:table-cell>
          <table:table-cell table:style-name="ce3" office:value-type="float" office:value="-0.457499883683419" calcext:value-type="float">
            <text:p>-0.457499883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60994649930064" calcext:value-type="float">
            <text:p>0.0046099465</text:p>
          </table:table-cell>
          <table:table-cell table:style-name="Default" office:value-type="float" office:value="0.00214496047643062" calcext:value-type="float">
            <text:p>0.0021449605</text:p>
          </table:table-cell>
          <table:table-cell table:style-name="ce3" office:value-type="float" office:value="0.00284101921230828" calcext:value-type="float">
            <text:p>0.002841019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y</text:p>
          </table:table-cell>
          <table:table-cell office:value-type="float" office:value="0.174061173724886" calcext:value-type="float">
            <text:p>0.1740611737</text:p>
          </table:table-cell>
          <table:table-cell table:style-name="Default" office:value-type="float" office:value="-0.181648827821203" calcext:value-type="float">
            <text:p>-0.1816488278</text:p>
          </table:table-cell>
          <table:table-cell table:style-name="ce3" office:value-type="float" office:value="0.00314482783289829" calcext:value-type="float">
            <text:p>0.003144827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31924464829093" calcext:value-type="float">
            <text:p>0.0009319245</text:p>
          </table:table-cell>
          <table:table-cell table:style-name="Default" office:value-type="float" office:value="0.0119863079348413" calcext:value-type="float">
            <text:p>0.0119863079</text:p>
          </table:table-cell>
          <table:table-cell table:style-name="ce3" office:value-type="float" office:value="0.0115329871962779" calcext:value-type="float">
            <text:p>0.011532987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340625" calcext:value-type="float">
            <text:p>0.034062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x</text:p>
          </table:table-cell>
          <table:table-cell office:value-type="float" office:value="-0.0858428904201152" calcext:value-type="float">
            <text:p>-0.0858428904</text:p>
          </table:table-cell>
          <table:table-cell office:value-type="float" office:value="-0.48902923459509" calcext:value-type="float">
            <text:p>-0.4890292346</text:p>
          </table:table-cell>
          <table:table-cell office:value-type="float" office:value="-0.454703026926173" calcext:value-type="float">
            <text:p>-0.454703026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60994649930064" calcext:value-type="float">
            <text:p>0.0046099465</text:p>
          </table:table-cell>
          <table:table-cell office:value-type="float" office:value="0.00158659447927486" calcext:value-type="float">
            <text:p>0.0015865945</text:p>
          </table:table-cell>
          <table:table-cell office:value-type="float" office:value="0.00279594499148989" calcext:value-type="float">
            <text:p>0.00279594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340625" calcext:value-type="float">
            <text:p>0.034062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</text:p>
          </table:table-cell>
          <table:table-cell office:value-type="float" office:value="0.174061173724886" calcext:value-type="float">
            <text:p>0.1740611737</text:p>
          </table:table-cell>
          <table:table-cell office:value-type="float" office:value="-0.157459935956625" calcext:value-type="float">
            <text:p>-0.157459936</text:p>
          </table:table-cell>
          <table:table-cell office:value-type="float" office:value="0.00641759187871301" calcext:value-type="float">
            <text:p>0.006417591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31924464829093" calcext:value-type="float">
            <text:p>0.0009319245</text:p>
          </table:table-cell>
          <table:table-cell office:value-type="float" office:value="0.0113892851494683" calcext:value-type="float">
            <text:p>0.0113892851</text:p>
          </table:table-cell>
          <table:table-cell office:value-type="float" office:value="0.01182901517769" calcext:value-type="float">
            <text:p>0.011829015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83333333333333" calcext:value-type="float">
            <text:p>0.3833333333</text:p>
          </table:table-cell>
          <table:table-cell office:value-type="string" calcext:value-type="string">
            <text:p>x</text:p>
          </table:table-cell>
          <table:table-cell office:value-type="float" office:value="-0.0858428904201152" calcext:value-type="float">
            <text:p>-0.0858428904</text:p>
          </table:table-cell>
          <table:table-cell table:style-name="Default" office:value-type="float" office:value="-0.499915168294774" calcext:value-type="float">
            <text:p>-0.4999151683</text:p>
          </table:table-cell>
          <table:table-cell table:style-name="ce3" office:value-type="float" office:value="-0.453855173337295" calcext:value-type="float">
            <text:p>-0.453855173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60994649930064" calcext:value-type="float">
            <text:p>0.0046099465</text:p>
          </table:table-cell>
          <table:table-cell table:style-name="Default" office:value-type="float" office:value="0.000875602502388849" calcext:value-type="float">
            <text:p>0.0008756025</text:p>
          </table:table-cell>
          <table:table-cell table:style-name="ce3" office:value-type="float" office:value="0.00314516632740133" calcext:value-type="float">
            <text:p>0.003145166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83333333333333" calcext:value-type="float">
            <text:p>0.3833333333</text:p>
          </table:table-cell>
          <table:table-cell office:value-type="string" calcext:value-type="string">
            <text:p>y</text:p>
          </table:table-cell>
          <table:table-cell office:value-type="float" office:value="0.174061173724886" calcext:value-type="float">
            <text:p>0.1740611737</text:p>
          </table:table-cell>
          <table:table-cell table:style-name="Default" office:value-type="float" office:value="-0.12579594014034" calcext:value-type="float">
            <text:p>-0.1257959401</text:p>
          </table:table-cell>
          <table:table-cell table:style-name="ce3" office:value-type="float" office:value="0.0192334358235353" calcext:value-type="float">
            <text:p>0.019233435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31924464829093" calcext:value-type="float">
            <text:p>0.0009319245</text:p>
          </table:table-cell>
          <table:table-cell table:style-name="Default" office:value-type="float" office:value="0.0079707224461299" calcext:value-type="float">
            <text:p>0.0079707224</text:p>
          </table:table-cell>
          <table:table-cell table:style-name="ce3" office:value-type="float" office:value="0.011915529394394" calcext:value-type="float">
            <text:p>0.011915529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5787435855708" calcext:value-type="float">
            <text:p>-0.2057874359</text:p>
          </table:table-cell>
          <table:table-cell office:value-type="float" office:value="-0.311422776755574" calcext:value-type="float">
            <text:p>-0.3114227768</text:p>
          </table:table-cell>
          <table:table-cell office:value-type="float" office:value="-0.497192805483777" calcext:value-type="float">
            <text:p>-0.497192805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334864264047199" calcext:value-type="float">
            <text:p>0.0334864264</text:p>
          </table:table-cell>
          <table:table-cell office:value-type="float" office:value="0.0472821056561515" calcext:value-type="float">
            <text:p>0.0472821057</text:p>
          </table:table-cell>
          <table:table-cell office:value-type="float" office:value="0.0590212909560851" calcext:value-type="float">
            <text:p>0.05902129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781657403872301" calcext:value-type="float">
            <text:p>0.0781657404</text:p>
          </table:table-cell>
          <table:table-cell office:value-type="float" office:value="-0.146259555241465" calcext:value-type="float">
            <text:p>-0.1462595552</text:p>
          </table:table-cell>
          <table:table-cell office:value-type="float" office:value="-0.0161942408751212" calcext:value-type="float">
            <text:p>-0.016194240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29118724866514" calcext:value-type="float">
            <text:p>0.0229118725</text:p>
          </table:table-cell>
          <table:table-cell office:value-type="float" office:value="0.03121606288507" calcext:value-type="float">
            <text:p>0.0312160629</text:p>
          </table:table-cell>
          <table:table-cell office:value-type="float" office:value="0.0412279248679654" calcext:value-type="float">
            <text:p>0.041227924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5787435855708" calcext:value-type="float">
            <text:p>-0.2057874359</text:p>
          </table:table-cell>
          <table:table-cell table:style-name="Default" office:value-type="float" office:value="-0.311422776755574" calcext:value-type="float">
            <text:p>-0.3114227768</text:p>
          </table:table-cell>
          <table:table-cell table:style-name="ce3" office:value-type="float" office:value="-0.44219999648844" calcext:value-type="float">
            <text:p>-0.442199996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334864264047199" calcext:value-type="float">
            <text:p>0.0334864264</text:p>
          </table:table-cell>
          <table:table-cell table:style-name="Default" office:value-type="float" office:value="0.0472821056561515" calcext:value-type="float">
            <text:p>0.0472821057</text:p>
          </table:table-cell>
          <table:table-cell table:style-name="ce3" office:value-type="float" office:value="0.104259450027211" calcext:value-type="float">
            <text:p>0.1042594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781657403872301" calcext:value-type="float">
            <text:p>0.0781657404</text:p>
          </table:table-cell>
          <table:table-cell table:style-name="Default" office:value-type="float" office:value="-0.146259555241465" calcext:value-type="float">
            <text:p>-0.1462595552</text:p>
          </table:table-cell>
          <table:table-cell table:style-name="ce3" office:value-type="float" office:value="0.00428688428291176" calcext:value-type="float">
            <text:p>0.004286884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29118724866514" calcext:value-type="float">
            <text:p>0.0229118725</text:p>
          </table:table-cell>
          <table:table-cell table:style-name="Default" office:value-type="float" office:value="0.03121606288507" calcext:value-type="float">
            <text:p>0.0312160629</text:p>
          </table:table-cell>
          <table:table-cell table:style-name="ce3" office:value-type="float" office:value="0.046043026973963" calcext:value-type="float">
            <text:p>0.04604302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x</text:p>
          </table:table-cell>
          <table:table-cell office:value-type="float" office:value="-0.231002407038121" calcext:value-type="float">
            <text:p>-0.231002407</text:p>
          </table:table-cell>
          <table:table-cell office:value-type="float" office:value="-0.349744559674104" calcext:value-type="float">
            <text:p>-0.3497445597</text:p>
          </table:table-cell>
          <table:table-cell office:value-type="float" office:value="-0.547089160656389" calcext:value-type="float">
            <text:p>-0.547089160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14845781434121" calcext:value-type="float">
            <text:p>0.0214845781</text:p>
          </table:table-cell>
          <table:table-cell office:value-type="float" office:value="0.0111646596278543" calcext:value-type="float">
            <text:p>0.0111646596</text:p>
          </table:table-cell>
          <table:table-cell office:value-type="float" office:value="0.0104190167278934" calcext:value-type="float">
            <text:p>0.010419016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y</text:p>
          </table:table-cell>
          <table:table-cell office:value-type="float" office:value="0.0834977373252696" calcext:value-type="float">
            <text:p>0.0834977373</text:p>
          </table:table-cell>
          <table:table-cell office:value-type="float" office:value="-0.190148881535526" calcext:value-type="float">
            <text:p>-0.1901488815</text:p>
          </table:table-cell>
          <table:table-cell office:value-type="float" office:value="0.0407831967780109" calcext:value-type="float">
            <text:p>0.040783196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02848127857603" calcext:value-type="float">
            <text:p>0.0202848128</text:p>
          </table:table-cell>
          <table:table-cell office:value-type="float" office:value="0.0174636846436702" calcext:value-type="float">
            <text:p>0.0174636846</text:p>
          </table:table-cell>
          <table:table-cell office:value-type="float" office:value="0.0278544696438649" calcext:value-type="float">
            <text:p>0.027854469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17" calcext:value-type="float">
            <text:p>0.17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x</text:p>
          </table:table-cell>
          <table:table-cell office:value-type="float" office:value="-0.226610297979099" calcext:value-type="float">
            <text:p>-0.226610298</text:p>
          </table:table-cell>
          <table:table-cell table:style-name="Default" office:value-type="float" office:value="-0.367586927672831" calcext:value-type="float">
            <text:p>-0.3675869277</text:p>
          </table:table-cell>
          <table:table-cell table:style-name="ce3" office:value-type="float" office:value="-0.547707477696405" calcext:value-type="float">
            <text:p>-0.547707477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53231642291303" calcext:value-type="float">
            <text:p>0.0253231642</text:p>
          </table:table-cell>
          <table:table-cell table:style-name="Default" office:value-type="float" office:value="0.0146451961847049" calcext:value-type="float">
            <text:p>0.0146451962</text:p>
          </table:table-cell>
          <table:table-cell table:style-name="ce3" office:value-type="float" office:value="0.0100095539859" calcext:value-type="float">
            <text:p>0.01000955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17" calcext:value-type="float">
            <text:p>0.17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y</text:p>
          </table:table-cell>
          <table:table-cell office:value-type="float" office:value="0.081777807414716" calcext:value-type="float">
            <text:p>0.0817778074</text:p>
          </table:table-cell>
          <table:table-cell table:style-name="Default" office:value-type="float" office:value="-0.190208087670622" calcext:value-type="float">
            <text:p>-0.1902080877</text:p>
          </table:table-cell>
          <table:table-cell table:style-name="ce3" office:value-type="float" office:value="0.0148335926624805" calcext:value-type="float">
            <text:p>0.014833592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06757327585507" calcext:value-type="float">
            <text:p>0.0206757328</text:p>
          </table:table-cell>
          <table:table-cell table:style-name="Default" office:value-type="float" office:value="0.017678611074403" calcext:value-type="float">
            <text:p>0.0176786111</text:p>
          </table:table-cell>
          <table:table-cell table:style-name="ce3" office:value-type="float" office:value="0.034092792387893" calcext:value-type="float">
            <text:p>0.034092792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45454545454545" calcext:value-type="float">
            <text:p>0.5454545455</text:p>
          </table:table-cell>
          <table:table-cell office:value-type="string" calcext:value-type="string">
            <text:p>x</text:p>
          </table:table-cell>
          <table:table-cell office:value-type="float" office:value="-0.243264222246446" calcext:value-type="float">
            <text:p>-0.2432642222</text:p>
          </table:table-cell>
          <table:table-cell office:value-type="float" office:value="-0.351940768011275" calcext:value-type="float">
            <text:p>-0.351940768</text:p>
          </table:table-cell>
          <table:table-cell office:value-type="float" office:value="-0.554365301861478" calcext:value-type="float">
            <text:p>-0.554365301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00274851223722" calcext:value-type="float">
            <text:p>0.0200274851</text:p>
          </table:table-cell>
          <table:table-cell office:value-type="float" office:value="0.0128776118779844" calcext:value-type="float">
            <text:p>0.0128776119</text:p>
          </table:table-cell>
          <table:table-cell office:value-type="float" office:value="0.0107157859962907" calcext:value-type="float">
            <text:p>0.01071578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45454545454545" calcext:value-type="float">
            <text:p>0.5454545455</text:p>
          </table:table-cell>
          <table:table-cell office:value-type="string" calcext:value-type="string">
            <text:p>y</text:p>
          </table:table-cell>
          <table:table-cell office:value-type="float" office:value="0.0575558586133509" calcext:value-type="float">
            <text:p>0.0575558586</text:p>
          </table:table-cell>
          <table:table-cell office:value-type="float" office:value="-0.22274456842343" calcext:value-type="float">
            <text:p>-0.2227445684</text:p>
          </table:table-cell>
          <table:table-cell office:value-type="float" office:value="0.0266072234934847" calcext:value-type="float">
            <text:p>0.026607223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3557766651789" calcext:value-type="float">
            <text:p>0.0183557767</text:p>
          </table:table-cell>
          <table:table-cell office:value-type="float" office:value="0.00467279973679585" calcext:value-type="float">
            <text:p>0.0046727997</text:p>
          </table:table-cell>
          <table:table-cell office:value-type="float" office:value="0.0260574261221815" calcext:value-type="float">
            <text:p>0.026057426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7" calcext:value-type="float">
            <text:p>0.07</text:p>
          </table:table-cell>
          <table:table-cell office:value-type="float" office:value="0.575757575757576" calcext:value-type="float">
            <text:p>0.5757575758</text:p>
          </table:table-cell>
          <table:table-cell office:value-type="string" calcext:value-type="string">
            <text:p>x</text:p>
          </table:table-cell>
          <table:table-cell office:value-type="float" office:value="-0.302029764885645" calcext:value-type="float">
            <text:p>-0.3020297649</text:p>
          </table:table-cell>
          <table:table-cell table:style-name="Default" office:value-type="float" office:value="-0.340763830075967" calcext:value-type="float">
            <text:p>-0.3407638301</text:p>
          </table:table-cell>
          <table:table-cell table:style-name="ce3" office:value-type="float" office:value="-0.550839159102603" calcext:value-type="float">
            <text:p>-0.550839159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0744524490151" calcext:value-type="float">
            <text:p>0.0034074452</text:p>
          </table:table-cell>
          <table:table-cell table:style-name="Default" office:value-type="float" office:value="0.012517842391488" calcext:value-type="float">
            <text:p>0.0125178424</text:p>
          </table:table-cell>
          <table:table-cell table:style-name="ce3" office:value-type="float" office:value="0.0123489247499762" calcext:value-type="float">
            <text:p>0.012348924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7" calcext:value-type="float">
            <text:p>0.07</text:p>
          </table:table-cell>
          <table:table-cell office:value-type="float" office:value="0.575757575757576" calcext:value-type="float">
            <text:p>0.5757575758</text:p>
          </table:table-cell>
          <table:table-cell office:value-type="string" calcext:value-type="string">
            <text:p>y</text:p>
          </table:table-cell>
          <table:table-cell office:value-type="float" office:value="0.104683328645579" calcext:value-type="float">
            <text:p>0.1046833286</text:p>
          </table:table-cell>
          <table:table-cell table:style-name="Default" office:value-type="float" office:value="-0.230664733125271" calcext:value-type="float">
            <text:p>-0.2306647331</text:p>
          </table:table-cell>
          <table:table-cell table:style-name="ce3" office:value-type="float" office:value="0.00268553341931835" calcext:value-type="float">
            <text:p>0.002685533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404762568670515" calcext:value-type="float">
            <text:p>0.0004047626</text:p>
          </table:table-cell>
          <table:table-cell table:style-name="Default" office:value-type="float" office:value="0.00413749109219405" calcext:value-type="float">
            <text:p>0.0041374911</text:p>
          </table:table-cell>
          <table:table-cell table:style-name="ce3" office:value-type="float" office:value="0.0257458227624787" calcext:value-type="float">
            <text:p>0.025745822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93939393939394" calcext:value-type="float">
            <text:p>0.3939393939</text:p>
          </table:table-cell>
          <table:table-cell office:value-type="string" calcext:value-type="string">
            <text:p>x</text:p>
          </table:table-cell>
          <table:table-cell office:value-type="float" office:value="-0.278355565517525" calcext:value-type="float">
            <text:p>-0.2783555655</text:p>
          </table:table-cell>
          <table:table-cell office:value-type="float" office:value="-0.34058541507195" calcext:value-type="float">
            <text:p>-0.3405854151</text:p>
          </table:table-cell>
          <table:table-cell office:value-type="float" office:value="-0.599890790476203" calcext:value-type="float">
            <text:p>-0.59989079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27705864319258" calcext:value-type="float">
            <text:p>0.0012770586</text:p>
          </table:table-cell>
          <table:table-cell office:value-type="float" office:value="0.0135605131400882" calcext:value-type="float">
            <text:p>0.0135605131</text:p>
          </table:table-cell>
          <table:table-cell office:value-type="float" office:value="0.00186966752704609" calcext:value-type="float">
            <text:p>0.001869667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93939393939394" calcext:value-type="float">
            <text:p>0.3939393939</text:p>
          </table:table-cell>
          <table:table-cell office:value-type="string" calcext:value-type="string">
            <text:p>y</text:p>
          </table:table-cell>
          <table:table-cell office:value-type="float" office:value="0.111000975746019" calcext:value-type="float">
            <text:p>0.1110009757</text:p>
          </table:table-cell>
          <table:table-cell office:value-type="float" office:value="-0.228456679317531" calcext:value-type="float">
            <text:p>-0.2284566793</text:p>
          </table:table-cell>
          <table:table-cell office:value-type="float" office:value="-0.0474748641319563" calcext:value-type="float">
            <text:p>-0.04747486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309215729865131" calcext:value-type="float">
            <text:p>0.0003092157</text:p>
          </table:table-cell>
          <table:table-cell office:value-type="float" office:value="0.0044083369086725" calcext:value-type="float">
            <text:p>0.0044083369</text:p>
          </table:table-cell>
          <table:table-cell office:value-type="float" office:value="0.00328443428302291" calcext:value-type="float">
            <text:p>0.003284434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33333333333333" calcext:value-type="float">
            <text:p>0.3333333333</text:p>
          </table:table-cell>
          <table:table-cell office:value-type="string" calcext:value-type="string">
            <text:p>x</text:p>
          </table:table-cell>
          <table:table-cell office:value-type="float" office:value="-0.278355565517525" calcext:value-type="float">
            <text:p>-0.2783555655</text:p>
          </table:table-cell>
          <table:table-cell table:style-name="Default" office:value-type="float" office:value="-0.34058541507195" calcext:value-type="float">
            <text:p>-0.3405854151</text:p>
          </table:table-cell>
          <table:table-cell table:style-name="ce3" office:value-type="float" office:value="-0.599890790476203" calcext:value-type="float">
            <text:p>-0.59989079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27705864319258" calcext:value-type="float">
            <text:p>0.0012770586</text:p>
          </table:table-cell>
          <table:table-cell table:style-name="Default" office:value-type="float" office:value="0.0135605131400882" calcext:value-type="float">
            <text:p>0.0135605131</text:p>
          </table:table-cell>
          <table:table-cell table:style-name="ce3" office:value-type="float" office:value="0.00186966752704609" calcext:value-type="float">
            <text:p>0.001869667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33333333333333" calcext:value-type="float">
            <text:p>0.3333333333</text:p>
          </table:table-cell>
          <table:table-cell office:value-type="string" calcext:value-type="string">
            <text:p>y</text:p>
          </table:table-cell>
          <table:table-cell office:value-type="float" office:value="0.111000975746019" calcext:value-type="float">
            <text:p>0.1110009757</text:p>
          </table:table-cell>
          <table:table-cell table:style-name="Default" office:value-type="float" office:value="-0.228456679317531" calcext:value-type="float">
            <text:p>-0.2284566793</text:p>
          </table:table-cell>
          <table:table-cell table:style-name="ce3" office:value-type="float" office:value="-0.0474748641319563" calcext:value-type="float">
            <text:p>-0.04747486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309215729865131" calcext:value-type="float">
            <text:p>0.0003092157</text:p>
          </table:table-cell>
          <table:table-cell table:style-name="Default" office:value-type="float" office:value="0.0044083369086725" calcext:value-type="float">
            <text:p>0.0044083369</text:p>
          </table:table-cell>
          <table:table-cell table:style-name="ce3" office:value-type="float" office:value="0.00328443428302291" calcext:value-type="float">
            <text:p>0.003284434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992386227382651" calcext:value-type="float">
            <text:p>-0.0992386227</text:p>
          </table:table-cell>
          <table:table-cell office:value-type="float" office:value="-0.424035522756594" calcext:value-type="float">
            <text:p>-0.4240355228</text:p>
          </table:table-cell>
          <table:table-cell office:value-type="float" office:value="-0.464627534922836" calcext:value-type="float">
            <text:p>-0.464627534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82891847599813" calcext:value-type="float">
            <text:p>0.0098289185</text:p>
          </table:table-cell>
          <table:table-cell office:value-type="float" office:value="0.0107738885462164" calcext:value-type="float">
            <text:p>0.0107738885</text:p>
          </table:table-cell>
          <table:table-cell office:value-type="float" office:value="0.0060031229161561" calcext:value-type="float">
            <text:p>0.006003122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4707104932933" calcext:value-type="float">
            <text:p>0.1647071049</text:p>
          </table:table-cell>
          <table:table-cell office:value-type="float" office:value="-0.189991208199879" calcext:value-type="float">
            <text:p>-0.1899912082</text:p>
          </table:table-cell>
          <table:table-cell office:value-type="float" office:value="-0.00677216481286816" calcext:value-type="float">
            <text:p>-0.006772164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52384511064833" calcext:value-type="float">
            <text:p>0.0025238451</text:p>
          </table:table-cell>
          <table:table-cell office:value-type="float" office:value="0.019155708986493" calcext:value-type="float">
            <text:p>0.019155709</text:p>
          </table:table-cell>
          <table:table-cell office:value-type="float" office:value="0.0195355423077633" calcext:value-type="float">
            <text:p>0.019535542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992386227382651" calcext:value-type="float">
            <text:p>-0.0992386227</text:p>
          </table:table-cell>
          <table:table-cell table:style-name="Default" office:value-type="float" office:value="-0.424035522756594" calcext:value-type="float">
            <text:p>-0.4240355228</text:p>
          </table:table-cell>
          <table:table-cell table:style-name="ce3" office:value-type="float" office:value="-0.455060873135045" calcext:value-type="float">
            <text:p>-0.455060873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82891847599813" calcext:value-type="float">
            <text:p>0.0098289185</text:p>
          </table:table-cell>
          <table:table-cell table:style-name="Default" office:value-type="float" office:value="0.0107738885462164" calcext:value-type="float">
            <text:p>0.0107738885</text:p>
          </table:table-cell>
          <table:table-cell table:style-name="ce3" office:value-type="float" office:value="0.0116721224719972" calcext:value-type="float">
            <text:p>0.011672122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4707104932933" calcext:value-type="float">
            <text:p>0.1647071049</text:p>
          </table:table-cell>
          <table:table-cell table:style-name="Default" office:value-type="float" office:value="-0.189991208199879" calcext:value-type="float">
            <text:p>-0.1899912082</text:p>
          </table:table-cell>
          <table:table-cell table:style-name="ce3" office:value-type="float" office:value="-0.00466669123932103" calcext:value-type="float">
            <text:p>-0.004666691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52384511064833" calcext:value-type="float">
            <text:p>0.0025238451</text:p>
          </table:table-cell>
          <table:table-cell table:style-name="Default" office:value-type="float" office:value="0.019155708986493" calcext:value-type="float">
            <text:p>0.019155709</text:p>
          </table:table-cell>
          <table:table-cell table:style-name="ce3" office:value-type="float" office:value="0.0194997331107436" calcext:value-type="float">
            <text:p>0.019499733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46031746031746" calcext:value-type="float">
            <text:p>0.746031746</text:p>
          </table:table-cell>
          <table:table-cell office:value-type="string" calcext:value-type="string">
            <text:p>x</text:p>
          </table:table-cell>
          <table:table-cell office:value-type="float" office:value="-0.0877718182460767" calcext:value-type="float">
            <text:p>-0.0877718182</text:p>
          </table:table-cell>
          <table:table-cell office:value-type="float" office:value="-0.451024541582637" calcext:value-type="float">
            <text:p>-0.4510245416</text:p>
          </table:table-cell>
          <table:table-cell office:value-type="float" office:value="-0.478618791243803" calcext:value-type="float">
            <text:p>-0.478618791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90528536186864" calcext:value-type="float">
            <text:p>0.0059052854</text:p>
          </table:table-cell>
          <table:table-cell office:value-type="float" office:value="0.00396573788405809" calcext:value-type="float">
            <text:p>0.0039657379</text:p>
          </table:table-cell>
          <table:table-cell office:value-type="float" office:value="0.00411937504727854" calcext:value-type="float">
            <text:p>0.00411937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46031746031746" calcext:value-type="float">
            <text:p>0.746031746</text:p>
          </table:table-cell>
          <table:table-cell office:value-type="string" calcext:value-type="string">
            <text:p>y</text:p>
          </table:table-cell>
          <table:table-cell office:value-type="float" office:value="0.170260157293015" calcext:value-type="float">
            <text:p>0.1702601573</text:p>
          </table:table-cell>
          <table:table-cell office:value-type="float" office:value="-0.209556088542362" calcext:value-type="float">
            <text:p>-0.2095560885</text:p>
          </table:table-cell>
          <table:table-cell office:value-type="float" office:value="-0.0166667209723368" calcext:value-type="float">
            <text:p>-0.0166667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67954284979135" calcext:value-type="float">
            <text:p>0.0009679543</text:p>
          </table:table-cell>
          <table:table-cell office:value-type="float" office:value="0.0103794284971088" calcext:value-type="float">
            <text:p>0.0103794285</text:p>
          </table:table-cell>
          <table:table-cell office:value-type="float" office:value="0.012706398082228" calcext:value-type="float">
            <text:p>0.012706398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77777777777778" calcext:value-type="float">
            <text:p>0.7777777778</text:p>
          </table:table-cell>
          <table:table-cell office:value-type="string" calcext:value-type="string">
            <text:p>x</text:p>
          </table:table-cell>
          <table:table-cell office:value-type="float" office:value="-0.0877718182460767" calcext:value-type="float">
            <text:p>-0.0877718182</text:p>
          </table:table-cell>
          <table:table-cell table:style-name="Default" office:value-type="float" office:value="-0.451024541582637" calcext:value-type="float">
            <text:p>-0.4510245416</text:p>
          </table:table-cell>
          <table:table-cell table:style-name="ce3" office:value-type="float" office:value="-0.478618791243803" calcext:value-type="float">
            <text:p>-0.478618791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90528536186864" calcext:value-type="float">
            <text:p>0.0059052854</text:p>
          </table:table-cell>
          <table:table-cell table:style-name="Default" office:value-type="float" office:value="0.00396573788405809" calcext:value-type="float">
            <text:p>0.0039657379</text:p>
          </table:table-cell>
          <table:table-cell table:style-name="ce3" office:value-type="float" office:value="0.00411937504727854" calcext:value-type="float">
            <text:p>0.00411937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77777777777778" calcext:value-type="float">
            <text:p>0.7777777778</text:p>
          </table:table-cell>
          <table:table-cell office:value-type="string" calcext:value-type="string">
            <text:p>y</text:p>
          </table:table-cell>
          <table:table-cell office:value-type="float" office:value="0.170260157293015" calcext:value-type="float">
            <text:p>0.1702601573</text:p>
          </table:table-cell>
          <table:table-cell table:style-name="Default" office:value-type="float" office:value="-0.209556088542362" calcext:value-type="float">
            <text:p>-0.2095560885</text:p>
          </table:table-cell>
          <table:table-cell table:style-name="ce3" office:value-type="float" office:value="-0.0166667209723368" calcext:value-type="float">
            <text:p>-0.0166667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67954284979135" calcext:value-type="float">
            <text:p>0.0009679543</text:p>
          </table:table-cell>
          <table:table-cell table:style-name="Default" office:value-type="float" office:value="0.0103794284971088" calcext:value-type="float">
            <text:p>0.0103794285</text:p>
          </table:table-cell>
          <table:table-cell table:style-name="ce3" office:value-type="float" office:value="0.012706398082228" calcext:value-type="float">
            <text:p>0.012706398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87301587301587" calcext:value-type="float">
            <text:p>0.5873015873</text:p>
          </table:table-cell>
          <table:table-cell office:value-type="string" calcext:value-type="string">
            <text:p>x</text:p>
          </table:table-cell>
          <table:table-cell office:value-type="float" office:value="-0.0898310778628674" calcext:value-type="float">
            <text:p>-0.0898310779</text:p>
          </table:table-cell>
          <table:table-cell office:value-type="float" office:value="-0.464696044727898" calcext:value-type="float">
            <text:p>-0.4646960447</text:p>
          </table:table-cell>
          <table:table-cell office:value-type="float" office:value="-0.489701326152969" calcext:value-type="float">
            <text:p>-0.489701326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42719282778136" calcext:value-type="float">
            <text:p>0.0054271928</text:p>
          </table:table-cell>
          <table:table-cell office:value-type="float" office:value="0.00235705230349099" calcext:value-type="float">
            <text:p>0.0023570523</text:p>
          </table:table-cell>
          <table:table-cell office:value-type="float" office:value="0.00320982839688883" calcext:value-type="float">
            <text:p>0.003209828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87301587301587" calcext:value-type="float">
            <text:p>0.5873015873</text:p>
          </table:table-cell>
          <table:table-cell office:value-type="string" calcext:value-type="string">
            <text:p>y</text:p>
          </table:table-cell>
          <table:table-cell office:value-type="float" office:value="0.171851268680614" calcext:value-type="float">
            <text:p>0.1718512687</text:p>
          </table:table-cell>
          <table:table-cell office:value-type="float" office:value="-0.198631781442563" calcext:value-type="float">
            <text:p>-0.1986317814</text:p>
          </table:table-cell>
          <table:table-cell office:value-type="float" office:value="0.00143565482698558" calcext:value-type="float">
            <text:p>0.001435654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54059598002306" calcext:value-type="float">
            <text:p>0.0008540596</text:p>
          </table:table-cell>
          <table:table-cell office:value-type="float" office:value="0.00993913207974485" calcext:value-type="float">
            <text:p>0.0099391321</text:p>
          </table:table-cell>
          <table:table-cell office:value-type="float" office:value="0.00923292329778357" calcext:value-type="float">
            <text:p>0.009232923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5555555555556" calcext:value-type="float">
            <text:p>0.5555555556</text:p>
          </table:table-cell>
          <table:table-cell office:value-type="string" calcext:value-type="string">
            <text:p>x</text:p>
          </table:table-cell>
          <table:table-cell office:value-type="float" office:value="-0.0927862610373851" calcext:value-type="float">
            <text:p>-0.092786261</text:p>
          </table:table-cell>
          <table:table-cell table:style-name="Default" office:value-type="float" office:value="-0.466565775128493" calcext:value-type="float">
            <text:p>-0.4665657751</text:p>
          </table:table-cell>
          <table:table-cell table:style-name="ce3" office:value-type="float" office:value="-0.495007510884379" calcext:value-type="float">
            <text:p>-0.495007510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04020911590913" calcext:value-type="float">
            <text:p>0.0050402091</text:p>
          </table:table-cell>
          <table:table-cell table:style-name="Default" office:value-type="float" office:value="0.00210971586340884" calcext:value-type="float">
            <text:p>0.0021097159</text:p>
          </table:table-cell>
          <table:table-cell table:style-name="ce3" office:value-type="float" office:value="0.00226456566608675" calcext:value-type="float">
            <text:p>0.002264565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5555555555556" calcext:value-type="float">
            <text:p>0.5555555556</text:p>
          </table:table-cell>
          <table:table-cell office:value-type="string" calcext:value-type="string">
            <text:p>y</text:p>
          </table:table-cell>
          <table:table-cell office:value-type="float" office:value="0.17089153370501" calcext:value-type="float">
            <text:p>0.1708915337</text:p>
          </table:table-cell>
          <table:table-cell table:style-name="Default" office:value-type="float" office:value="-0.19652013968337" calcext:value-type="float">
            <text:p>-0.1965201397</text:p>
          </table:table-cell>
          <table:table-cell table:style-name="ce3" office:value-type="float" office:value="-0.020579847499301" calcext:value-type="float">
            <text:p>-0.020579847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18558063370387" calcext:value-type="float">
            <text:p>0.0008185581</text:p>
          </table:table-cell>
          <table:table-cell table:style-name="Default" office:value-type="float" office:value="0.00842161527521256" calcext:value-type="float">
            <text:p>0.0084216153</text:p>
          </table:table-cell>
          <table:table-cell table:style-name="ce3" office:value-type="float" office:value="0.00763574881731306" calcext:value-type="float">
            <text:p>0.007635748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33333333333333" calcext:value-type="float">
            <text:p>0.3333333333</text:p>
          </table:table-cell>
          <table:table-cell office:value-type="string" calcext:value-type="string">
            <text:p>x</text:p>
          </table:table-cell>
          <table:table-cell office:value-type="float" office:value="-0.0941171369774889" calcext:value-type="float">
            <text:p>-0.094117137</text:p>
          </table:table-cell>
          <table:table-cell office:value-type="float" office:value="-0.4678027989025" calcext:value-type="float">
            <text:p>-0.4678027989</text:p>
          </table:table-cell>
          <table:table-cell office:value-type="float" office:value="-0.501353992621851" calcext:value-type="float">
            <text:p>-0.501353992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90448447521386" calcext:value-type="float">
            <text:p>0.0049044845</text:p>
          </table:table-cell>
          <table:table-cell office:value-type="float" office:value="0.00203625336480511" calcext:value-type="float">
            <text:p>0.0020362534</text:p>
          </table:table-cell>
          <table:table-cell office:value-type="float" office:value="0.00132281211270318" calcext:value-type="float">
            <text:p>0.001322812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33333333333333" calcext:value-type="float">
            <text:p>0.3333333333</text:p>
          </table:table-cell>
          <table:table-cell office:value-type="string" calcext:value-type="string">
            <text:p>y</text:p>
          </table:table-cell>
          <table:table-cell office:value-type="float" office:value="0.169742898961989" calcext:value-type="float">
            <text:p>0.169742899</text:p>
          </table:table-cell>
          <table:table-cell office:value-type="float" office:value="-0.184972313806797" calcext:value-type="float">
            <text:p>-0.1849723138</text:p>
          </table:table-cell>
          <table:table-cell office:value-type="float" office:value="-0.0254048327771022" calcext:value-type="float">
            <text:p>-0.025404832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97028707444229" calcext:value-type="float">
            <text:p>0.0007970287</text:p>
          </table:table-cell>
          <table:table-cell office:value-type="float" office:value="0.00690618516519105" calcext:value-type="float">
            <text:p>0.0069061852</text:p>
          </table:table-cell>
          <table:table-cell office:value-type="float" office:value="0.00699122237571405" calcext:value-type="float">
            <text:p>0.006991222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33333333333333" calcext:value-type="float">
            <text:p>0.3333333333</text:p>
          </table:table-cell>
          <table:table-cell office:value-type="string" calcext:value-type="string">
            <text:p>x</text:p>
          </table:table-cell>
          <table:table-cell office:value-type="float" office:value="-0.0941171369774889" calcext:value-type="float">
            <text:p>-0.094117137</text:p>
          </table:table-cell>
          <table:table-cell table:style-name="Default" office:value-type="float" office:value="-0.4678027989025" calcext:value-type="float">
            <text:p>-0.4678027989</text:p>
          </table:table-cell>
          <table:table-cell table:style-name="ce3" office:value-type="float" office:value="-0.501353992621851" calcext:value-type="float">
            <text:p>-0.501353992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90448447521386" calcext:value-type="float">
            <text:p>0.0049044845</text:p>
          </table:table-cell>
          <table:table-cell table:style-name="Default" office:value-type="float" office:value="0.00203625336480511" calcext:value-type="float">
            <text:p>0.0020362534</text:p>
          </table:table-cell>
          <table:table-cell table:style-name="ce3" office:value-type="float" office:value="0.00132281211270318" calcext:value-type="float">
            <text:p>0.001322812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33333333333333" calcext:value-type="float">
            <text:p>0.3333333333</text:p>
          </table:table-cell>
          <table:table-cell office:value-type="string" calcext:value-type="string">
            <text:p>y</text:p>
          </table:table-cell>
          <table:table-cell office:value-type="float" office:value="0.169742898961989" calcext:value-type="float">
            <text:p>0.169742899</text:p>
          </table:table-cell>
          <table:table-cell table:style-name="Default" office:value-type="float" office:value="-0.184972313806797" calcext:value-type="float">
            <text:p>-0.1849723138</text:p>
          </table:table-cell>
          <table:table-cell table:style-name="ce3" office:value-type="float" office:value="-0.0254048327771022" calcext:value-type="float">
            <text:p>-0.025404832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97028707444229" calcext:value-type="float">
            <text:p>0.0007970287</text:p>
          </table:table-cell>
          <table:table-cell table:style-name="Default" office:value-type="float" office:value="0.00690618516519105" calcext:value-type="float">
            <text:p>0.0069061852</text:p>
          </table:table-cell>
          <table:table-cell table:style-name="ce3" office:value-type="float" office:value="0.00699122237571405" calcext:value-type="float">
            <text:p>0.006991222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93057324427268" calcext:value-type="float">
            <text:p>-0.1930573244</text:p>
          </table:table-cell>
          <table:table-cell office:value-type="float" office:value="-0.274208540850252" calcext:value-type="float">
            <text:p>-0.2742085409</text:p>
          </table:table-cell>
          <table:table-cell office:value-type="float" office:value="-0.520720478996186" calcext:value-type="float">
            <text:p>-0.52072047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440802793315045" calcext:value-type="float">
            <text:p>0.0440802793</text:p>
          </table:table-cell>
          <table:table-cell office:value-type="float" office:value="0.0641005793006427" calcext:value-type="float">
            <text:p>0.0641005793</text:p>
          </table:table-cell>
          <table:table-cell office:value-type="float" office:value="0.0491674974821125" calcext:value-type="float">
            <text:p>0.049167497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26256845298451" calcext:value-type="float">
            <text:p>0.1262568453</text:p>
          </table:table-cell>
          <table:table-cell office:value-type="float" office:value="-0.128050266301116" calcext:value-type="float">
            <text:p>-0.1280502663</text:p>
          </table:table-cell>
          <table:table-cell office:value-type="float" office:value="-0.0145796602660374" calcext:value-type="float">
            <text:p>-0.014579660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99922737341766" calcext:value-type="float">
            <text:p>0.0199922737</text:p>
          </table:table-cell>
          <table:table-cell office:value-type="float" office:value="0.0290084516515687" calcext:value-type="float">
            <text:p>0.0290084517</text:p>
          </table:table-cell>
          <table:table-cell office:value-type="float" office:value="0.0233363613195623" calcext:value-type="float">
            <text:p>0.023336361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93057324427268" calcext:value-type="float">
            <text:p>-0.1930573244</text:p>
          </table:table-cell>
          <table:table-cell table:style-name="Default" office:value-type="float" office:value="-0.274208540850252" calcext:value-type="float">
            <text:p>-0.2742085409</text:p>
          </table:table-cell>
          <table:table-cell table:style-name="ce3" office:value-type="float" office:value="-0.44109684929476" calcext:value-type="float">
            <text:p>-0.441096849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440802793315045" calcext:value-type="float">
            <text:p>0.0440802793</text:p>
          </table:table-cell>
          <table:table-cell table:style-name="Default" office:value-type="float" office:value="0.0641005793006427" calcext:value-type="float">
            <text:p>0.0641005793</text:p>
          </table:table-cell>
          <table:table-cell table:style-name="ce3" office:value-type="float" office:value="0.0938367373943896" calcext:value-type="float">
            <text:p>0.093836737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26256845298451" calcext:value-type="float">
            <text:p>0.1262568453</text:p>
          </table:table-cell>
          <table:table-cell table:style-name="Default" office:value-type="float" office:value="-0.128050266301116" calcext:value-type="float">
            <text:p>-0.1280502663</text:p>
          </table:table-cell>
          <table:table-cell table:style-name="ce3" office:value-type="float" office:value="0.0123445318893005" calcext:value-type="float">
            <text:p>0.012344531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99922737341766" calcext:value-type="float">
            <text:p>0.0199922737</text:p>
          </table:table-cell>
          <table:table-cell table:style-name="Default" office:value-type="float" office:value="0.0290084516515687" calcext:value-type="float">
            <text:p>0.0290084517</text:p>
          </table:table-cell>
          <table:table-cell table:style-name="ce3" office:value-type="float" office:value="0.0493585467879793" calcext:value-type="float">
            <text:p>0.049358546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.12" calcext:value-type="float">
            <text:p>0.12</text:p>
          </table:table-cell>
          <table:table-cell office:value-type="float" office:value="0.743589743589744" calcext:value-type="float">
            <text:p>0.7435897436</text:p>
          </table:table-cell>
          <table:table-cell office:value-type="string" calcext:value-type="string">
            <text:p>x</text:p>
          </table:table-cell>
          <table:table-cell office:value-type="float" office:value="-0.192719020495025" calcext:value-type="float">
            <text:p>-0.1927190205</text:p>
          </table:table-cell>
          <table:table-cell office:value-type="float" office:value="-0.339015802959888" calcext:value-type="float">
            <text:p>-0.339015803</text:p>
          </table:table-cell>
          <table:table-cell office:value-type="float" office:value="-0.588512909244984" calcext:value-type="float">
            <text:p>-0.588512909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89789905345591" calcext:value-type="float">
            <text:p>0.0289789905</text:p>
          </table:table-cell>
          <table:table-cell office:value-type="float" office:value="0.0319599850192365" calcext:value-type="float">
            <text:p>0.031959985</text:p>
          </table:table-cell>
          <table:table-cell office:value-type="float" office:value="0.00746275543515291" calcext:value-type="float">
            <text:p>0.007462755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.12" calcext:value-type="float">
            <text:p>0.12</text:p>
          </table:table-cell>
          <table:table-cell office:value-type="float" office:value="0.743589743589744" calcext:value-type="float">
            <text:p>0.7435897436</text:p>
          </table:table-cell>
          <table:table-cell office:value-type="string" calcext:value-type="string">
            <text:p>y</text:p>
          </table:table-cell>
          <table:table-cell office:value-type="float" office:value="0.147543219326463" calcext:value-type="float">
            <text:p>0.1475432193</text:p>
          </table:table-cell>
          <table:table-cell office:value-type="float" office:value="-0.182351535103617" calcext:value-type="float">
            <text:p>-0.1823515351</text:p>
          </table:table-cell>
          <table:table-cell office:value-type="float" office:value="-0.0221961397316323" calcext:value-type="float">
            <text:p>-0.022196139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76575902469183" calcext:value-type="float">
            <text:p>0.009765759</text:p>
          </table:table-cell>
          <table:table-cell office:value-type="float" office:value="0.00868244820373691" calcext:value-type="float">
            <text:p>0.0086824482</text:p>
          </table:table-cell>
          <table:table-cell office:value-type="float" office:value="0.0112446753847123" calcext:value-type="float">
            <text:p>0.011244675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2" calcext:value-type="float">
            <text:p>0.22</text:p>
          </table:table-cell>
          <table:table-cell office:value-type="float" office:value="0.769230769230769" calcext:value-type="float">
            <text:p>0.7692307692</text:p>
          </table:table-cell>
          <table:table-cell office:value-type="string" calcext:value-type="string">
            <text:p>x</text:p>
          </table:table-cell>
          <table:table-cell office:value-type="float" office:value="-0.193057324427268" calcext:value-type="float">
            <text:p>-0.1930573244</text:p>
          </table:table-cell>
          <table:table-cell table:style-name="Default" office:value-type="float" office:value="-0.284528172666468" calcext:value-type="float">
            <text:p>-0.2845281727</text:p>
          </table:table-cell>
          <table:table-cell table:style-name="ce3" office:value-type="float" office:value="-0.575398362346984" calcext:value-type="float">
            <text:p>-0.575398362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440802793315045" calcext:value-type="float">
            <text:p>0.0440802793</text:p>
          </table:table-cell>
          <table:table-cell table:style-name="Default" office:value-type="float" office:value="0.0633060210990486" calcext:value-type="float">
            <text:p>0.0633060211</text:p>
          </table:table-cell>
          <table:table-cell table:style-name="ce3" office:value-type="float" office:value="0.0113243064362213" calcext:value-type="float">
            <text:p>0.011324306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2" calcext:value-type="float">
            <text:p>0.22</text:p>
          </table:table-cell>
          <table:table-cell office:value-type="float" office:value="0.769230769230769" calcext:value-type="float">
            <text:p>0.7692307692</text:p>
          </table:table-cell>
          <table:table-cell office:value-type="string" calcext:value-type="string">
            <text:p>y</text:p>
          </table:table-cell>
          <table:table-cell office:value-type="float" office:value="0.126256845298451" calcext:value-type="float">
            <text:p>0.1262568453</text:p>
          </table:table-cell>
          <table:table-cell table:style-name="Default" office:value-type="float" office:value="-0.151485881403984" calcext:value-type="float">
            <text:p>-0.1514858814</text:p>
          </table:table-cell>
          <table:table-cell table:style-name="ce3" office:value-type="float" office:value="0.0130422193676269" calcext:value-type="float">
            <text:p>0.013042219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99922737341766" calcext:value-type="float">
            <text:p>0.0199922737</text:p>
          </table:table-cell>
          <table:table-cell table:style-name="Default" office:value-type="float" office:value="0.0192258371395282" calcext:value-type="float">
            <text:p>0.0192258371</text:p>
          </table:table-cell>
          <table:table-cell table:style-name="ce3" office:value-type="float" office:value="0.0180733210335497" calcext:value-type="float">
            <text:p>0.01807332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.07" calcext:value-type="float">
            <text:p>0.07</text:p>
          </table:table-cell>
          <table:table-cell office:value-type="float" office:value="0.512820512820513" calcext:value-type="float">
            <text:p>0.5128205128</text:p>
          </table:table-cell>
          <table:table-cell office:value-type="string" calcext:value-type="string">
            <text:p>x</text:p>
          </table:table-cell>
          <table:table-cell office:value-type="float" office:value="-0.182989255185804" calcext:value-type="float">
            <text:p>-0.1829892552</text:p>
          </table:table-cell>
          <table:table-cell office:value-type="float" office:value="-0.342382299040158" calcext:value-type="float">
            <text:p>-0.342382299</text:p>
          </table:table-cell>
          <table:table-cell office:value-type="float" office:value="-0.589419920682105" calcext:value-type="float">
            <text:p>-0.589419920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55046445810348" calcext:value-type="float">
            <text:p>0.0255046446</text:p>
          </table:table-cell>
          <table:table-cell office:value-type="float" office:value="0.0193268899542319" calcext:value-type="float">
            <text:p>0.01932689</text:p>
          </table:table-cell>
          <table:table-cell office:value-type="float" office:value="0.00455780683510858" calcext:value-type="float">
            <text:p>0.004557806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.07" calcext:value-type="float">
            <text:p>0.07</text:p>
          </table:table-cell>
          <table:table-cell office:value-type="float" office:value="0.512820512820513" calcext:value-type="float">
            <text:p>0.5128205128</text:p>
          </table:table-cell>
          <table:table-cell office:value-type="string" calcext:value-type="string">
            <text:p>y</text:p>
          </table:table-cell>
          <table:table-cell office:value-type="float" office:value="0.153993136155515" calcext:value-type="float">
            <text:p>0.1539931362</text:p>
          </table:table-cell>
          <table:table-cell office:value-type="float" office:value="-0.181428727459807" calcext:value-type="float">
            <text:p>-0.1814287275</text:p>
          </table:table-cell>
          <table:table-cell office:value-type="float" office:value="-0.0264870014782965" calcext:value-type="float">
            <text:p>-0.026487001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92307429721892" calcext:value-type="float">
            <text:p>0.0059230743</text:p>
          </table:table-cell>
          <table:table-cell office:value-type="float" office:value="0.00651075529533364" calcext:value-type="float">
            <text:p>0.0065107553</text:p>
          </table:table-cell>
          <table:table-cell office:value-type="float" office:value="0.00827871951978905" calcext:value-type="float">
            <text:p>0.008278719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64102564102564" calcext:value-type="float">
            <text:p>0.5641025641</text:p>
          </table:table-cell>
          <table:table-cell office:value-type="string" calcext:value-type="string">
            <text:p>x</text:p>
          </table:table-cell>
          <table:table-cell office:value-type="float" office:value="-0.20572594901681" calcext:value-type="float">
            <text:p>-0.205725949</text:p>
          </table:table-cell>
          <table:table-cell table:style-name="Default" office:value-type="float" office:value="-0.343545760842773" calcext:value-type="float">
            <text:p>-0.3435457608</text:p>
          </table:table-cell>
          <table:table-cell table:style-name="ce3" office:value-type="float" office:value="-0.596769644923448" calcext:value-type="float">
            <text:p>-0.596769644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47572843062711" calcext:value-type="float">
            <text:p>0.0247572843</text:p>
          </table:table-cell>
          <table:table-cell table:style-name="Default" office:value-type="float" office:value="0.0175946814280603" calcext:value-type="float">
            <text:p>0.0175946814</text:p>
          </table:table-cell>
          <table:table-cell table:style-name="ce3" office:value-type="float" office:value="0.00624851192215488" calcext:value-type="float">
            <text:p>0.006248511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64102564102564" calcext:value-type="float">
            <text:p>0.5641025641</text:p>
          </table:table-cell>
          <table:table-cell office:value-type="string" calcext:value-type="string">
            <text:p>y</text:p>
          </table:table-cell>
          <table:table-cell office:value-type="float" office:value="0.147995925677344" calcext:value-type="float">
            <text:p>0.1479959257</text:p>
          </table:table-cell>
          <table:table-cell table:style-name="Default" office:value-type="float" office:value="-0.180760651680923" calcext:value-type="float">
            <text:p>-0.1807606517</text:p>
          </table:table-cell>
          <table:table-cell table:style-name="ce3" office:value-type="float" office:value="-0.00941280754464889" calcext:value-type="float">
            <text:p>-0.009412807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108168259684" calcext:value-type="float">
            <text:p>0.0101081683</text:p>
          </table:table-cell>
          <table:table-cell table:style-name="Default" office:value-type="float" office:value="0.0067897357078457" calcext:value-type="float">
            <text:p>0.0067897357</text:p>
          </table:table-cell>
          <table:table-cell table:style-name="ce3" office:value-type="float" office:value="0.00996495283418163" calcext:value-type="float">
            <text:p>0.009964952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x</text:p>
          </table:table-cell>
          <table:table-cell office:value-type="float" office:value="-0.174522941959796" calcext:value-type="float">
            <text:p>-0.174522942</text:p>
          </table:table-cell>
          <table:table-cell office:value-type="float" office:value="-0.333721648427118" calcext:value-type="float">
            <text:p>-0.3337216484</text:p>
          </table:table-cell>
          <table:table-cell office:value-type="float" office:value="-0.593745104503951" calcext:value-type="float">
            <text:p>-0.593745104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49920419144993" calcext:value-type="float">
            <text:p>0.0249920419</text:p>
          </table:table-cell>
          <table:table-cell office:value-type="float" office:value="0.0225226413287927" calcext:value-type="float">
            <text:p>0.0225226413</text:p>
          </table:table-cell>
          <table:table-cell office:value-type="float" office:value="0.0044495679688371" calcext:value-type="float">
            <text:p>0.00444956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y</text:p>
          </table:table-cell>
          <table:table-cell office:value-type="float" office:value="0.158902845741222" calcext:value-type="float">
            <text:p>0.1589028457</text:p>
          </table:table-cell>
          <table:table-cell office:value-type="float" office:value="-0.167978831998389" calcext:value-type="float">
            <text:p>-0.167978832</text:p>
          </table:table-cell>
          <table:table-cell office:value-type="float" office:value="-0.025431649424577" calcext:value-type="float">
            <text:p>-0.025431649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62430375912047" calcext:value-type="float">
            <text:p>0.0056243038</text:p>
          </table:table-cell>
          <table:table-cell office:value-type="float" office:value="0.0057470779580334" calcext:value-type="float">
            <text:p>0.005747078</text:p>
          </table:table-cell>
          <table:table-cell office:value-type="float" office:value="0.00874329663028293" calcext:value-type="float">
            <text:p>0.008743296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x</text:p>
          </table:table-cell>
          <table:table-cell office:value-type="float" office:value="-0.166520449309425" calcext:value-type="float">
            <text:p>-0.1665204493</text:p>
          </table:table-cell>
          <table:table-cell table:style-name="Default" office:value-type="float" office:value="-0.285768386446145" calcext:value-type="float">
            <text:p>-0.2857683864</text:p>
          </table:table-cell>
          <table:table-cell table:style-name="ce3" office:value-type="float" office:value="-0.59673144221923" calcext:value-type="float">
            <text:p>-0.596731442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64342706172224" calcext:value-type="float">
            <text:p>0.0264342706</text:p>
          </table:table-cell>
          <table:table-cell table:style-name="Default" office:value-type="float" office:value="0.0153825292858526" calcext:value-type="float">
            <text:p>0.0153825293</text:p>
          </table:table-cell>
          <table:table-cell table:style-name="ce3" office:value-type="float" office:value="0.0048219543625633" calcext:value-type="float">
            <text:p>0.004821954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y</text:p>
          </table:table-cell>
          <table:table-cell office:value-type="float" office:value="0.154227147055526" calcext:value-type="float">
            <text:p>0.1542271471</text:p>
          </table:table-cell>
          <table:table-cell table:style-name="Default" office:value-type="float" office:value="-0.17274779481495" calcext:value-type="float">
            <text:p>-0.1727477948</text:p>
          </table:table-cell>
          <table:table-cell table:style-name="ce3" office:value-type="float" office:value="0.00117213305503819" calcext:value-type="float">
            <text:p>0.001172133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64463279178104" calcext:value-type="float">
            <text:p>0.0046446328</text:p>
          </table:table-cell>
          <table:table-cell table:style-name="Default" office:value-type="float" office:value="0.00305464570533785" calcext:value-type="float">
            <text:p>0.0030546457</text:p>
          </table:table-cell>
          <table:table-cell table:style-name="ce3" office:value-type="float" office:value="0.00606598767901488" calcext:value-type="float">
            <text:p>0.006065987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0189972558855" calcext:value-type="float">
            <text:p>-0.1018997256</text:p>
          </table:table-cell>
          <table:table-cell office:value-type="float" office:value="-0.410819642480087" calcext:value-type="float">
            <text:p>-0.4108196425</text:p>
          </table:table-cell>
          <table:table-cell office:value-type="float" office:value="-0.461558950719215" calcext:value-type="float">
            <text:p>-0.461558950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79554999054112" calcext:value-type="float">
            <text:p>0.00879555</text:p>
          </table:table-cell>
          <table:table-cell office:value-type="float" office:value="0.0197212319011613" calcext:value-type="float">
            <text:p>0.0197212319</text:p>
          </table:table-cell>
          <table:table-cell office:value-type="float" office:value="0.00814095134175521" calcext:value-type="float">
            <text:p>0.008140951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9782421665787" calcext:value-type="float">
            <text:p>0.1597824217</text:p>
          </table:table-cell>
          <table:table-cell office:value-type="float" office:value="-0.187659150414622" calcext:value-type="float">
            <text:p>-0.1876591504</text:p>
          </table:table-cell>
          <table:table-cell office:value-type="float" office:value="-0.0079623243409524" calcext:value-type="float">
            <text:p>-0.007962324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55836509847817" calcext:value-type="float">
            <text:p>0.0035583651</text:p>
          </table:table-cell>
          <table:table-cell office:value-type="float" office:value="0.0184522126605752" calcext:value-type="float">
            <text:p>0.0184522127</text:p>
          </table:table-cell>
          <table:table-cell office:value-type="float" office:value="0.0211301882259193" calcext:value-type="float">
            <text:p>0.021130188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0189972558855" calcext:value-type="float">
            <text:p>-0.1018997256</text:p>
          </table:table-cell>
          <table:table-cell table:style-name="Default" office:value-type="float" office:value="-0.410819642480087" calcext:value-type="float">
            <text:p>-0.4108196425</text:p>
          </table:table-cell>
          <table:table-cell table:style-name="ce3" office:value-type="float" office:value="-0.444655565542099" calcext:value-type="float">
            <text:p>-0.444655565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79554999054112" calcext:value-type="float">
            <text:p>0.00879555</text:p>
          </table:table-cell>
          <table:table-cell table:style-name="Default" office:value-type="float" office:value="0.0197212319011613" calcext:value-type="float">
            <text:p>0.0197212319</text:p>
          </table:table-cell>
          <table:table-cell table:style-name="ce3" office:value-type="float" office:value="0.0167470875761634" calcext:value-type="float">
            <text:p>0.016747087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9782421665787" calcext:value-type="float">
            <text:p>0.1597824217</text:p>
          </table:table-cell>
          <table:table-cell table:style-name="Default" office:value-type="float" office:value="-0.187659150414622" calcext:value-type="float">
            <text:p>-0.1876591504</text:p>
          </table:table-cell>
          <table:table-cell table:style-name="ce3" office:value-type="float" office:value="-0.00966541164037704" calcext:value-type="float">
            <text:p>-0.009665411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55836509847817" calcext:value-type="float">
            <text:p>0.0035583651</text:p>
          </table:table-cell>
          <table:table-cell table:style-name="Default" office:value-type="float" office:value="0.0184522126605752" calcext:value-type="float">
            <text:p>0.0184522127</text:p>
          </table:table-cell>
          <table:table-cell table:style-name="ce3" office:value-type="float" office:value="0.0214300168662477" calcext:value-type="float">
            <text:p>0.021430016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93650793650794" calcext:value-type="float">
            <text:p>0.7936507937</text:p>
          </table:table-cell>
          <table:table-cell office:value-type="string" calcext:value-type="string">
            <text:p>x</text:p>
          </table:table-cell>
          <table:table-cell office:value-type="float" office:value="-0.0901670702417961" calcext:value-type="float">
            <text:p>-0.0901670702</text:p>
          </table:table-cell>
          <table:table-cell office:value-type="float" office:value="-0.44696424160063" calcext:value-type="float">
            <text:p>-0.4469642416</text:p>
          </table:table-cell>
          <table:table-cell office:value-type="float" office:value="-0.484722884692187" calcext:value-type="float">
            <text:p>-0.484722884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31364033110336" calcext:value-type="float">
            <text:p>0.0053136403</text:p>
          </table:table-cell>
          <table:table-cell office:value-type="float" office:value="0.00484974238426716" calcext:value-type="float">
            <text:p>0.0048497424</text:p>
          </table:table-cell>
          <table:table-cell office:value-type="float" office:value="0.00456797866593223" calcext:value-type="float">
            <text:p>0.004567978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93650793650794" calcext:value-type="float">
            <text:p>0.7936507937</text:p>
          </table:table-cell>
          <table:table-cell office:value-type="string" calcext:value-type="string">
            <text:p>y</text:p>
          </table:table-cell>
          <table:table-cell office:value-type="float" office:value="0.174795119207894" calcext:value-type="float">
            <text:p>0.1747951192</text:p>
          </table:table-cell>
          <table:table-cell office:value-type="float" office:value="-0.204350963421243" calcext:value-type="float">
            <text:p>-0.2043509634</text:p>
          </table:table-cell>
          <table:table-cell office:value-type="float" office:value="-0.00808685373344432" calcext:value-type="float">
            <text:p>-0.008086853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50701932161294" calcext:value-type="float">
            <text:p>0.0007507019</text:p>
          </table:table-cell>
          <table:table-cell office:value-type="float" office:value="0.0126300324604165" calcext:value-type="float">
            <text:p>0.0126300325</text:p>
          </table:table-cell>
          <table:table-cell office:value-type="float" office:value="0.0131022165747625" calcext:value-type="float">
            <text:p>0.013102216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793650793650794" calcext:value-type="float">
            <text:p>0.7936507937</text:p>
          </table:table-cell>
          <table:table-cell office:value-type="string" calcext:value-type="string">
            <text:p>x</text:p>
          </table:table-cell>
          <table:table-cell office:value-type="float" office:value="-0.0910175715599623" calcext:value-type="float">
            <text:p>-0.0910175716</text:p>
          </table:table-cell>
          <table:table-cell table:style-name="Default" office:value-type="float" office:value="-0.44532535331158" calcext:value-type="float">
            <text:p>-0.4453253533</text:p>
          </table:table-cell>
          <table:table-cell table:style-name="ce3" office:value-type="float" office:value="-0.486864150405567" calcext:value-type="float">
            <text:p>-0.486864150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8145529542607" calcext:value-type="float">
            <text:p>0.0045814553</text:p>
          </table:table-cell>
          <table:table-cell table:style-name="Default" office:value-type="float" office:value="0.0044284323943336" calcext:value-type="float">
            <text:p>0.0044284324</text:p>
          </table:table-cell>
          <table:table-cell table:style-name="ce3" office:value-type="float" office:value="0.00442259459623699" calcext:value-type="float">
            <text:p>0.004422594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793650793650794" calcext:value-type="float">
            <text:p>0.7936507937</text:p>
          </table:table-cell>
          <table:table-cell office:value-type="string" calcext:value-type="string">
            <text:p>y</text:p>
          </table:table-cell>
          <table:table-cell office:value-type="float" office:value="0.175834239033983" calcext:value-type="float">
            <text:p>0.175834239</text:p>
          </table:table-cell>
          <table:table-cell table:style-name="Default" office:value-type="float" office:value="-0.203908485851186" calcext:value-type="float">
            <text:p>-0.2039084859</text:p>
          </table:table-cell>
          <table:table-cell table:style-name="ce3" office:value-type="float" office:value="-0.00306962930842272" calcext:value-type="float">
            <text:p>-0.003069629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23569528456792" calcext:value-type="float">
            <text:p>0.0007235695</text:p>
          </table:table-cell>
          <table:table-cell table:style-name="Default" office:value-type="float" office:value="0.0113904477588065" calcext:value-type="float">
            <text:p>0.0113904478</text:p>
          </table:table-cell>
          <table:table-cell table:style-name="ce3" office:value-type="float" office:value="0.0120596091706936" calcext:value-type="float">
            <text:p>0.012059609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041875" calcext:value-type="float">
            <text:p>0.041875</text:p>
          </table:table-cell>
          <table:table-cell office:value-type="float" office:value="0.555555555555556" calcext:value-type="float">
            <text:p>0.5555555556</text:p>
          </table:table-cell>
          <table:table-cell office:value-type="string" calcext:value-type="string">
            <text:p>x</text:p>
          </table:table-cell>
          <table:table-cell office:value-type="float" office:value="-0.0910175715599623" calcext:value-type="float">
            <text:p>-0.0910175716</text:p>
          </table:table-cell>
          <table:table-cell office:value-type="float" office:value="-0.468553854502548" calcext:value-type="float">
            <text:p>-0.4685538545</text:p>
          </table:table-cell>
          <table:table-cell office:value-type="float" office:value="-0.490917807179194" calcext:value-type="float">
            <text:p>-0.490917807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8145529542607" calcext:value-type="float">
            <text:p>0.0045814553</text:p>
          </table:table-cell>
          <table:table-cell office:value-type="float" office:value="0.0023840138881811" calcext:value-type="float">
            <text:p>0.0023840139</text:p>
          </table:table-cell>
          <table:table-cell office:value-type="float" office:value="0.00428234667012016" calcext:value-type="float">
            <text:p>0.004282346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041875" calcext:value-type="float">
            <text:p>0.041875</text:p>
          </table:table-cell>
          <table:table-cell office:value-type="float" office:value="0.555555555555556" calcext:value-type="float">
            <text:p>0.5555555556</text:p>
          </table:table-cell>
          <table:table-cell office:value-type="string" calcext:value-type="string">
            <text:p>y</text:p>
          </table:table-cell>
          <table:table-cell office:value-type="float" office:value="0.175834239033983" calcext:value-type="float">
            <text:p>0.175834239</text:p>
          </table:table-cell>
          <table:table-cell office:value-type="float" office:value="-0.180346408212048" calcext:value-type="float">
            <text:p>-0.1803464082</text:p>
          </table:table-cell>
          <table:table-cell office:value-type="float" office:value="-0.0168567916183344" calcext:value-type="float">
            <text:p>-0.016856791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23569528456792" calcext:value-type="float">
            <text:p>0.0007235695</text:p>
          </table:table-cell>
          <table:table-cell office:value-type="float" office:value="0.0102909197484427" calcext:value-type="float">
            <text:p>0.0102909197</text:p>
          </table:table-cell>
          <table:table-cell office:value-type="float" office:value="0.0105188799254841" calcext:value-type="float">
            <text:p>0.010518879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x</text:p>
          </table:table-cell>
          <table:table-cell office:value-type="float" office:value="-0.0910175715599623" calcext:value-type="float">
            <text:p>-0.0910175716</text:p>
          </table:table-cell>
          <table:table-cell table:style-name="Default" office:value-type="float" office:value="-0.482628108072629" calcext:value-type="float">
            <text:p>-0.4826281081</text:p>
          </table:table-cell>
          <table:table-cell table:style-name="ce3" office:value-type="float" office:value="-0.490268625323649" calcext:value-type="float">
            <text:p>-0.490268625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8145529542607" calcext:value-type="float">
            <text:p>0.0045814553</text:p>
          </table:table-cell>
          <table:table-cell table:style-name="Default" office:value-type="float" office:value="0.00113195219566882" calcext:value-type="float">
            <text:p>0.0011319522</text:p>
          </table:table-cell>
          <table:table-cell table:style-name="ce3" office:value-type="float" office:value="0.00409618311054797" calcext:value-type="float">
            <text:p>0.004096183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y</text:p>
          </table:table-cell>
          <table:table-cell office:value-type="float" office:value="0.175834239033983" calcext:value-type="float">
            <text:p>0.175834239</text:p>
          </table:table-cell>
          <table:table-cell table:style-name="Default" office:value-type="float" office:value="-0.167637801022639" calcext:value-type="float">
            <text:p>-0.167637801</text:p>
          </table:table-cell>
          <table:table-cell table:style-name="ce3" office:value-type="float" office:value="-0.0166506267291217" calcext:value-type="float">
            <text:p>-0.01665062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23569528456792" calcext:value-type="float">
            <text:p>0.0007235695</text:p>
          </table:table-cell>
          <table:table-cell table:style-name="Default" office:value-type="float" office:value="0.0101554984058527" calcext:value-type="float">
            <text:p>0.0101554984</text:p>
          </table:table-cell>
          <table:table-cell table:style-name="ce3" office:value-type="float" office:value="0.0118397495297689" calcext:value-type="float">
            <text:p>0.011839749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01587301587302" calcext:value-type="float">
            <text:p>0.3015873016</text:p>
          </table:table-cell>
          <table:table-cell office:value-type="string" calcext:value-type="string">
            <text:p>x</text:p>
          </table:table-cell>
          <table:table-cell office:value-type="float" office:value="-0.0986369967804124" calcext:value-type="float">
            <text:p>-0.0986369968</text:p>
          </table:table-cell>
          <table:table-cell office:value-type="float" office:value="-0.485479438821509" calcext:value-type="float">
            <text:p>-0.4854794388</text:p>
          </table:table-cell>
          <table:table-cell office:value-type="float" office:value="-0.481657570166116" calcext:value-type="float">
            <text:p>-0.481657570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24516933857685" calcext:value-type="float">
            <text:p>0.0022451693</text:p>
          </table:table-cell>
          <table:table-cell office:value-type="float" office:value="0.000756694605010275" calcext:value-type="float">
            <text:p>0.0007566946</text:p>
          </table:table-cell>
          <table:table-cell office:value-type="float" office:value="0.00353505508788814" calcext:value-type="float">
            <text:p>0.003535055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01587301587302" calcext:value-type="float">
            <text:p>0.3015873016</text:p>
          </table:table-cell>
          <table:table-cell office:value-type="string" calcext:value-type="string">
            <text:p>y</text:p>
          </table:table-cell>
          <table:table-cell office:value-type="float" office:value="0.171521879186073" calcext:value-type="float">
            <text:p>0.1715218792</text:p>
          </table:table-cell>
          <table:table-cell office:value-type="float" office:value="-0.159793017783928" calcext:value-type="float">
            <text:p>-0.1597930178</text:p>
          </table:table-cell>
          <table:table-cell office:value-type="float" office:value="0.00796742444370736" calcext:value-type="float">
            <text:p>0.00796742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57034688627539" calcext:value-type="float">
            <text:p>0.0005703469</text:p>
          </table:table-cell>
          <table:table-cell office:value-type="float" office:value="0.00707526120749049" calcext:value-type="float">
            <text:p>0.0070752612</text:p>
          </table:table-cell>
          <table:table-cell office:value-type="float" office:value="0.0105207773654321" calcext:value-type="float">
            <text:p>0.010520777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01587301587302" calcext:value-type="float">
            <text:p>0.3015873016</text:p>
          </table:table-cell>
          <table:table-cell office:value-type="string" calcext:value-type="string">
            <text:p>x</text:p>
          </table:table-cell>
          <table:table-cell office:value-type="float" office:value="-0.0986369967804124" calcext:value-type="float">
            <text:p>-0.0986369968</text:p>
          </table:table-cell>
          <table:table-cell table:style-name="Default" office:value-type="float" office:value="-0.485479438821509" calcext:value-type="float">
            <text:p>-0.4854794388</text:p>
          </table:table-cell>
          <table:table-cell table:style-name="ce3" office:value-type="float" office:value="-0.481657570166116" calcext:value-type="float">
            <text:p>-0.481657570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24516933857685" calcext:value-type="float">
            <text:p>0.0022451693</text:p>
          </table:table-cell>
          <table:table-cell table:style-name="Default" office:value-type="float" office:value="0.000756694605010275" calcext:value-type="float">
            <text:p>0.0007566946</text:p>
          </table:table-cell>
          <table:table-cell table:style-name="ce3" office:value-type="float" office:value="0.00353505508788814" calcext:value-type="float">
            <text:p>0.003535055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01587301587302" calcext:value-type="float">
            <text:p>0.3015873016</text:p>
          </table:table-cell>
          <table:table-cell office:value-type="string" calcext:value-type="string">
            <text:p>y</text:p>
          </table:table-cell>
          <table:table-cell office:value-type="float" office:value="0.171521879186073" calcext:value-type="float">
            <text:p>0.1715218792</text:p>
          </table:table-cell>
          <table:table-cell table:style-name="Default" office:value-type="float" office:value="-0.159793017783928" calcext:value-type="float">
            <text:p>-0.1597930178</text:p>
          </table:table-cell>
          <table:table-cell table:style-name="ce3" office:value-type="float" office:value="0.00796742444370736" calcext:value-type="float">
            <text:p>0.00796742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57034688627539" calcext:value-type="float">
            <text:p>0.0005703469</text:p>
          </table:table-cell>
          <table:table-cell table:style-name="Default" office:value-type="float" office:value="0.00707526120749049" calcext:value-type="float">
            <text:p>0.0070752612</text:p>
          </table:table-cell>
          <table:table-cell table:style-name="ce3" office:value-type="float" office:value="0.0105207773654321" calcext:value-type="float">
            <text:p>0.010520777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0241621551161" calcext:value-type="float">
            <text:p>-0.2002416216</text:p>
          </table:table-cell>
          <table:table-cell office:value-type="float" office:value="-0.222421431563226" calcext:value-type="float">
            <text:p>-0.2224214316</text:p>
          </table:table-cell>
          <table:table-cell office:value-type="float" office:value="-0.44175761919507" calcext:value-type="float">
            <text:p>-0.441757619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530444219593301" calcext:value-type="float">
            <text:p>0.053044422</text:p>
          </table:table-cell>
          <table:table-cell office:value-type="float" office:value="0.0720822964081489" calcext:value-type="float">
            <text:p>0.0720822964</text:p>
          </table:table-cell>
          <table:table-cell office:value-type="float" office:value="0.0930368800030968" calcext:value-type="float">
            <text:p>0.0930368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943379609020576" calcext:value-type="float">
            <text:p>0.0943379609</text:p>
          </table:table-cell>
          <table:table-cell office:value-type="float" office:value="-0.106696428589799" calcext:value-type="float">
            <text:p>-0.1066964286</text:p>
          </table:table-cell>
          <table:table-cell office:value-type="float" office:value="-0.0154680393807037" calcext:value-type="float">
            <text:p>-0.015468039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0641847106532" calcext:value-type="float">
            <text:p>0.0180641847</text:p>
          </table:table-cell>
          <table:table-cell office:value-type="float" office:value="0.023208802434349" calcext:value-type="float">
            <text:p>0.0232088024</text:p>
          </table:table-cell>
          <table:table-cell office:value-type="float" office:value="0.0301694297964299" calcext:value-type="float">
            <text:p>0.030169429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0241621551161" calcext:value-type="float">
            <text:p>-0.2002416216</text:p>
          </table:table-cell>
          <table:table-cell table:style-name="Default" office:value-type="float" office:value="-0.222421431563226" calcext:value-type="float">
            <text:p>-0.2224214316</text:p>
          </table:table-cell>
          <table:table-cell table:style-name="ce3" office:value-type="float" office:value="-0.408277437678151" calcext:value-type="float">
            <text:p>-0.408277437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530444219593301" calcext:value-type="float">
            <text:p>0.053044422</text:p>
          </table:table-cell>
          <table:table-cell table:style-name="Default" office:value-type="float" office:value="0.0720822964081489" calcext:value-type="float">
            <text:p>0.0720822964</text:p>
          </table:table-cell>
          <table:table-cell table:style-name="ce3" office:value-type="float" office:value="0.12222088836647" calcext:value-type="float">
            <text:p>0.122220888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943379609020576" calcext:value-type="float">
            <text:p>0.0943379609</text:p>
          </table:table-cell>
          <table:table-cell table:style-name="Default" office:value-type="float" office:value="-0.106696428589799" calcext:value-type="float">
            <text:p>-0.1066964286</text:p>
          </table:table-cell>
          <table:table-cell table:style-name="ce3" office:value-type="float" office:value="-0.0122291615144812" calcext:value-type="float">
            <text:p>-0.012229161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0641847106532" calcext:value-type="float">
            <text:p>0.0180641847</text:p>
          </table:table-cell>
          <table:table-cell table:style-name="Default" office:value-type="float" office:value="0.023208802434349" calcext:value-type="float">
            <text:p>0.0232088024</text:p>
          </table:table-cell>
          <table:table-cell table:style-name="ce3" office:value-type="float" office:value="0.0293961697259799" calcext:value-type="float">
            <text:p>0.029396169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0.12" calcext:value-type="float">
            <text:p>0.12</text:p>
          </table:table-cell>
          <table:table-cell office:value-type="float" office:value="0.793103448275862" calcext:value-type="float">
            <text:p>0.7931034483</text:p>
          </table:table-cell>
          <table:table-cell office:value-type="string" calcext:value-type="string">
            <text:p>x</text:p>
          </table:table-cell>
          <table:table-cell office:value-type="float" office:value="-0.310472312698434" calcext:value-type="float">
            <text:p>-0.3104723127</text:p>
          </table:table-cell>
          <table:table-cell office:value-type="float" office:value="-0.238289934979988" calcext:value-type="float">
            <text:p>-0.238289935</text:p>
          </table:table-cell>
          <table:table-cell office:value-type="float" office:value="-0.475779600892441" calcext:value-type="float">
            <text:p>-0.475779600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6484524831435" calcext:value-type="float">
            <text:p>0.0096484525</text:p>
          </table:table-cell>
          <table:table-cell office:value-type="float" office:value="0.0635893924469754" calcext:value-type="float">
            <text:p>0.0635893924</text:p>
          </table:table-cell>
          <table:table-cell office:value-type="float" office:value="0.0693206317632876" calcext:value-type="float">
            <text:p>0.069320631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0.12" calcext:value-type="float">
            <text:p>0.12</text:p>
          </table:table-cell>
          <table:table-cell office:value-type="float" office:value="0.793103448275862" calcext:value-type="float">
            <text:p>0.7931034483</text:p>
          </table:table-cell>
          <table:table-cell office:value-type="string" calcext:value-type="string">
            <text:p>y</text:p>
          </table:table-cell>
          <table:table-cell office:value-type="float" office:value="0.124719970507056" calcext:value-type="float">
            <text:p>0.1247199705</text:p>
          </table:table-cell>
          <table:table-cell office:value-type="float" office:value="-0.127149370473004" calcext:value-type="float">
            <text:p>-0.1271493705</text:p>
          </table:table-cell>
          <table:table-cell office:value-type="float" office:value="0.0219870181356017" calcext:value-type="float">
            <text:p>0.021987018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0252965524265" calcext:value-type="float">
            <text:p>0.0050252966</text:p>
          </table:table-cell>
          <table:table-cell office:value-type="float" office:value="0.0141293802561433" calcext:value-type="float">
            <text:p>0.0141293803</text:p>
          </table:table-cell>
          <table:table-cell office:value-type="float" office:value="0.0257520364921435" calcext:value-type="float">
            <text:p>0.025752036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12" calcext:value-type="float">
            <text:p>0.12</text:p>
          </table:table-cell>
          <table:table-cell office:value-type="float" office:value="0.724137931034483" calcext:value-type="float">
            <text:p>0.724137931</text:p>
          </table:table-cell>
          <table:table-cell office:value-type="string" calcext:value-type="string">
            <text:p>x</text:p>
          </table:table-cell>
          <table:table-cell office:value-type="float" office:value="-0.310472312698434" calcext:value-type="float">
            <text:p>-0.3104723127</text:p>
          </table:table-cell>
          <table:table-cell table:style-name="Default" office:value-type="float" office:value="-0.238289934979988" calcext:value-type="float">
            <text:p>-0.238289935</text:p>
          </table:table-cell>
          <table:table-cell table:style-name="ce3" office:value-type="float" office:value="-0.475779600892441" calcext:value-type="float">
            <text:p>-0.475779600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6484524831435" calcext:value-type="float">
            <text:p>0.0096484525</text:p>
          </table:table-cell>
          <table:table-cell table:style-name="Default" office:value-type="float" office:value="0.0635893924469754" calcext:value-type="float">
            <text:p>0.0635893924</text:p>
          </table:table-cell>
          <table:table-cell table:style-name="ce3" office:value-type="float" office:value="0.0693206317632876" calcext:value-type="float">
            <text:p>0.069320631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12" calcext:value-type="float">
            <text:p>0.12</text:p>
          </table:table-cell>
          <table:table-cell office:value-type="float" office:value="0.724137931034483" calcext:value-type="float">
            <text:p>0.724137931</text:p>
          </table:table-cell>
          <table:table-cell office:value-type="string" calcext:value-type="string">
            <text:p>y</text:p>
          </table:table-cell>
          <table:table-cell office:value-type="float" office:value="0.124719970507056" calcext:value-type="float">
            <text:p>0.1247199705</text:p>
          </table:table-cell>
          <table:table-cell table:style-name="Default" office:value-type="float" office:value="-0.127149370473004" calcext:value-type="float">
            <text:p>-0.1271493705</text:p>
          </table:table-cell>
          <table:table-cell table:style-name="ce3" office:value-type="float" office:value="0.0219870181356017" calcext:value-type="float">
            <text:p>0.021987018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0252965524265" calcext:value-type="float">
            <text:p>0.0050252966</text:p>
          </table:table-cell>
          <table:table-cell table:style-name="Default" office:value-type="float" office:value="0.0141293802561433" calcext:value-type="float">
            <text:p>0.0141293803</text:p>
          </table:table-cell>
          <table:table-cell table:style-name="ce3" office:value-type="float" office:value="0.0257520364921435" calcext:value-type="float">
            <text:p>0.025752036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517241379310345" calcext:value-type="float">
            <text:p>0.5172413793</text:p>
          </table:table-cell>
          <table:table-cell office:value-type="string" calcext:value-type="string">
            <text:p>x</text:p>
          </table:table-cell>
          <table:table-cell office:value-type="float" office:value="-0.279063675769596" calcext:value-type="float">
            <text:p>-0.2790636758</text:p>
          </table:table-cell>
          <table:table-cell office:value-type="float" office:value="-0.299665448003684" calcext:value-type="float">
            <text:p>-0.299665448</text:p>
          </table:table-cell>
          <table:table-cell office:value-type="float" office:value="-0.564782842267083" calcext:value-type="float">
            <text:p>-0.564782842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45999323891011" calcext:value-type="float">
            <text:p>0.0054599932</text:p>
          </table:table-cell>
          <table:table-cell office:value-type="float" office:value="0.0581656315902899" calcext:value-type="float">
            <text:p>0.0581656316</text:p>
          </table:table-cell>
          <table:table-cell office:value-type="float" office:value="0.00232305507225608" calcext:value-type="float">
            <text:p>0.002323055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517241379310345" calcext:value-type="float">
            <text:p>0.5172413793</text:p>
          </table:table-cell>
          <table:table-cell office:value-type="string" calcext:value-type="string">
            <text:p>y</text:p>
          </table:table-cell>
          <table:table-cell office:value-type="float" office:value="0.104711928303594" calcext:value-type="float">
            <text:p>0.1047119283</text:p>
          </table:table-cell>
          <table:table-cell office:value-type="float" office:value="-0.148629484197208" calcext:value-type="float">
            <text:p>-0.1486294842</text:p>
          </table:table-cell>
          <table:table-cell office:value-type="float" office:value="0.0505734700051782" calcext:value-type="float">
            <text:p>0.0505734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65161552827679" calcext:value-type="float">
            <text:p>0.0036516155</text:p>
          </table:table-cell>
          <table:table-cell office:value-type="float" office:value="0.0126390327893325" calcext:value-type="float">
            <text:p>0.0126390328</text:p>
          </table:table-cell>
          <table:table-cell office:value-type="float" office:value="0.0175333553176403" calcext:value-type="float">
            <text:p>0.017533355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86206896551724" calcext:value-type="float">
            <text:p>0.5862068966</text:p>
          </table:table-cell>
          <table:table-cell office:value-type="string" calcext:value-type="string">
            <text:p>x</text:p>
          </table:table-cell>
          <table:table-cell office:value-type="float" office:value="-0.292492340910265" calcext:value-type="float">
            <text:p>-0.2924923409</text:p>
          </table:table-cell>
          <table:table-cell table:style-name="Default" office:value-type="float" office:value="-0.274035415301012" calcext:value-type="float">
            <text:p>-0.2740354153</text:p>
          </table:table-cell>
          <table:table-cell table:style-name="ce3" office:value-type="float" office:value="-0.519932266662823" calcext:value-type="float">
            <text:p>-0.51993226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18433746830186" calcext:value-type="float">
            <text:p>0.0081843375</text:p>
          </table:table-cell>
          <table:table-cell table:style-name="Default" office:value-type="float" office:value="0.0643183323404825" calcext:value-type="float">
            <text:p>0.0643183323</text:p>
          </table:table-cell>
          <table:table-cell table:style-name="ce3" office:value-type="float" office:value="0.0296268542226534" calcext:value-type="float">
            <text:p>0.029626854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86206896551724" calcext:value-type="float">
            <text:p>0.5862068966</text:p>
          </table:table-cell>
          <table:table-cell office:value-type="string" calcext:value-type="string">
            <text:p>y</text:p>
          </table:table-cell>
          <table:table-cell office:value-type="float" office:value="0.105874845678922" calcext:value-type="float">
            <text:p>0.1058748457</text:p>
          </table:table-cell>
          <table:table-cell table:style-name="Default" office:value-type="float" office:value="-0.135397699922698" calcext:value-type="float">
            <text:p>-0.1353976999</text:p>
          </table:table-cell>
          <table:table-cell table:style-name="ce3" office:value-type="float" office:value="0.0443980773884233" calcext:value-type="float">
            <text:p>0.044398077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4637996373079" calcext:value-type="float">
            <text:p>0.00344638</text:p>
          </table:table-cell>
          <table:table-cell table:style-name="Default" office:value-type="float" office:value="0.0119078184635974" calcext:value-type="float">
            <text:p>0.0119078185</text:p>
          </table:table-cell>
          <table:table-cell table:style-name="ce3" office:value-type="float" office:value="0.0232048708859119" calcext:value-type="float">
            <text:p>0.023204870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66875" calcext:value-type="float">
            <text:p>0.066875</text:p>
          </table:table-cell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x</text:p>
          </table:table-cell>
          <table:table-cell office:value-type="float" office:value="-0.269522142223798" calcext:value-type="float">
            <text:p>-0.2695221422</text:p>
          </table:table-cell>
          <table:table-cell office:value-type="float" office:value="-0.401470479161997" calcext:value-type="float">
            <text:p>-0.4014704792</text:p>
          </table:table-cell>
          <table:table-cell office:value-type="float" office:value="-0.550042921470373" calcext:value-type="float">
            <text:p>-0.550042921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75072066860043" calcext:value-type="float">
            <text:p>0.0047507207</text:p>
          </table:table-cell>
          <table:table-cell office:value-type="float" office:value="0.00915124637738781" calcext:value-type="float">
            <text:p>0.0091512464</text:p>
          </table:table-cell>
          <table:table-cell office:value-type="float" office:value="0.0014536944872174" calcext:value-type="float">
            <text:p>0.001453694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66875" calcext:value-type="float">
            <text:p>0.066875</text:p>
          </table:table-cell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y</text:p>
          </table:table-cell>
          <table:table-cell office:value-type="float" office:value="0.0951791547203706" calcext:value-type="float">
            <text:p>0.0951791547</text:p>
          </table:table-cell>
          <table:table-cell office:value-type="float" office:value="-0.153899064113332" calcext:value-type="float">
            <text:p>-0.1538990641</text:p>
          </table:table-cell>
          <table:table-cell office:value-type="float" office:value="0.0132310598450489" calcext:value-type="float">
            <text:p>0.01323105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98686173637281" calcext:value-type="float">
            <text:p>0.0029868617</text:p>
          </table:table-cell>
          <table:table-cell office:value-type="float" office:value="0.00511252194510738" calcext:value-type="float">
            <text:p>0.0051125219</text:p>
          </table:table-cell>
          <table:table-cell office:value-type="float" office:value="0.0218643487819232" calcext:value-type="float">
            <text:p>0.021864348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7" calcext:value-type="float">
            <text:p>0.07</text:p>
          </table:table-cell>
          <table:table-cell office:value-type="float" office:value="0.310344827586207" calcext:value-type="float">
            <text:p>0.3103448276</text:p>
          </table:table-cell>
          <table:table-cell office:value-type="string" calcext:value-type="string">
            <text:p>x</text:p>
          </table:table-cell>
          <table:table-cell office:value-type="float" office:value="-0.269522142223798" calcext:value-type="float">
            <text:p>-0.2695221422</text:p>
          </table:table-cell>
          <table:table-cell table:style-name="Default" office:value-type="float" office:value="-0.382202195736888" calcext:value-type="float">
            <text:p>-0.3822021957</text:p>
          </table:table-cell>
          <table:table-cell table:style-name="ce3" office:value-type="float" office:value="-0.550042921470373" calcext:value-type="float">
            <text:p>-0.550042921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75072066860043" calcext:value-type="float">
            <text:p>0.0047507207</text:p>
          </table:table-cell>
          <table:table-cell table:style-name="Default" office:value-type="float" office:value="0.00970372152981459" calcext:value-type="float">
            <text:p>0.0097037215</text:p>
          </table:table-cell>
          <table:table-cell table:style-name="ce3" office:value-type="float" office:value="0.0014536944872174" calcext:value-type="float">
            <text:p>0.001453694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07" calcext:value-type="float">
            <text:p>0.07</text:p>
          </table:table-cell>
          <table:table-cell office:value-type="float" office:value="0.310344827586207" calcext:value-type="float">
            <text:p>0.3103448276</text:p>
          </table:table-cell>
          <table:table-cell office:value-type="string" calcext:value-type="string">
            <text:p>y</text:p>
          </table:table-cell>
          <table:table-cell office:value-type="float" office:value="0.0951791547203706" calcext:value-type="float">
            <text:p>0.0951791547</text:p>
          </table:table-cell>
          <table:table-cell table:style-name="Default" office:value-type="float" office:value="-0.177937731825992" calcext:value-type="float">
            <text:p>-0.1779377318</text:p>
          </table:table-cell>
          <table:table-cell table:style-name="ce3" office:value-type="float" office:value="0.0132310598450489" calcext:value-type="float">
            <text:p>0.01323105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98686173637281" calcext:value-type="float">
            <text:p>0.0029868617</text:p>
          </table:table-cell>
          <table:table-cell table:style-name="Default" office:value-type="float" office:value="0.00735911977531068" calcext:value-type="float">
            <text:p>0.0073591198</text:p>
          </table:table-cell>
          <table:table-cell table:style-name="ce3" office:value-type="float" office:value="0.0218643487819232" calcext:value-type="float">
            <text:p>0.021864348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974451469606391" calcext:value-type="float">
            <text:p>-0.097445147</text:p>
          </table:table-cell>
          <table:table-cell office:value-type="float" office:value="-0.432433269391822" calcext:value-type="float">
            <text:p>-0.4324332694</text:p>
          </table:table-cell>
          <table:table-cell office:value-type="float" office:value="-0.442251180600913" calcext:value-type="float">
            <text:p>-0.442251180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87163658811529" calcext:value-type="float">
            <text:p>0.0078716366</text:p>
          </table:table-cell>
          <table:table-cell office:value-type="float" office:value="0.012058566518443" calcext:value-type="float">
            <text:p>0.0120585665</text:p>
          </table:table-cell>
          <table:table-cell office:value-type="float" office:value="0.0152820266673709" calcext:value-type="float">
            <text:p>0.015282026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3397491632112" calcext:value-type="float">
            <text:p>0.1633974916</text:p>
          </table:table-cell>
          <table:table-cell office:value-type="float" office:value="-0.18894184658101" calcext:value-type="float">
            <text:p>-0.1889418466</text:p>
          </table:table-cell>
          <table:table-cell office:value-type="float" office:value="-0.00863792642443621" calcext:value-type="float">
            <text:p>-0.008637926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44412698063013" calcext:value-type="float">
            <text:p>0.002444127</text:p>
          </table:table-cell>
          <table:table-cell office:value-type="float" office:value="0.0210785196476776" calcext:value-type="float">
            <text:p>0.0210785196</text:p>
          </table:table-cell>
          <table:table-cell office:value-type="float" office:value="0.0195789496878884" calcext:value-type="float">
            <text:p>0.019578949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974451469606391" calcext:value-type="float">
            <text:p>-0.097445147</text:p>
          </table:table-cell>
          <table:table-cell table:style-name="Default" office:value-type="float" office:value="-0.432433269391822" calcext:value-type="float">
            <text:p>-0.4324332694</text:p>
          </table:table-cell>
          <table:table-cell table:style-name="ce3" office:value-type="float" office:value="-0.442251180600913" calcext:value-type="float">
            <text:p>-0.442251180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87163658811529" calcext:value-type="float">
            <text:p>0.0078716366</text:p>
          </table:table-cell>
          <table:table-cell table:style-name="Default" office:value-type="float" office:value="0.012058566518443" calcext:value-type="float">
            <text:p>0.0120585665</text:p>
          </table:table-cell>
          <table:table-cell table:style-name="ce3" office:value-type="float" office:value="0.0152820266673709" calcext:value-type="float">
            <text:p>0.015282026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3397491632112" calcext:value-type="float">
            <text:p>0.1633974916</text:p>
          </table:table-cell>
          <table:table-cell table:style-name="Default" office:value-type="float" office:value="-0.18894184658101" calcext:value-type="float">
            <text:p>-0.1889418466</text:p>
          </table:table-cell>
          <table:table-cell table:style-name="ce3" office:value-type="float" office:value="-0.00863792642443621" calcext:value-type="float">
            <text:p>-0.008637926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44412698063013" calcext:value-type="float">
            <text:p>0.002444127</text:p>
          </table:table-cell>
          <table:table-cell table:style-name="Default" office:value-type="float" office:value="0.0210785196476776" calcext:value-type="float">
            <text:p>0.0210785196</text:p>
          </table:table-cell>
          <table:table-cell table:style-name="ce3" office:value-type="float" office:value="0.0195789496878884" calcext:value-type="float">
            <text:p>0.019578949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723076923076923" calcext:value-type="float">
            <text:p>0.7230769231</text:p>
          </table:table-cell>
          <table:table-cell office:value-type="string" calcext:value-type="string">
            <text:p>x</text:p>
          </table:table-cell>
          <table:table-cell office:value-type="float" office:value="-0.0904727851879979" calcext:value-type="float">
            <text:p>-0.0904727852</text:p>
          </table:table-cell>
          <table:table-cell office:value-type="float" office:value="-0.454712509427725" calcext:value-type="float">
            <text:p>-0.4547125094</text:p>
          </table:table-cell>
          <table:table-cell office:value-type="float" office:value="-0.463475273815814" calcext:value-type="float">
            <text:p>-0.46347527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7862252773125" calcext:value-type="float">
            <text:p>0.0055786225</text:p>
          </table:table-cell>
          <table:table-cell office:value-type="float" office:value="0.00532567687605652" calcext:value-type="float">
            <text:p>0.0053256769</text:p>
          </table:table-cell>
          <table:table-cell office:value-type="float" office:value="0.0046254635039552" calcext:value-type="float">
            <text:p>0.004625463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723076923076923" calcext:value-type="float">
            <text:p>0.7230769231</text:p>
          </table:table-cell>
          <table:table-cell office:value-type="string" calcext:value-type="string">
            <text:p>y</text:p>
          </table:table-cell>
          <table:table-cell office:value-type="float" office:value="0.170486516943776" calcext:value-type="float">
            <text:p>0.1704865169</text:p>
          </table:table-cell>
          <table:table-cell office:value-type="float" office:value="-0.199091986036061" calcext:value-type="float">
            <text:p>-0.199091986</text:p>
          </table:table-cell>
          <table:table-cell office:value-type="float" office:value="-0.0145453975484296" calcext:value-type="float">
            <text:p>-0.014545397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11407118189802" calcext:value-type="float">
            <text:p>0.0011140712</text:p>
          </table:table-cell>
          <table:table-cell office:value-type="float" office:value="0.00931987659109347" calcext:value-type="float">
            <text:p>0.0093198766</text:p>
          </table:table-cell>
          <table:table-cell office:value-type="float" office:value="0.0109083415977341" calcext:value-type="float">
            <text:p>0.010908341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69230769230769" calcext:value-type="float">
            <text:p>0.7692307692</text:p>
          </table:table-cell>
          <table:table-cell office:value-type="string" calcext:value-type="string">
            <text:p>x</text:p>
          </table:table-cell>
          <table:table-cell office:value-type="float" office:value="-0.0904727851879979" calcext:value-type="float">
            <text:p>-0.0904727852</text:p>
          </table:table-cell>
          <table:table-cell table:style-name="Default" office:value-type="float" office:value="-0.441026256360021" calcext:value-type="float">
            <text:p>-0.4410262564</text:p>
          </table:table-cell>
          <table:table-cell table:style-name="ce3" office:value-type="float" office:value="-0.46801510708693" calcext:value-type="float">
            <text:p>-0.468015107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7862252773125" calcext:value-type="float">
            <text:p>0.0055786225</text:p>
          </table:table-cell>
          <table:table-cell table:style-name="Default" office:value-type="float" office:value="0.00690821722661223" calcext:value-type="float">
            <text:p>0.0069082172</text:p>
          </table:table-cell>
          <table:table-cell table:style-name="ce3" office:value-type="float" office:value="0.00495158319283141" calcext:value-type="float">
            <text:p>0.004951583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69230769230769" calcext:value-type="float">
            <text:p>0.7692307692</text:p>
          </table:table-cell>
          <table:table-cell office:value-type="string" calcext:value-type="string">
            <text:p>y</text:p>
          </table:table-cell>
          <table:table-cell office:value-type="float" office:value="0.170486516943776" calcext:value-type="float">
            <text:p>0.1704865169</text:p>
          </table:table-cell>
          <table:table-cell table:style-name="Default" office:value-type="float" office:value="-0.211537721938987" calcext:value-type="float">
            <text:p>-0.2115377219</text:p>
          </table:table-cell>
          <table:table-cell table:style-name="ce3" office:value-type="float" office:value="-0.0130049799540714" calcext:value-type="float">
            <text:p>-0.013004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11407118189802" calcext:value-type="float">
            <text:p>0.0011140712</text:p>
          </table:table-cell>
          <table:table-cell table:style-name="Default" office:value-type="float" office:value="0.0126870326655353" calcext:value-type="float">
            <text:p>0.0126870327</text:p>
          </table:table-cell>
          <table:table-cell table:style-name="ce3" office:value-type="float" office:value="0.0111682742733055" calcext:value-type="float">
            <text:p>0.011168274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x</text:p>
          </table:table-cell>
          <table:table-cell office:value-type="float" office:value="-0.0905891898278275" calcext:value-type="float">
            <text:p>-0.0905891898</text:p>
          </table:table-cell>
          <table:table-cell office:value-type="float" office:value="-0.456459663239456" calcext:value-type="float">
            <text:p>-0.4564596632</text:p>
          </table:table-cell>
          <table:table-cell office:value-type="float" office:value="-0.471502875021308" calcext:value-type="float">
            <text:p>-0.47150287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31381279324761" calcext:value-type="float">
            <text:p>0.0053138128</text:p>
          </table:table-cell>
          <table:table-cell office:value-type="float" office:value="0.00547353052363743" calcext:value-type="float">
            <text:p>0.0054735305</text:p>
          </table:table-cell>
          <table:table-cell office:value-type="float" office:value="0.00340352668522252" calcext:value-type="float">
            <text:p>0.003403526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y</text:p>
          </table:table-cell>
          <table:table-cell office:value-type="float" office:value="0.170548548084268" calcext:value-type="float">
            <text:p>0.1705485481</text:p>
          </table:table-cell>
          <table:table-cell office:value-type="float" office:value="-0.192166784572861" calcext:value-type="float">
            <text:p>-0.1921667846</text:p>
          </table:table-cell>
          <table:table-cell office:value-type="float" office:value="-0.0340245036069222" calcext:value-type="float">
            <text:p>-0.03402450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13670903675336" calcext:value-type="float">
            <text:p>0.001136709</text:p>
          </table:table-cell>
          <table:table-cell office:value-type="float" office:value="0.00937488586628879" calcext:value-type="float">
            <text:p>0.0093748859</text:p>
          </table:table-cell>
          <table:table-cell office:value-type="float" office:value="0.00785621873462688" calcext:value-type="float">
            <text:p>0.007856218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x</text:p>
          </table:table-cell>
          <table:table-cell office:value-type="float" office:value="-0.0924709499709945" calcext:value-type="float">
            <text:p>-0.09247095</text:p>
          </table:table-cell>
          <table:table-cell table:style-name="Default" office:value-type="float" office:value="-0.457142289021871" calcext:value-type="float">
            <text:p>-0.457142289</text:p>
          </table:table-cell>
          <table:table-cell table:style-name="ce3" office:value-type="float" office:value="-0.476085281131281" calcext:value-type="float">
            <text:p>-0.476085281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43111558424338" calcext:value-type="float">
            <text:p>0.0054311156</text:p>
          </table:table-cell>
          <table:table-cell table:style-name="Default" office:value-type="float" office:value="0.00512618871124635" calcext:value-type="float">
            <text:p>0.0051261887</text:p>
          </table:table-cell>
          <table:table-cell table:style-name="ce3" office:value-type="float" office:value="0.00411502180112165" calcext:value-type="float">
            <text:p>0.004115021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y</text:p>
          </table:table-cell>
          <table:table-cell office:value-type="float" office:value="0.170882709951492" calcext:value-type="float">
            <text:p>0.17088271</text:p>
          </table:table-cell>
          <table:table-cell table:style-name="Default" office:value-type="float" office:value="-0.19411894286169" calcext:value-type="float">
            <text:p>-0.1941189429</text:p>
          </table:table-cell>
          <table:table-cell table:style-name="ce3" office:value-type="float" office:value="-0.0217877313629715" calcext:value-type="float">
            <text:p>-0.021787731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12369879014207" calcext:value-type="float">
            <text:p>0.0011236988</text:p>
          </table:table-cell>
          <table:table-cell table:style-name="Default" office:value-type="float" office:value="0.00923275903247783" calcext:value-type="float">
            <text:p>0.009232759</text:p>
          </table:table-cell>
          <table:table-cell table:style-name="ce3" office:value-type="float" office:value="0.00786549521495504" calcext:value-type="float">
            <text:p>0.007865495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53846153846154" calcext:value-type="float">
            <text:p>0.3538461538</text:p>
          </table:table-cell>
          <table:table-cell office:value-type="string" calcext:value-type="string">
            <text:p>x</text:p>
          </table:table-cell>
          <table:table-cell office:value-type="float" office:value="-0.0977041663292768" calcext:value-type="float">
            <text:p>-0.0977041663</text:p>
          </table:table-cell>
          <table:table-cell office:value-type="float" office:value="-0.47425711978084" calcext:value-type="float">
            <text:p>-0.4742571198</text:p>
          </table:table-cell>
          <table:table-cell office:value-type="float" office:value="-0.480402868729539" calcext:value-type="float">
            <text:p>-0.480402868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5219936431892" calcext:value-type="float">
            <text:p>0.0045521994</text:p>
          </table:table-cell>
          <table:table-cell office:value-type="float" office:value="0.00459213585186393" calcext:value-type="float">
            <text:p>0.0045921359</text:p>
          </table:table-cell>
          <table:table-cell office:value-type="float" office:value="0.00305888522869157" calcext:value-type="float">
            <text:p>0.003058885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53846153846154" calcext:value-type="float">
            <text:p>0.3538461538</text:p>
          </table:table-cell>
          <table:table-cell office:value-type="string" calcext:value-type="string">
            <text:p>y</text:p>
          </table:table-cell>
          <table:table-cell office:value-type="float" office:value="0.168213213080764" calcext:value-type="float">
            <text:p>0.1682132131</text:p>
          </table:table-cell>
          <table:table-cell office:value-type="float" office:value="-0.169523861234898" calcext:value-type="float">
            <text:p>-0.1695238612</text:p>
          </table:table-cell>
          <table:table-cell office:value-type="float" office:value="-0.0287674820024876" calcext:value-type="float">
            <text:p>-0.02876748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6224461285762" calcext:value-type="float">
            <text:p>0.0010622446</text:p>
          </table:table-cell>
          <table:table-cell office:value-type="float" office:value="0.010260566394055" calcext:value-type="float">
            <text:p>0.0102605664</text:p>
          </table:table-cell>
          <table:table-cell office:value-type="float" office:value="0.00746784444972082" calcext:value-type="float">
            <text:p>0.007467844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23076923076923" calcext:value-type="float">
            <text:p>0.3230769231</text:p>
          </table:table-cell>
          <table:table-cell office:value-type="string" calcext:value-type="string">
            <text:p>x</text:p>
          </table:table-cell>
          <table:table-cell office:value-type="float" office:value="-0.0977041663292768" calcext:value-type="float">
            <text:p>-0.0977041663</text:p>
          </table:table-cell>
          <table:table-cell table:style-name="Default" office:value-type="float" office:value="-0.47425711978084" calcext:value-type="float">
            <text:p>-0.4742571198</text:p>
          </table:table-cell>
          <table:table-cell table:style-name="ce3" office:value-type="float" office:value="-0.480402868729539" calcext:value-type="float">
            <text:p>-0.480402868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5219936431892" calcext:value-type="float">
            <text:p>0.0045521994</text:p>
          </table:table-cell>
          <table:table-cell table:style-name="Default" office:value-type="float" office:value="0.00459213585186393" calcext:value-type="float">
            <text:p>0.0045921359</text:p>
          </table:table-cell>
          <table:table-cell table:style-name="ce3" office:value-type="float" office:value="0.00305888522869157" calcext:value-type="float">
            <text:p>0.003058885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23076923076923" calcext:value-type="float">
            <text:p>0.3230769231</text:p>
          </table:table-cell>
          <table:table-cell office:value-type="string" calcext:value-type="string">
            <text:p>y</text:p>
          </table:table-cell>
          <table:table-cell office:value-type="float" office:value="0.168213213080764" calcext:value-type="float">
            <text:p>0.1682132131</text:p>
          </table:table-cell>
          <table:table-cell table:style-name="Default" office:value-type="float" office:value="-0.169523861234898" calcext:value-type="float">
            <text:p>-0.1695238612</text:p>
          </table:table-cell>
          <table:table-cell table:style-name="ce3" office:value-type="float" office:value="-0.0287674820024876" calcext:value-type="float">
            <text:p>-0.02876748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6224461285762" calcext:value-type="float">
            <text:p>0.0010622446</text:p>
          </table:table-cell>
          <table:table-cell table:style-name="Default" office:value-type="float" office:value="0.010260566394055" calcext:value-type="float">
            <text:p>0.0102605664</text:p>
          </table:table-cell>
          <table:table-cell table:style-name="ce3" office:value-type="float" office:value="0.00746784444972082" calcext:value-type="float">
            <text:p>0.007467844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48502350317429" calcext:value-type="float">
            <text:p>-0.1485023503</text:p>
          </table:table-cell>
          <table:table-cell office:value-type="float" office:value="-0.198683568697599" calcext:value-type="float">
            <text:p>-0.1986835687</text:p>
          </table:table-cell>
          <table:table-cell office:value-type="float" office:value="-0.41600389686892" calcext:value-type="float">
            <text:p>-0.416003896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378945198793293" calcext:value-type="float">
            <text:p>0.0378945199</text:p>
          </table:table-cell>
          <table:table-cell office:value-type="float" office:value="0.0641055709976417" calcext:value-type="float">
            <text:p>0.064105571</text:p>
          </table:table-cell>
          <table:table-cell office:value-type="float" office:value="0.0991390080093334" calcext:value-type="float">
            <text:p>0.09913900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600812505097285" calcext:value-type="float">
            <text:p>0.0600812505</text:p>
          </table:table-cell>
          <table:table-cell office:value-type="float" office:value="-0.112248621578064" calcext:value-type="float">
            <text:p>-0.1122486216</text:p>
          </table:table-cell>
          <table:table-cell office:value-type="float" office:value="-0.0488672903761008" calcext:value-type="float">
            <text:p>-0.048867290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4902917126712" calcext:value-type="float">
            <text:p>0.0249029171</text:p>
          </table:table-cell>
          <table:table-cell office:value-type="float" office:value="0.0327477464345875" calcext:value-type="float">
            <text:p>0.0327477464</text:p>
          </table:table-cell>
          <table:table-cell office:value-type="float" office:value="0.0387781836248232" calcext:value-type="float">
            <text:p>0.038778183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48502350317429" calcext:value-type="float">
            <text:p>-0.1485023503</text:p>
          </table:table-cell>
          <table:table-cell table:style-name="Default" office:value-type="float" office:value="-0.198683568697599" calcext:value-type="float">
            <text:p>-0.1986835687</text:p>
          </table:table-cell>
          <table:table-cell table:style-name="ce3" office:value-type="float" office:value="-0.352099187217773" calcext:value-type="float">
            <text:p>-0.352099187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378945198793293" calcext:value-type="float">
            <text:p>0.0378945199</text:p>
          </table:table-cell>
          <table:table-cell table:style-name="Default" office:value-type="float" office:value="0.0641055709976417" calcext:value-type="float">
            <text:p>0.064105571</text:p>
          </table:table-cell>
          <table:table-cell table:style-name="ce3" office:value-type="float" office:value="0.135354745375533" calcext:value-type="float">
            <text:p>0.135354745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600812505097285" calcext:value-type="float">
            <text:p>0.0600812505</text:p>
          </table:table-cell>
          <table:table-cell table:style-name="Default" office:value-type="float" office:value="-0.112248621578064" calcext:value-type="float">
            <text:p>-0.1122486216</text:p>
          </table:table-cell>
          <table:table-cell table:style-name="ce3" office:value-type="float" office:value="-0.0191182132750358" calcext:value-type="float">
            <text:p>-0.019118213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4902917126712" calcext:value-type="float">
            <text:p>0.0249029171</text:p>
          </table:table-cell>
          <table:table-cell table:style-name="Default" office:value-type="float" office:value="0.0327477464345875" calcext:value-type="float">
            <text:p>0.0327477464</text:p>
          </table:table-cell>
          <table:table-cell table:style-name="ce3" office:value-type="float" office:value="0.045367517452187" calcext:value-type="float">
            <text:p>0.045367517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x</text:p>
          </table:table-cell>
          <table:table-cell office:value-type="float" office:value="-0.198840831625161" calcext:value-type="float">
            <text:p>-0.1988408316</text:p>
          </table:table-cell>
          <table:table-cell office:value-type="float" office:value="-0.248127968297041" calcext:value-type="float">
            <text:p>-0.2481279683</text:p>
          </table:table-cell>
          <table:table-cell office:value-type="float" office:value="-0.520194430488262" calcext:value-type="float">
            <text:p>-0.52019443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76805972891182" calcext:value-type="float">
            <text:p>0.0276805973</text:p>
          </table:table-cell>
          <table:table-cell office:value-type="float" office:value="0.0546691423289825" calcext:value-type="float">
            <text:p>0.0546691423</text:p>
          </table:table-cell>
          <table:table-cell office:value-type="float" office:value="0.0313469373331972" calcext:value-type="float">
            <text:p>0.031346937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</text:p>
          </table:table-cell>
          <table:table-cell office:value-type="float" office:value="0.0517633901261461" calcext:value-type="float">
            <text:p>0.0517633901</text:p>
          </table:table-cell>
          <table:table-cell office:value-type="float" office:value="-0.168750944585938" calcext:value-type="float">
            <text:p>-0.1687509446</text:p>
          </table:table-cell>
          <table:table-cell office:value-type="float" office:value="-0.0278567489391113" calcext:value-type="float">
            <text:p>-0.027856748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79240943893772" calcext:value-type="float">
            <text:p>0.0179240944</text:p>
          </table:table-cell>
          <table:table-cell office:value-type="float" office:value="0.0148292260700503" calcext:value-type="float">
            <text:p>0.0148292261</text:p>
          </table:table-cell>
          <table:table-cell office:value-type="float" office:value="0.00919192189149714" calcext:value-type="float">
            <text:p>0.009191921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22" calcext:value-type="float">
            <text:p>0.22</text:p>
          </table:table-cell>
          <table:table-cell office:value-type="float" office:value="0.78125" calcext:value-type="float">
            <text:p>0.78125</text:p>
          </table:table-cell>
          <table:table-cell office:value-type="string" calcext:value-type="string">
            <text:p>x</text:p>
          </table:table-cell>
          <table:table-cell office:value-type="float" office:value="-0.163254030571301" calcext:value-type="float">
            <text:p>-0.1632540306</text:p>
          </table:table-cell>
          <table:table-cell table:style-name="Default" office:value-type="float" office:value="-0.19752310129855" calcext:value-type="float">
            <text:p>-0.1975231013</text:p>
          </table:table-cell>
          <table:table-cell table:style-name="ce3" office:value-type="float" office:value="-0.415328987051213" calcext:value-type="float">
            <text:p>-0.415328987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319619647503077" calcext:value-type="float">
            <text:p>0.0319619648</text:p>
          </table:table-cell>
          <table:table-cell table:style-name="Default" office:value-type="float" office:value="0.0646673661390534" calcext:value-type="float">
            <text:p>0.0646673661</text:p>
          </table:table-cell>
          <table:table-cell table:style-name="ce3" office:value-type="float" office:value="0.109472593524935" calcext:value-type="float">
            <text:p>0.109472593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22" calcext:value-type="float">
            <text:p>0.22</text:p>
          </table:table-cell>
          <table:table-cell office:value-type="float" office:value="0.78125" calcext:value-type="float">
            <text:p>0.78125</text:p>
          </table:table-cell>
          <table:table-cell office:value-type="string" calcext:value-type="string">
            <text:p>y</text:p>
          </table:table-cell>
          <table:table-cell office:value-type="float" office:value="0.0623643344710561" calcext:value-type="float">
            <text:p>0.0623643345</text:p>
          </table:table-cell>
          <table:table-cell table:style-name="Default" office:value-type="float" office:value="-0.148222989430254" calcext:value-type="float">
            <text:p>-0.1482229894</text:p>
          </table:table-cell>
          <table:table-cell table:style-name="ce3" office:value-type="float" office:value="-0.0709044019588035" calcext:value-type="float">
            <text:p>-0.07090440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55606552777532" calcext:value-type="float">
            <text:p>0.0255606553</text:p>
          </table:table-cell>
          <table:table-cell table:style-name="Default" office:value-type="float" office:value="0.0205782960809374" calcext:value-type="float">
            <text:p>0.0205782961</text:p>
          </table:table-cell>
          <table:table-cell table:style-name="ce3" office:value-type="float" office:value="0.0216621097211107" calcext:value-type="float">
            <text:p>0.021662109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-0.238337674845124" calcext:value-type="float">
            <text:p>-0.2383376748</text:p>
          </table:table-cell>
          <table:table-cell office:value-type="float" office:value="-0.271594839540459" calcext:value-type="float">
            <text:p>-0.2715948395</text:p>
          </table:table-cell>
          <table:table-cell office:value-type="float" office:value="-0.508421613649342" calcext:value-type="float">
            <text:p>-0.50842161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8228102838019" calcext:value-type="float">
            <text:p>0.0108228103</text:p>
          </table:table-cell>
          <table:table-cell office:value-type="float" office:value="0.0225518988970986" calcext:value-type="float">
            <text:p>0.0225518989</text:p>
          </table:table-cell>
          <table:table-cell office:value-type="float" office:value="0.0318570939967353" calcext:value-type="float">
            <text:p>0.03185709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0.073729248495716" calcext:value-type="float">
            <text:p>0.0737292485</text:p>
          </table:table-cell>
          <table:table-cell office:value-type="float" office:value="-0.177166533386923" calcext:value-type="float">
            <text:p>-0.1771665334</text:p>
          </table:table-cell>
          <table:table-cell office:value-type="float" office:value="-0.0321447772992098" calcext:value-type="float">
            <text:p>-0.032144777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6683783607757" calcext:value-type="float">
            <text:p>0.0106683784</text:p>
          </table:table-cell>
          <table:table-cell office:value-type="float" office:value="0.00806480486749998" calcext:value-type="float">
            <text:p>0.0080648049</text:p>
          </table:table-cell>
          <table:table-cell office:value-type="float" office:value="0.00967904304299727" calcext:value-type="float">
            <text:p>0.00967904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45" calcext:value-type="float">
            <text:p>0.145</text:p>
          </table:table-cell>
          <table:table-cell office:value-type="float" office:value="0.59375" calcext:value-type="float">
            <text:p>0.59375</text:p>
          </table:table-cell>
          <table:table-cell office:value-type="string" calcext:value-type="string">
            <text:p>x</text:p>
          </table:table-cell>
          <table:table-cell office:value-type="float" office:value="-0.19414515678106" calcext:value-type="float">
            <text:p>-0.1941451568</text:p>
          </table:table-cell>
          <table:table-cell table:style-name="Default" office:value-type="float" office:value="-0.229683682296001" calcext:value-type="float">
            <text:p>-0.2296836823</text:p>
          </table:table-cell>
          <table:table-cell table:style-name="ce3" office:value-type="float" office:value="-0.457467926991781" calcext:value-type="float">
            <text:p>-0.45746792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7146656815833" calcext:value-type="float">
            <text:p>0.0271466568</text:p>
          </table:table-cell>
          <table:table-cell table:style-name="Default" office:value-type="float" office:value="0.0608960535508122" calcext:value-type="float">
            <text:p>0.0608960536</text:p>
          </table:table-cell>
          <table:table-cell table:style-name="ce3" office:value-type="float" office:value="0.061192181901108" calcext:value-type="float">
            <text:p>0.061192181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45" calcext:value-type="float">
            <text:p>0.145</text:p>
          </table:table-cell>
          <table:table-cell office:value-type="float" office:value="0.59375" calcext:value-type="float">
            <text:p>0.59375</text:p>
          </table:table-cell>
          <table:table-cell office:value-type="string" calcext:value-type="string">
            <text:p>y</text:p>
          </table:table-cell>
          <table:table-cell office:value-type="float" office:value="0.0436329246112041" calcext:value-type="float">
            <text:p>0.0436329246</text:p>
          </table:table-cell>
          <table:table-cell table:style-name="Default" office:value-type="float" office:value="-0.16546343948523" calcext:value-type="float">
            <text:p>-0.1654634395</text:p>
          </table:table-cell>
          <table:table-cell table:style-name="ce3" office:value-type="float" office:value="-0.0644190585956435" calcext:value-type="float">
            <text:p>-0.06441905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9258468205333" calcext:value-type="float">
            <text:p>0.0189258468</text:p>
          </table:table-cell>
          <table:table-cell table:style-name="Default" office:value-type="float" office:value="0.0144815338951445" calcext:value-type="float">
            <text:p>0.0144815339</text:p>
          </table:table-cell>
          <table:table-cell table:style-name="ce3" office:value-type="float" office:value="0.0112841299287374" calcext:value-type="float">
            <text:p>0.011284129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7" calcext:value-type="float">
            <text:p>0.07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x</text:p>
          </table:table-cell>
          <table:table-cell office:value-type="float" office:value="-0.224193588517426" calcext:value-type="float">
            <text:p>-0.2241935885</text:p>
          </table:table-cell>
          <table:table-cell office:value-type="float" office:value="-0.306237074917609" calcext:value-type="float">
            <text:p>-0.3062370749</text:p>
          </table:table-cell>
          <table:table-cell office:value-type="float" office:value="-0.57604877407534" calcext:value-type="float">
            <text:p>-0.57604877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26864003975268" calcext:value-type="float">
            <text:p>0.00926864</text:p>
          </table:table-cell>
          <table:table-cell office:value-type="float" office:value="0.00720117197079267" calcext:value-type="float">
            <text:p>0.007201172</text:p>
          </table:table-cell>
          <table:table-cell office:value-type="float" office:value="0.000631981907650131" calcext:value-type="float">
            <text:p>0.000631981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7" calcext:value-type="float">
            <text:p>0.07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office:value-type="float" office:value="0.0661978081322239" calcext:value-type="float">
            <text:p>0.0661978081</text:p>
          </table:table-cell>
          <table:table-cell office:value-type="float" office:value="-0.181253767419098" calcext:value-type="float">
            <text:p>-0.1812537674</text:p>
          </table:table-cell>
          <table:table-cell office:value-type="float" office:value="-0.0165103868354376" calcext:value-type="float">
            <text:p>-0.016510386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975033865504" calcext:value-type="float">
            <text:p>0.0109750339</text:p>
          </table:table-cell>
          <table:table-cell office:value-type="float" office:value="0.00233920133632808" calcext:value-type="float">
            <text:p>0.0023392013</text:p>
          </table:table-cell>
          <table:table-cell office:value-type="float" office:value="0.00117554850022608" calcext:value-type="float">
            <text:p>0.001175548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3125" calcext:value-type="float">
            <text:p>0.3125</text:p>
          </table:table-cell>
          <table:table-cell office:value-type="string" calcext:value-type="string">
            <text:p>x</text:p>
          </table:table-cell>
          <table:table-cell office:value-type="float" office:value="-0.241861021124186" calcext:value-type="float">
            <text:p>-0.2418610211</text:p>
          </table:table-cell>
          <table:table-cell table:style-name="Default" office:value-type="float" office:value="-0.300533663998826" calcext:value-type="float">
            <text:p>-0.300533664</text:p>
          </table:table-cell>
          <table:table-cell table:style-name="ce3" office:value-type="float" office:value="-0.560383038015919" calcext:value-type="float">
            <text:p>-0.5603830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2097063358641" calcext:value-type="float">
            <text:p>0.0112097063</text:p>
          </table:table-cell>
          <table:table-cell table:style-name="Default" office:value-type="float" office:value="0.00702394995597048" calcext:value-type="float">
            <text:p>0.00702395</text:p>
          </table:table-cell>
          <table:table-cell table:style-name="ce3" office:value-type="float" office:value="0.00154646907824458" calcext:value-type="float">
            <text:p>0.001546469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3125" calcext:value-type="float">
            <text:p>0.3125</text:p>
          </table:table-cell>
          <table:table-cell office:value-type="string" calcext:value-type="string">
            <text:p>y</text:p>
          </table:table-cell>
          <table:table-cell office:value-type="float" office:value="0.0805127333448379" calcext:value-type="float">
            <text:p>0.0805127333</text:p>
          </table:table-cell>
          <table:table-cell table:style-name="Default" office:value-type="float" office:value="-0.191564895724897" calcext:value-type="float">
            <text:p>-0.1915648957</text:p>
          </table:table-cell>
          <table:table-cell table:style-name="ce3" office:value-type="float" office:value="-0.0275745048097127" calcext:value-type="float">
            <text:p>-0.027574504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3702030872444" calcext:value-type="float">
            <text:p>0.0103702031</text:p>
          </table:table-cell>
          <table:table-cell table:style-name="Default" office:value-type="float" office:value="0.00352641966183655" calcext:value-type="float">
            <text:p>0.0035264197</text:p>
          </table:table-cell>
          <table:table-cell table:style-name="ce3" office:value-type="float" office:value="0.00638740428884562" calcext:value-type="float">
            <text:p>0.006387404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952279052631844" calcext:value-type="float">
            <text:p>-0.0952279053</text:p>
          </table:table-cell>
          <table:table-cell office:value-type="float" office:value="-0.43114299337395" calcext:value-type="float">
            <text:p>-0.4311429934</text:p>
          </table:table-cell>
          <table:table-cell office:value-type="float" office:value="-0.432114438596751" calcext:value-type="float">
            <text:p>-0.43211443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51821813815605" calcext:value-type="float">
            <text:p>0.0085182181</text:p>
          </table:table-cell>
          <table:table-cell office:value-type="float" office:value="0.00795786359332921" calcext:value-type="float">
            <text:p>0.0079578636</text:p>
          </table:table-cell>
          <table:table-cell office:value-type="float" office:value="0.00777627409637423" calcext:value-type="float">
            <text:p>0.007776274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902356907982" calcext:value-type="float">
            <text:p>0.1690235691</text:p>
          </table:table-cell>
          <table:table-cell office:value-type="float" office:value="-0.198960026673015" calcext:value-type="float">
            <text:p>-0.1989600267</text:p>
          </table:table-cell>
          <table:table-cell office:value-type="float" office:value="-0.0139856612071518" calcext:value-type="float">
            <text:p>-0.013985661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48859947228558" calcext:value-type="float">
            <text:p>0.0014885995</text:p>
          </table:table-cell>
          <table:table-cell office:value-type="float" office:value="0.0176134225470227" calcext:value-type="float">
            <text:p>0.0176134225</text:p>
          </table:table-cell>
          <table:table-cell office:value-type="float" office:value="0.0176239687608232" calcext:value-type="float">
            <text:p>0.017623968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952279052631844" calcext:value-type="float">
            <text:p>-0.0952279053</text:p>
          </table:table-cell>
          <table:table-cell table:style-name="Default" office:value-type="float" office:value="-0.43114299337395" calcext:value-type="float">
            <text:p>-0.4311429934</text:p>
          </table:table-cell>
          <table:table-cell table:style-name="ce3" office:value-type="float" office:value="-0.432114438596751" calcext:value-type="float">
            <text:p>-0.43211443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51821813815605" calcext:value-type="float">
            <text:p>0.0085182181</text:p>
          </table:table-cell>
          <table:table-cell table:style-name="Default" office:value-type="float" office:value="0.00795786359332921" calcext:value-type="float">
            <text:p>0.0079578636</text:p>
          </table:table-cell>
          <table:table-cell table:style-name="ce3" office:value-type="float" office:value="0.00777627409637423" calcext:value-type="float">
            <text:p>0.007776274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902356907982" calcext:value-type="float">
            <text:p>0.1690235691</text:p>
          </table:table-cell>
          <table:table-cell table:style-name="Default" office:value-type="float" office:value="-0.198960026673015" calcext:value-type="float">
            <text:p>-0.1989600267</text:p>
          </table:table-cell>
          <table:table-cell table:style-name="ce3" office:value-type="float" office:value="-0.0139856612071518" calcext:value-type="float">
            <text:p>-0.013985661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48859947228558" calcext:value-type="float">
            <text:p>0.0014885995</text:p>
          </table:table-cell>
          <table:table-cell table:style-name="Default" office:value-type="float" office:value="0.0176134225470227" calcext:value-type="float">
            <text:p>0.0176134225</text:p>
          </table:table-cell>
          <table:table-cell table:style-name="ce3" office:value-type="float" office:value="0.0176239687608232" calcext:value-type="float">
            <text:p>0.017623968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84615384615385" calcext:value-type="float">
            <text:p>0.7846153846</text:p>
          </table:table-cell>
          <table:table-cell office:value-type="string" calcext:value-type="string">
            <text:p>x</text:p>
          </table:table-cell>
          <table:table-cell office:value-type="float" office:value="-0.0965433582591772" calcext:value-type="float">
            <text:p>-0.0965433583</text:p>
          </table:table-cell>
          <table:table-cell office:value-type="float" office:value="-0.442243555338398" calcext:value-type="float">
            <text:p>-0.4422435553</text:p>
          </table:table-cell>
          <table:table-cell office:value-type="float" office:value="-0.46545833287484" calcext:value-type="float">
            <text:p>-0.465458332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71801363081648" calcext:value-type="float">
            <text:p>0.0077180136</text:p>
          </table:table-cell>
          <table:table-cell office:value-type="float" office:value="0.00460888062277961" calcext:value-type="float">
            <text:p>0.0046088806</text:p>
          </table:table-cell>
          <table:table-cell office:value-type="float" office:value="0.00454832079043861" calcext:value-type="float">
            <text:p>0.004548320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84615384615385" calcext:value-type="float">
            <text:p>0.7846153846</text:p>
          </table:table-cell>
          <table:table-cell office:value-type="string" calcext:value-type="string">
            <text:p>y</text:p>
          </table:table-cell>
          <table:table-cell office:value-type="float" office:value="0.171881545453071" calcext:value-type="float">
            <text:p>0.1718815455</text:p>
          </table:table-cell>
          <table:table-cell office:value-type="float" office:value="-0.204376849701431" calcext:value-type="float">
            <text:p>-0.2043768497</text:p>
          </table:table-cell>
          <table:table-cell office:value-type="float" office:value="-0.0186384207218684" calcext:value-type="float">
            <text:p>-0.018638420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17060545931073" calcext:value-type="float">
            <text:p>0.0009170605</text:p>
          </table:table-cell>
          <table:table-cell office:value-type="float" office:value="0.0107789153766419" calcext:value-type="float">
            <text:p>0.0107789154</text:p>
          </table:table-cell>
          <table:table-cell office:value-type="float" office:value="0.007586263819426" calcext:value-type="float">
            <text:p>0.007586263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753846153846154" calcext:value-type="float">
            <text:p>0.7538461538</text:p>
          </table:table-cell>
          <table:table-cell office:value-type="string" calcext:value-type="string">
            <text:p>x</text:p>
          </table:table-cell>
          <table:table-cell office:value-type="float" office:value="-0.0965433582591772" calcext:value-type="float">
            <text:p>-0.0965433583</text:p>
          </table:table-cell>
          <table:table-cell table:style-name="Default" office:value-type="float" office:value="-0.445775054855958" calcext:value-type="float">
            <text:p>-0.4457750549</text:p>
          </table:table-cell>
          <table:table-cell table:style-name="ce3" office:value-type="float" office:value="-0.456671858169116" calcext:value-type="float">
            <text:p>-0.456671858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71801363081648" calcext:value-type="float">
            <text:p>0.0077180136</text:p>
          </table:table-cell>
          <table:table-cell table:style-name="Default" office:value-type="float" office:value="0.0053004498520154" calcext:value-type="float">
            <text:p>0.0053004499</text:p>
          </table:table-cell>
          <table:table-cell table:style-name="ce3" office:value-type="float" office:value="0.00523580980210602" calcext:value-type="float">
            <text:p>0.005235809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753846153846154" calcext:value-type="float">
            <text:p>0.7538461538</text:p>
          </table:table-cell>
          <table:table-cell office:value-type="string" calcext:value-type="string">
            <text:p>y</text:p>
          </table:table-cell>
          <table:table-cell office:value-type="float" office:value="0.171881545453071" calcext:value-type="float">
            <text:p>0.1718815455</text:p>
          </table:table-cell>
          <table:table-cell table:style-name="Default" office:value-type="float" office:value="-0.19611520362747" calcext:value-type="float">
            <text:p>-0.1961152036</text:p>
          </table:table-cell>
          <table:table-cell table:style-name="ce3" office:value-type="float" office:value="-0.0202236344271237" calcext:value-type="float">
            <text:p>-0.02022363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917060545931073" calcext:value-type="float">
            <text:p>0.0009170605</text:p>
          </table:table-cell>
          <table:table-cell table:style-name="Default" office:value-type="float" office:value="0.01157905831827" calcext:value-type="float">
            <text:p>0.0115790583</text:p>
          </table:table-cell>
          <table:table-cell table:style-name="ce3" office:value-type="float" office:value="0.00824903263365713" calcext:value-type="float">
            <text:p>0.008249032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x</text:p>
          </table:table-cell>
          <table:table-cell office:value-type="float" office:value="-0.0909963807848415" calcext:value-type="float">
            <text:p>-0.0909963808</text:p>
          </table:table-cell>
          <table:table-cell office:value-type="float" office:value="-0.459350716645791" calcext:value-type="float">
            <text:p>-0.4593507166</text:p>
          </table:table-cell>
          <table:table-cell office:value-type="float" office:value="-0.464018146770237" calcext:value-type="float">
            <text:p>-0.464018146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74626779671733" calcext:value-type="float">
            <text:p>0.0067462678</text:p>
          </table:table-cell>
          <table:table-cell office:value-type="float" office:value="0.00318303564431926" calcext:value-type="float">
            <text:p>0.0031830356</text:p>
          </table:table-cell>
          <table:table-cell office:value-type="float" office:value="0.00394204025023253" calcext:value-type="float">
            <text:p>0.003942040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y</text:p>
          </table:table-cell>
          <table:table-cell office:value-type="float" office:value="0.172122348776227" calcext:value-type="float">
            <text:p>0.1721223488</text:p>
          </table:table-cell>
          <table:table-cell office:value-type="float" office:value="-0.197248438229225" calcext:value-type="float">
            <text:p>-0.1972484382</text:p>
          </table:table-cell>
          <table:table-cell office:value-type="float" office:value="-0.014354918597526" calcext:value-type="float">
            <text:p>-0.01435491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41473657531371" calcext:value-type="float">
            <text:p>0.0007414737</text:p>
          </table:table-cell>
          <table:table-cell office:value-type="float" office:value="0.00924462444962869" calcext:value-type="float">
            <text:p>0.0092446244</text:p>
          </table:table-cell>
          <table:table-cell office:value-type="float" office:value="0.00573233819709426" calcext:value-type="float">
            <text:p>0.005732338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office:value-type="float" office:value="-0.0909963807848415" calcext:value-type="float">
            <text:p>-0.0909963808</text:p>
          </table:table-cell>
          <table:table-cell table:style-name="Default" office:value-type="float" office:value="-0.455970956769121" calcext:value-type="float">
            <text:p>-0.4559709568</text:p>
          </table:table-cell>
          <table:table-cell table:style-name="ce3" office:value-type="float" office:value="-0.465035574806323" calcext:value-type="float">
            <text:p>-0.465035574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74626779671733" calcext:value-type="float">
            <text:p>0.0067462678</text:p>
          </table:table-cell>
          <table:table-cell table:style-name="Default" office:value-type="float" office:value="0.00334678685664721" calcext:value-type="float">
            <text:p>0.0033467869</text:p>
          </table:table-cell>
          <table:table-cell table:style-name="ce3" office:value-type="float" office:value="0.0038184204658371" calcext:value-type="float">
            <text:p>0.003818420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y</text:p>
          </table:table-cell>
          <table:table-cell office:value-type="float" office:value="0.172122348776227" calcext:value-type="float">
            <text:p>0.1721223488</text:p>
          </table:table-cell>
          <table:table-cell table:style-name="Default" office:value-type="float" office:value="-0.201362109315564" calcext:value-type="float">
            <text:p>-0.2013621093</text:p>
          </table:table-cell>
          <table:table-cell table:style-name="ce3" office:value-type="float" office:value="-0.0208838017752212" calcext:value-type="float">
            <text:p>-0.020883801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41473657531371" calcext:value-type="float">
            <text:p>0.0007414737</text:p>
          </table:table-cell>
          <table:table-cell table:style-name="Default" office:value-type="float" office:value="0.0107845565158284" calcext:value-type="float">
            <text:p>0.0107845565</text:p>
          </table:table-cell>
          <table:table-cell table:style-name="ce3" office:value-type="float" office:value="0.00702342245849564" calcext:value-type="float">
            <text:p>0.007023422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x</text:p>
          </table:table-cell>
          <table:table-cell office:value-type="float" office:value="-0.0919973887706492" calcext:value-type="float">
            <text:p>-0.0919973888</text:p>
          </table:table-cell>
          <table:table-cell office:value-type="float" office:value="-0.468448955752958" calcext:value-type="float">
            <text:p>-0.4684489558</text:p>
          </table:table-cell>
          <table:table-cell office:value-type="float" office:value="-0.466014129918119" calcext:value-type="float">
            <text:p>-0.466014129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41462154040761" calcext:value-type="float">
            <text:p>0.0064146215</text:p>
          </table:table-cell>
          <table:table-cell office:value-type="float" office:value="0.00205684063752998" calcext:value-type="float">
            <text:p>0.0020568406</text:p>
          </table:table-cell>
          <table:table-cell office:value-type="float" office:value="0.00273240121581117" calcext:value-type="float">
            <text:p>0.002732401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y</text:p>
          </table:table-cell>
          <table:table-cell office:value-type="float" office:value="0.170943693115769" calcext:value-type="float">
            <text:p>0.1709436931</text:p>
          </table:table-cell>
          <table:table-cell office:value-type="float" office:value="-0.188106248558509" calcext:value-type="float">
            <text:p>-0.1881062486</text:p>
          </table:table-cell>
          <table:table-cell office:value-type="float" office:value="-0.0226953238101827" calcext:value-type="float">
            <text:p>-0.02269532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15144642004349" calcext:value-type="float">
            <text:p>0.0007151446</text:p>
          </table:table-cell>
          <table:table-cell office:value-type="float" office:value="0.00613826521788565" calcext:value-type="float">
            <text:p>0.0061382652</text:p>
          </table:table-cell>
          <table:table-cell office:value-type="float" office:value="0.00594559426878122" calcext:value-type="float">
            <text:p>0.005945594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x</text:p>
          </table:table-cell>
          <table:table-cell office:value-type="float" office:value="-0.0919973887706492" calcext:value-type="float">
            <text:p>-0.0919973888</text:p>
          </table:table-cell>
          <table:table-cell table:style-name="Default" office:value-type="float" office:value="-0.468448955752958" calcext:value-type="float">
            <text:p>-0.4684489558</text:p>
          </table:table-cell>
          <table:table-cell table:style-name="ce3" office:value-type="float" office:value="-0.466014129918119" calcext:value-type="float">
            <text:p>-0.466014129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41462154040761" calcext:value-type="float">
            <text:p>0.0064146215</text:p>
          </table:table-cell>
          <table:table-cell table:style-name="Default" office:value-type="float" office:value="0.00205684063752998" calcext:value-type="float">
            <text:p>0.0020568406</text:p>
          </table:table-cell>
          <table:table-cell table:style-name="ce3" office:value-type="float" office:value="0.00273240121581117" calcext:value-type="float">
            <text:p>0.002732401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84615384615385" calcext:value-type="float">
            <text:p>0.3846153846</text:p>
          </table:table-cell>
          <table:table-cell office:value-type="string" calcext:value-type="string">
            <text:p>y</text:p>
          </table:table-cell>
          <table:table-cell office:value-type="float" office:value="0.170943693115769" calcext:value-type="float">
            <text:p>0.1709436931</text:p>
          </table:table-cell>
          <table:table-cell table:style-name="Default" office:value-type="float" office:value="-0.188106248558509" calcext:value-type="float">
            <text:p>-0.1881062486</text:p>
          </table:table-cell>
          <table:table-cell table:style-name="ce3" office:value-type="float" office:value="-0.0226953238101827" calcext:value-type="float">
            <text:p>-0.02269532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15144642004349" calcext:value-type="float">
            <text:p>0.0007151446</text:p>
          </table:table-cell>
          <table:table-cell table:style-name="Default" office:value-type="float" office:value="0.00613826521788565" calcext:value-type="float">
            <text:p>0.0061382652</text:p>
          </table:table-cell>
          <table:table-cell table:style-name="ce3" office:value-type="float" office:value="0.00594559426878122" calcext:value-type="float">
            <text:p>0.005945594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0266986339445" calcext:value-type="float">
            <text:p>-0.2002669863</text:p>
          </table:table-cell>
          <table:table-cell office:value-type="float" office:value="-0.270108542729027" calcext:value-type="float">
            <text:p>-0.2701085427</text:p>
          </table:table-cell>
          <table:table-cell office:value-type="float" office:value="-0.393053001075015" calcext:value-type="float">
            <text:p>-0.393053001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89541746807494" calcext:value-type="float">
            <text:p>0.0289541747</text:p>
          </table:table-cell>
          <table:table-cell office:value-type="float" office:value="0.0613893625081561" calcext:value-type="float">
            <text:p>0.0613893625</text:p>
          </table:table-cell>
          <table:table-cell office:value-type="float" office:value="0.10385851021401" calcext:value-type="float">
            <text:p>0.103858510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27523239513379" calcext:value-type="float">
            <text:p>0.1275232395</text:p>
          </table:table-cell>
          <table:table-cell office:value-type="float" office:value="-0.131649601587997" calcext:value-type="float">
            <text:p>-0.1316496016</text:p>
          </table:table-cell>
          <table:table-cell office:value-type="float" office:value="-0.0603040403684897" calcext:value-type="float">
            <text:p>-0.060304040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46738277149747" calcext:value-type="float">
            <text:p>0.0146738277</text:p>
          </table:table-cell>
          <table:table-cell office:value-type="float" office:value="0.0325533339234325" calcext:value-type="float">
            <text:p>0.0325533339</text:p>
          </table:table-cell>
          <table:table-cell office:value-type="float" office:value="0.0388238750564271" calcext:value-type="float">
            <text:p>0.038823875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83792335291062" calcext:value-type="float">
            <text:p>-0.1837923353</text:p>
          </table:table-cell>
          <table:table-cell table:style-name="Default" office:value-type="float" office:value="-0.270108542729027" calcext:value-type="float">
            <text:p>-0.2701085427</text:p>
          </table:table-cell>
          <table:table-cell table:style-name="ce3" office:value-type="float" office:value="-0.375983005422701" calcext:value-type="float">
            <text:p>-0.375983005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350727663966767" calcext:value-type="float">
            <text:p>0.0350727664</text:p>
          </table:table-cell>
          <table:table-cell table:style-name="Default" office:value-type="float" office:value="0.0613893625081561" calcext:value-type="float">
            <text:p>0.0613893625</text:p>
          </table:table-cell>
          <table:table-cell table:style-name="ce3" office:value-type="float" office:value="0.107466024676637" calcext:value-type="float">
            <text:p>0.107466024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1051148556507" calcext:value-type="float">
            <text:p>0.1105114856</text:p>
          </table:table-cell>
          <table:table-cell table:style-name="Default" office:value-type="float" office:value="-0.131649601587997" calcext:value-type="float">
            <text:p>-0.1316496016</text:p>
          </table:table-cell>
          <table:table-cell table:style-name="ce3" office:value-type="float" office:value="-0.0536583421626376" calcext:value-type="float">
            <text:p>-0.053658342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19365376855525" calcext:value-type="float">
            <text:p>0.0219365377</text:p>
          </table:table-cell>
          <table:table-cell table:style-name="Default" office:value-type="float" office:value="0.0325533339234325" calcext:value-type="float">
            <text:p>0.0325533339</text:p>
          </table:table-cell>
          <table:table-cell table:style-name="ce3" office:value-type="float" office:value="0.0456115711861061" calcext:value-type="float">
            <text:p>0.045611571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92452830188679" calcext:value-type="float">
            <text:p>0.7924528302</text:p>
          </table:table-cell>
          <table:table-cell office:value-type="string" calcext:value-type="string">
            <text:p>x</text:p>
          </table:table-cell>
          <table:table-cell office:value-type="float" office:value="-0.21073768967718" calcext:value-type="float">
            <text:p>-0.2107376897</text:p>
          </table:table-cell>
          <table:table-cell office:value-type="float" office:value="-0.277350233233317" calcext:value-type="float">
            <text:p>-0.2773502332</text:p>
          </table:table-cell>
          <table:table-cell office:value-type="float" office:value="-0.507399484884269" calcext:value-type="float">
            <text:p>-0.507399484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799589188336" calcext:value-type="float">
            <text:p>0.0179958919</text:p>
          </table:table-cell>
          <table:table-cell office:value-type="float" office:value="0.059155486040358" calcext:value-type="float">
            <text:p>0.059155486</text:p>
          </table:table-cell>
          <table:table-cell office:value-type="float" office:value="0.0276533040140827" calcext:value-type="float">
            <text:p>0.02765330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92452830188679" calcext:value-type="float">
            <text:p>0.7924528302</text:p>
          </table:table-cell>
          <table:table-cell office:value-type="string" calcext:value-type="string">
            <text:p>y</text:p>
          </table:table-cell>
          <table:table-cell office:value-type="float" office:value="0.140321290919098" calcext:value-type="float">
            <text:p>0.1403212909</text:p>
          </table:table-cell>
          <table:table-cell office:value-type="float" office:value="-0.149995928536848" calcext:value-type="float">
            <text:p>-0.1499959285</text:p>
          </table:table-cell>
          <table:table-cell office:value-type="float" office:value="-0.0360988149500247" calcext:value-type="float">
            <text:p>-0.03609881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73725430652418" calcext:value-type="float">
            <text:p>0.0067372543</text:p>
          </table:table-cell>
          <table:table-cell office:value-type="float" office:value="0.0159917958049607" calcext:value-type="float">
            <text:p>0.0159917958</text:p>
          </table:table-cell>
          <table:table-cell office:value-type="float" office:value="0.0309573036297581" calcext:value-type="float">
            <text:p>0.030957303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12" calcext:value-type="float">
            <text:p>0.12</text:p>
          </table:table-cell>
          <table:table-cell office:value-type="float" office:value="0.716981132075472" calcext:value-type="float">
            <text:p>0.7169811321</text:p>
          </table:table-cell>
          <table:table-cell office:value-type="string" calcext:value-type="string">
            <text:p>x</text:p>
          </table:table-cell>
          <table:table-cell office:value-type="float" office:value="-0.196209849632778" calcext:value-type="float">
            <text:p>-0.1962098496</text:p>
          </table:table-cell>
          <table:table-cell table:style-name="Default" office:value-type="float" office:value="-0.266463950971295" calcext:value-type="float">
            <text:p>-0.266463951</text:p>
          </table:table-cell>
          <table:table-cell table:style-name="ce3" office:value-type="float" office:value="-0.432410960024806" calcext:value-type="float">
            <text:p>-0.4324109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29376956194609" calcext:value-type="float">
            <text:p>0.0229376956</text:p>
          </table:table-cell>
          <table:table-cell table:style-name="Default" office:value-type="float" office:value="0.059980251362602" calcext:value-type="float">
            <text:p>0.0599802514</text:p>
          </table:table-cell>
          <table:table-cell table:style-name="ce3" office:value-type="float" office:value="0.0737189566263666" calcext:value-type="float">
            <text:p>0.073718956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12" calcext:value-type="float">
            <text:p>0.12</text:p>
          </table:table-cell>
          <table:table-cell office:value-type="float" office:value="0.716981132075472" calcext:value-type="float">
            <text:p>0.7169811321</text:p>
          </table:table-cell>
          <table:table-cell office:value-type="string" calcext:value-type="string">
            <text:p>y</text:p>
          </table:table-cell>
          <table:table-cell office:value-type="float" office:value="0.135943050189941" calcext:value-type="float">
            <text:p>0.1359430502</text:p>
          </table:table-cell>
          <table:table-cell table:style-name="Default" office:value-type="float" office:value="-0.135065107937967" calcext:value-type="float">
            <text:p>-0.1350651079</text:p>
          </table:table-cell>
          <table:table-cell table:style-name="ce3" office:value-type="float" office:value="-0.0467350203121337" calcext:value-type="float">
            <text:p>-0.046735020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29927859539608" calcext:value-type="float">
            <text:p>0.0092992786</text:p>
          </table:table-cell>
          <table:table-cell table:style-name="Default" office:value-type="float" office:value="0.0250047572767263" calcext:value-type="float">
            <text:p>0.0250047573</text:p>
          </table:table-cell>
          <table:table-cell table:style-name="ce3" office:value-type="float" office:value="0.0282658041991631" calcext:value-type="float">
            <text:p>0.028265804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0.07" calcext:value-type="float">
            <text:p>0.07</text:p>
          </table:table-cell>
          <table:table-cell office:value-type="float" office:value="0.528301886792453" calcext:value-type="float">
            <text:p>0.5283018868</text:p>
          </table:table-cell>
          <table:table-cell office:value-type="string" calcext:value-type="string">
            <text:p>x</text:p>
          </table:table-cell>
          <table:table-cell office:value-type="float" office:value="-0.232178412280372" calcext:value-type="float">
            <text:p>-0.2321784123</text:p>
          </table:table-cell>
          <table:table-cell office:value-type="float" office:value="-0.356936496251968" calcext:value-type="float">
            <text:p>-0.3569364963</text:p>
          </table:table-cell>
          <table:table-cell office:value-type="float" office:value="-0.501604966658697" calcext:value-type="float">
            <text:p>-0.50160496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12193528268416" calcext:value-type="float">
            <text:p>0.0091219353</text:p>
          </table:table-cell>
          <table:table-cell office:value-type="float" office:value="0.0267575758212878" calcext:value-type="float">
            <text:p>0.0267575758</text:p>
          </table:table-cell>
          <table:table-cell office:value-type="float" office:value="0.0274805244280137" calcext:value-type="float">
            <text:p>0.027480524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0.07" calcext:value-type="float">
            <text:p>0.07</text:p>
          </table:table-cell>
          <table:table-cell office:value-type="float" office:value="0.528301886792453" calcext:value-type="float">
            <text:p>0.5283018868</text:p>
          </table:table-cell>
          <table:table-cell office:value-type="string" calcext:value-type="string">
            <text:p>y</text:p>
          </table:table-cell>
          <table:table-cell office:value-type="float" office:value="0.127420280861457" calcext:value-type="float">
            <text:p>0.1274202809</text:p>
          </table:table-cell>
          <table:table-cell office:value-type="float" office:value="-0.166214398898583" calcext:value-type="float">
            <text:p>-0.1662143989</text:p>
          </table:table-cell>
          <table:table-cell office:value-type="float" office:value="-0.0515735335727648" calcext:value-type="float">
            <text:p>-0.05157353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7339932493352" calcext:value-type="float">
            <text:p>0.0055733993</text:p>
          </table:table-cell>
          <table:table-cell office:value-type="float" office:value="0.0115345409480425" calcext:value-type="float">
            <text:p>0.0115345409</text:p>
          </table:table-cell>
          <table:table-cell office:value-type="float" office:value="0.0300375086204322" calcext:value-type="float">
            <text:p>0.030037508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84905660377358" calcext:value-type="float">
            <text:p>0.5849056604</text:p>
          </table:table-cell>
          <table:table-cell office:value-type="string" calcext:value-type="string">
            <text:p>x</text:p>
          </table:table-cell>
          <table:table-cell office:value-type="float" office:value="-0.21073768967718" calcext:value-type="float">
            <text:p>-0.2107376897</text:p>
          </table:table-cell>
          <table:table-cell table:style-name="Default" office:value-type="float" office:value="-0.277350233233317" calcext:value-type="float">
            <text:p>-0.2773502332</text:p>
          </table:table-cell>
          <table:table-cell table:style-name="ce3" office:value-type="float" office:value="-0.507399484884269" calcext:value-type="float">
            <text:p>-0.507399484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799589188336" calcext:value-type="float">
            <text:p>0.0179958919</text:p>
          </table:table-cell>
          <table:table-cell table:style-name="Default" office:value-type="float" office:value="0.059155486040358" calcext:value-type="float">
            <text:p>0.059155486</text:p>
          </table:table-cell>
          <table:table-cell table:style-name="ce3" office:value-type="float" office:value="0.0276533040140827" calcext:value-type="float">
            <text:p>0.02765330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584905660377358" calcext:value-type="float">
            <text:p>0.5849056604</text:p>
          </table:table-cell>
          <table:table-cell office:value-type="string" calcext:value-type="string">
            <text:p>y</text:p>
          </table:table-cell>
          <table:table-cell office:value-type="float" office:value="0.140321290919098" calcext:value-type="float">
            <text:p>0.1403212909</text:p>
          </table:table-cell>
          <table:table-cell table:style-name="Default" office:value-type="float" office:value="-0.149995928536848" calcext:value-type="float">
            <text:p>-0.1499959285</text:p>
          </table:table-cell>
          <table:table-cell table:style-name="ce3" office:value-type="float" office:value="-0.0360988149500247" calcext:value-type="float">
            <text:p>-0.03609881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73725430652418" calcext:value-type="float">
            <text:p>0.0067372543</text:p>
          </table:table-cell>
          <table:table-cell table:style-name="Default" office:value-type="float" office:value="0.0159917958049607" calcext:value-type="float">
            <text:p>0.0159917958</text:p>
          </table:table-cell>
          <table:table-cell table:style-name="ce3" office:value-type="float" office:value="0.0309573036297581" calcext:value-type="float">
            <text:p>0.030957303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60625" calcext:value-type="float">
            <text:p>0.060625</text:p>
          </table:table-cell>
          <table:table-cell office:value-type="float" office:value="0.339622641509434" calcext:value-type="float">
            <text:p>0.3396226415</text:p>
          </table:table-cell>
          <table:table-cell office:value-type="string" calcext:value-type="string">
            <text:p>x</text:p>
          </table:table-cell>
          <table:table-cell office:value-type="float" office:value="-0.252831615290436" calcext:value-type="float">
            <text:p>-0.2528316153</text:p>
          </table:table-cell>
          <table:table-cell office:value-type="float" office:value="-0.433485408809503" calcext:value-type="float">
            <text:p>-0.4334854088</text:p>
          </table:table-cell>
          <table:table-cell office:value-type="float" office:value="-0.504238394098218" calcext:value-type="float">
            <text:p>-0.50423839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71752217648502" calcext:value-type="float">
            <text:p>0.0037175222</text:p>
          </table:table-cell>
          <table:table-cell office:value-type="float" office:value="0.0100572655962773" calcext:value-type="float">
            <text:p>0.0100572656</text:p>
          </table:table-cell>
          <table:table-cell office:value-type="float" office:value="0.0014024178981768" calcext:value-type="float">
            <text:p>0.001402417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60625" calcext:value-type="float">
            <text:p>0.060625</text:p>
          </table:table-cell>
          <table:table-cell office:value-type="float" office:value="0.339622641509434" calcext:value-type="float">
            <text:p>0.3396226415</text:p>
          </table:table-cell>
          <table:table-cell office:value-type="string" calcext:value-type="string">
            <text:p>y</text:p>
          </table:table-cell>
          <table:table-cell office:value-type="float" office:value="0.114872261395893" calcext:value-type="float">
            <text:p>0.1148722614</text:p>
          </table:table-cell>
          <table:table-cell office:value-type="float" office:value="-0.138022254668396" calcext:value-type="float">
            <text:p>-0.1380222547</text:p>
          </table:table-cell>
          <table:table-cell office:value-type="float" office:value="-0.0688832534940424" calcext:value-type="float">
            <text:p>-0.068883253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6988823149339" calcext:value-type="float">
            <text:p>0.0032698882</text:p>
          </table:table-cell>
          <table:table-cell office:value-type="float" office:value="0.0120407833045077" calcext:value-type="float">
            <text:p>0.0120407833</text:p>
          </table:table-cell>
          <table:table-cell office:value-type="float" office:value="0.0311860211147114" calcext:value-type="float">
            <text:p>0.031186021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0188679245283" calcext:value-type="float">
            <text:p>0.3018867925</text:p>
          </table:table-cell>
          <table:table-cell office:value-type="string" calcext:value-type="string">
            <text:p>x</text:p>
          </table:table-cell>
          <table:table-cell office:value-type="float" office:value="-0.253149820986214" calcext:value-type="float">
            <text:p>-0.253149821</text:p>
          </table:table-cell>
          <table:table-cell table:style-name="Default" office:value-type="float" office:value="-0.427433658116025" calcext:value-type="float">
            <text:p>-0.4274336581</text:p>
          </table:table-cell>
          <table:table-cell table:style-name="ce3" office:value-type="float" office:value="-0.504238394098218" calcext:value-type="float">
            <text:p>-0.50423839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9798563879374" calcext:value-type="float">
            <text:p>0.0039798564</text:p>
          </table:table-cell>
          <table:table-cell table:style-name="Default" office:value-type="float" office:value="0.0110169695460159" calcext:value-type="float">
            <text:p>0.0110169695</text:p>
          </table:table-cell>
          <table:table-cell table:style-name="ce3" office:value-type="float" office:value="0.0014024178981768" calcext:value-type="float">
            <text:p>0.001402417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0188679245283" calcext:value-type="float">
            <text:p>0.3018867925</text:p>
          </table:table-cell>
          <table:table-cell office:value-type="string" calcext:value-type="string">
            <text:p>y</text:p>
          </table:table-cell>
          <table:table-cell office:value-type="float" office:value="0.109165293474017" calcext:value-type="float">
            <text:p>0.1091652935</text:p>
          </table:table-cell>
          <table:table-cell table:style-name="Default" office:value-type="float" office:value="-0.129459307712029" calcext:value-type="float">
            <text:p>-0.1294593077</text:p>
          </table:table-cell>
          <table:table-cell table:style-name="ce3" office:value-type="float" office:value="-0.0688832534940424" calcext:value-type="float">
            <text:p>-0.068883253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00485972282492" calcext:value-type="float">
            <text:p>0.0030048597</text:p>
          </table:table-cell>
          <table:table-cell table:style-name="Default" office:value-type="float" office:value="0.0110502177600518" calcext:value-type="float">
            <text:p>0.0110502178</text:p>
          </table:table-cell>
          <table:table-cell table:style-name="ce3" office:value-type="float" office:value="0.0311860211147114" calcext:value-type="float">
            <text:p>0.031186021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18464765669466" calcext:value-type="float">
            <text:p>-0.1184647657</text:p>
          </table:table-cell>
          <table:table-cell office:value-type="float" office:value="-0.411626486134469" calcext:value-type="float">
            <text:p>-0.4116264861</text:p>
          </table:table-cell>
          <table:table-cell office:value-type="float" office:value="-0.405808712626487" calcext:value-type="float">
            <text:p>-0.405808712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3505272396499" calcext:value-type="float">
            <text:p>0.0113505272</text:p>
          </table:table-cell>
          <table:table-cell office:value-type="float" office:value="0.0235452819863496" calcext:value-type="float">
            <text:p>0.023545282</text:p>
          </table:table-cell>
          <table:table-cell office:value-type="float" office:value="0.0218280107874124" calcext:value-type="float">
            <text:p>0.021828010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9115554979017" calcext:value-type="float">
            <text:p>0.159115555</text:p>
          </table:table-cell>
          <table:table-cell office:value-type="float" office:value="-0.193727042141473" calcext:value-type="float">
            <text:p>-0.1937270421</text:p>
          </table:table-cell>
          <table:table-cell office:value-type="float" office:value="-0.0315852428901689" calcext:value-type="float">
            <text:p>-0.031585242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9516728887282" calcext:value-type="float">
            <text:p>0.0034951673</text:p>
          </table:table-cell>
          <table:table-cell office:value-type="float" office:value="0.0181410040311491" calcext:value-type="float">
            <text:p>0.018141004</text:p>
          </table:table-cell>
          <table:table-cell office:value-type="float" office:value="0.020964495934954" calcext:value-type="float">
            <text:p>0.020964495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10923958195364" calcext:value-type="float">
            <text:p>-0.1109239582</text:p>
          </table:table-cell>
          <table:table-cell table:style-name="Default" office:value-type="float" office:value="-0.411626486134469" calcext:value-type="float">
            <text:p>-0.4116264861</text:p>
          </table:table-cell>
          <table:table-cell table:style-name="ce3" office:value-type="float" office:value="-0.397684597813119" calcext:value-type="float">
            <text:p>-0.397684597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7989948615533" calcext:value-type="float">
            <text:p>0.0127989949</text:p>
          </table:table-cell>
          <table:table-cell table:style-name="Default" office:value-type="float" office:value="0.0235452819863496" calcext:value-type="float">
            <text:p>0.023545282</text:p>
          </table:table-cell>
          <table:table-cell table:style-name="ce3" office:value-type="float" office:value="0.0257056138817582" calcext:value-type="float">
            <text:p>0.025705613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0921334478319" calcext:value-type="float">
            <text:p>0.1509213345</text:p>
          </table:table-cell>
          <table:table-cell table:style-name="Default" office:value-type="float" office:value="-0.193727042141473" calcext:value-type="float">
            <text:p>-0.1937270421</text:p>
          </table:table-cell>
          <table:table-cell table:style-name="ce3" office:value-type="float" office:value="-0.0309696116815724" calcext:value-type="float">
            <text:p>-0.030969611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0591064991043" calcext:value-type="float">
            <text:p>0.0055059106</text:p>
          </table:table-cell>
          <table:table-cell table:style-name="Default" office:value-type="float" office:value="0.0181410040311491" calcext:value-type="float">
            <text:p>0.018141004</text:p>
          </table:table-cell>
          <table:table-cell table:style-name="ce3" office:value-type="float" office:value="0.0206559822724486" calcext:value-type="float">
            <text:p>0.020655982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34375" calcext:value-type="float">
            <text:p>0.734375</text:p>
          </table:table-cell>
          <table:table-cell office:value-type="string" calcext:value-type="string">
            <text:p>x</text:p>
          </table:table-cell>
          <table:table-cell office:value-type="float" office:value="-0.112920674954409" calcext:value-type="float">
            <text:p>-0.112920675</text:p>
          </table:table-cell>
          <table:table-cell office:value-type="float" office:value="-0.470288099970507" calcext:value-type="float">
            <text:p>-0.4702881</text:p>
          </table:table-cell>
          <table:table-cell office:value-type="float" office:value="-0.462015220432805" calcext:value-type="float">
            <text:p>-0.462015220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3460231207384" calcext:value-type="float">
            <text:p>0.0055346023</text:p>
          </table:table-cell>
          <table:table-cell office:value-type="float" office:value="0.00557489321229275" calcext:value-type="float">
            <text:p>0.0055748932</text:p>
          </table:table-cell>
          <table:table-cell office:value-type="float" office:value="0.00375694344881161" calcext:value-type="float">
            <text:p>0.003756943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34375" calcext:value-type="float">
            <text:p>0.734375</text:p>
          </table:table-cell>
          <table:table-cell office:value-type="string" calcext:value-type="string">
            <text:p>y</text:p>
          </table:table-cell>
          <table:table-cell office:value-type="float" office:value="0.168919634547509" calcext:value-type="float">
            <text:p>0.1689196345</text:p>
          </table:table-cell>
          <table:table-cell office:value-type="float" office:value="-0.18841319329066" calcext:value-type="float">
            <text:p>-0.1884131933</text:p>
          </table:table-cell>
          <table:table-cell office:value-type="float" office:value="-0.0193202221032" calcext:value-type="float">
            <text:p>-0.01932022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0178401399413" calcext:value-type="float">
            <text:p>0.001001784</text:p>
          </table:table-cell>
          <table:table-cell office:value-type="float" office:value="0.0142140126550258" calcext:value-type="float">
            <text:p>0.0142140127</text:p>
          </table:table-cell>
          <table:table-cell office:value-type="float" office:value="0.0117573781796042" calcext:value-type="float">
            <text:p>0.011757378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x</text:p>
          </table:table-cell>
          <table:table-cell office:value-type="float" office:value="-0.116582884077659" calcext:value-type="float">
            <text:p>-0.1165828841</text:p>
          </table:table-cell>
          <table:table-cell table:style-name="Default" office:value-type="float" office:value="-0.453930887433494" calcext:value-type="float">
            <text:p>-0.4539308874</text:p>
          </table:table-cell>
          <table:table-cell table:style-name="ce3" office:value-type="float" office:value="-0.447217380778807" calcext:value-type="float">
            <text:p>-0.447217380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15441173912592" calcext:value-type="float">
            <text:p>0.0061544117</text:p>
          </table:table-cell>
          <table:table-cell table:style-name="Default" office:value-type="float" office:value="0.00892515209463051" calcext:value-type="float">
            <text:p>0.0089251521</text:p>
          </table:table-cell>
          <table:table-cell table:style-name="ce3" office:value-type="float" office:value="0.0048779795624452" calcext:value-type="float">
            <text:p>0.004877979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</text:p>
          </table:table-cell>
          <table:table-cell office:value-type="float" office:value="0.167518431236685" calcext:value-type="float">
            <text:p>0.1675184312</text:p>
          </table:table-cell>
          <table:table-cell table:style-name="Default" office:value-type="float" office:value="-0.193505451121209" calcext:value-type="float">
            <text:p>-0.1935054511</text:p>
          </table:table-cell>
          <table:table-cell table:style-name="ce3" office:value-type="float" office:value="-0.0295471475578075" calcext:value-type="float">
            <text:p>-0.029547147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8890444761057" calcext:value-type="float">
            <text:p>0.0010889044</text:p>
          </table:table-cell>
          <table:table-cell table:style-name="Default" office:value-type="float" office:value="0.0164180364287904" calcext:value-type="float">
            <text:p>0.0164180364</text:p>
          </table:table-cell>
          <table:table-cell table:style-name="ce3" office:value-type="float" office:value="0.0135947201811036" calcext:value-type="float">
            <text:p>0.013594720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9375" calcext:value-type="float">
            <text:p>0.59375</text:p>
          </table:table-cell>
          <table:table-cell office:value-type="string" calcext:value-type="string">
            <text:p>x</text:p>
          </table:table-cell>
          <table:table-cell office:value-type="float" office:value="-0.108138316220848" calcext:value-type="float">
            <text:p>-0.1081383162</text:p>
          </table:table-cell>
          <table:table-cell office:value-type="float" office:value="-0.471849638648908" calcext:value-type="float">
            <text:p>-0.4718496386</text:p>
          </table:table-cell>
          <table:table-cell office:value-type="float" office:value="-0.471312016306758" calcext:value-type="float">
            <text:p>-0.471312016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98470903786896" calcext:value-type="float">
            <text:p>0.004984709</text:p>
          </table:table-cell>
          <table:table-cell office:value-type="float" office:value="0.0049265320720644" calcext:value-type="float">
            <text:p>0.0049265321</text:p>
          </table:table-cell>
          <table:table-cell office:value-type="float" office:value="0.00350405769198951" calcext:value-type="float">
            <text:p>0.003504057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9375" calcext:value-type="float">
            <text:p>0.59375</text:p>
          </table:table-cell>
          <table:table-cell office:value-type="string" calcext:value-type="string">
            <text:p>y</text:p>
          </table:table-cell>
          <table:table-cell office:value-type="float" office:value="0.171019338995058" calcext:value-type="float">
            <text:p>0.171019339</text:p>
          </table:table-cell>
          <table:table-cell office:value-type="float" office:value="-0.205866835286331" calcext:value-type="float">
            <text:p>-0.2058668353</text:p>
          </table:table-cell>
          <table:table-cell office:value-type="float" office:value="-0.0234823608484358" calcext:value-type="float">
            <text:p>-0.023482360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69579537061726" calcext:value-type="float">
            <text:p>0.0008695795</text:p>
          </table:table-cell>
          <table:table-cell office:value-type="float" office:value="0.0135888906971203" calcext:value-type="float">
            <text:p>0.0135888907</text:p>
          </table:table-cell>
          <table:table-cell office:value-type="float" office:value="0.0128596145194091" calcext:value-type="float">
            <text:p>0.012859614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x</text:p>
          </table:table-cell>
          <table:table-cell office:value-type="float" office:value="-0.108138316220848" calcext:value-type="float">
            <text:p>-0.1081383162</text:p>
          </table:table-cell>
          <table:table-cell table:style-name="Default" office:value-type="float" office:value="-0.471849638648908" calcext:value-type="float">
            <text:p>-0.4718496386</text:p>
          </table:table-cell>
          <table:table-cell table:style-name="ce3" office:value-type="float" office:value="-0.471312016306758" calcext:value-type="float">
            <text:p>-0.471312016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98470903786896" calcext:value-type="float">
            <text:p>0.004984709</text:p>
          </table:table-cell>
          <table:table-cell table:style-name="Default" office:value-type="float" office:value="0.0049265320720644" calcext:value-type="float">
            <text:p>0.0049265321</text:p>
          </table:table-cell>
          <table:table-cell table:style-name="ce3" office:value-type="float" office:value="0.00350405769198951" calcext:value-type="float">
            <text:p>0.003504057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y</text:p>
          </table:table-cell>
          <table:table-cell office:value-type="float" office:value="0.171019338995058" calcext:value-type="float">
            <text:p>0.171019339</text:p>
          </table:table-cell>
          <table:table-cell table:style-name="Default" office:value-type="float" office:value="-0.205866835286331" calcext:value-type="float">
            <text:p>-0.2058668353</text:p>
          </table:table-cell>
          <table:table-cell table:style-name="ce3" office:value-type="float" office:value="-0.0234823608484358" calcext:value-type="float">
            <text:p>-0.023482360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69579537061726" calcext:value-type="float">
            <text:p>0.0008695795</text:p>
          </table:table-cell>
          <table:table-cell table:style-name="Default" office:value-type="float" office:value="0.0135888906971203" calcext:value-type="float">
            <text:p>0.0135888907</text:p>
          </table:table-cell>
          <table:table-cell table:style-name="ce3" office:value-type="float" office:value="0.0128596145194091" calcext:value-type="float">
            <text:p>0.012859614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28125" calcext:value-type="float">
            <text:p>0.328125</text:p>
          </table:table-cell>
          <table:table-cell office:value-type="string" calcext:value-type="string">
            <text:p>x</text:p>
          </table:table-cell>
          <table:table-cell office:value-type="float" office:value="-0.0972275672143303" calcext:value-type="float">
            <text:p>-0.0972275672</text:p>
          </table:table-cell>
          <table:table-cell office:value-type="float" office:value="-0.468077496844811" calcext:value-type="float">
            <text:p>-0.4680774968</text:p>
          </table:table-cell>
          <table:table-cell office:value-type="float" office:value="-0.483651556916032" calcext:value-type="float">
            <text:p>-0.483651556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4488242164898" calcext:value-type="float">
            <text:p>0.0034448824</text:p>
          </table:table-cell>
          <table:table-cell office:value-type="float" office:value="0.00271223345051309" calcext:value-type="float">
            <text:p>0.0027122335</text:p>
          </table:table-cell>
          <table:table-cell office:value-type="float" office:value="0.00375492772817783" calcext:value-type="float">
            <text:p>0.003754927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28125" calcext:value-type="float">
            <text:p>0.328125</text:p>
          </table:table-cell>
          <table:table-cell office:value-type="string" calcext:value-type="string">
            <text:p>y</text:p>
          </table:table-cell>
          <table:table-cell office:value-type="float" office:value="0.169541414793809" calcext:value-type="float">
            <text:p>0.1695414148</text:p>
          </table:table-cell>
          <table:table-cell office:value-type="float" office:value="-0.224593664618937" calcext:value-type="float">
            <text:p>-0.2245936646</text:p>
          </table:table-cell>
          <table:table-cell office:value-type="float" office:value="-0.0716781337615783" calcext:value-type="float">
            <text:p>-0.07167813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741751086965883" calcext:value-type="float">
            <text:p>0.0007417511</text:p>
          </table:table-cell>
          <table:table-cell office:value-type="float" office:value="0.015095654112241" calcext:value-type="float">
            <text:p>0.0150956541</text:p>
          </table:table-cell>
          <table:table-cell office:value-type="float" office:value="0.00251390831042328" calcext:value-type="float">
            <text:p>0.002513908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90625" calcext:value-type="float">
            <text:p>0.390625</text:p>
          </table:table-cell>
          <table:table-cell office:value-type="string" calcext:value-type="string">
            <text:p>x</text:p>
          </table:table-cell>
          <table:table-cell office:value-type="float" office:value="-0.105714469128284" calcext:value-type="float">
            <text:p>-0.1057144691</text:p>
          </table:table-cell>
          <table:table-cell table:style-name="Default" office:value-type="float" office:value="-0.481016031178021" calcext:value-type="float">
            <text:p>-0.4810160312</text:p>
          </table:table-cell>
          <table:table-cell table:style-name="ce3" office:value-type="float" office:value="-0.478278849158676" calcext:value-type="float">
            <text:p>-0.478278849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22039932864472" calcext:value-type="float">
            <text:p>0.0042203993</text:p>
          </table:table-cell>
          <table:table-cell table:style-name="Default" office:value-type="float" office:value="0.00252058791966891" calcext:value-type="float">
            <text:p>0.0025205879</text:p>
          </table:table-cell>
          <table:table-cell table:style-name="ce3" office:value-type="float" office:value="0.00301637558528402" calcext:value-type="float">
            <text:p>0.003016375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90625" calcext:value-type="float">
            <text:p>0.390625</text:p>
          </table:table-cell>
          <table:table-cell office:value-type="string" calcext:value-type="string">
            <text:p>y</text:p>
          </table:table-cell>
          <table:table-cell office:value-type="float" office:value="0.17078792881187" calcext:value-type="float">
            <text:p>0.1707879288</text:p>
          </table:table-cell>
          <table:table-cell table:style-name="Default" office:value-type="float" office:value="-0.208275883294427" calcext:value-type="float">
            <text:p>-0.2082758833</text:p>
          </table:table-cell>
          <table:table-cell table:style-name="ce3" office:value-type="float" office:value="-0.0182061983140884" calcext:value-type="float">
            <text:p>-0.018206198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45083102967023" calcext:value-type="float">
            <text:p>0.0008450831</text:p>
          </table:table-cell>
          <table:table-cell table:style-name="Default" office:value-type="float" office:value="0.0135739882323718" calcext:value-type="float">
            <text:p>0.0135739882</text:p>
          </table:table-cell>
          <table:table-cell table:style-name="ce3" office:value-type="float" office:value="0.00957766353595605" calcext:value-type="float">
            <text:p>0.009577663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9458044468827" calcext:value-type="float">
            <text:p>-0.2094580445</text:p>
          </table:table-cell>
          <table:table-cell office:value-type="float" office:value="-0.275074358361897" calcext:value-type="float">
            <text:p>-0.2750743584</text:p>
          </table:table-cell>
          <table:table-cell office:value-type="float" office:value="-0.422680234409767" calcext:value-type="float">
            <text:p>-0.42268023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08636167995546" calcext:value-type="float">
            <text:p>0.0208636168</text:p>
          </table:table-cell>
          <table:table-cell office:value-type="float" office:value="0.0630148500078066" calcext:value-type="float">
            <text:p>0.06301485</text:p>
          </table:table-cell>
          <table:table-cell office:value-type="float" office:value="0.0809833824969026" calcext:value-type="float">
            <text:p>0.080983382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01473677537246" calcext:value-type="float">
            <text:p>0.1014736775</text:p>
          </table:table-cell>
          <table:table-cell office:value-type="float" office:value="-0.119038081876246" calcext:value-type="float">
            <text:p>-0.1190380819</text:p>
          </table:table-cell>
          <table:table-cell office:value-type="float" office:value="-0.00974695083330999" calcext:value-type="float">
            <text:p>-0.009746950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33649978637384" calcext:value-type="float">
            <text:p>0.0233649979</text:p>
          </table:table-cell>
          <table:table-cell office:value-type="float" office:value="0.0282205174712284" calcext:value-type="float">
            <text:p>0.0282205175</text:p>
          </table:table-cell>
          <table:table-cell office:value-type="float" office:value="0.0386533678728682" calcext:value-type="float">
            <text:p>0.038653367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9458044468827" calcext:value-type="float">
            <text:p>-0.2094580445</text:p>
          </table:table-cell>
          <table:table-cell table:style-name="Default" office:value-type="float" office:value="-0.275074358361897" calcext:value-type="float">
            <text:p>-0.2750743584</text:p>
          </table:table-cell>
          <table:table-cell table:style-name="ce3" office:value-type="float" office:value="-0.410772295218553" calcext:value-type="float">
            <text:p>-0.410772295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08636167995546" calcext:value-type="float">
            <text:p>0.0208636168</text:p>
          </table:table-cell>
          <table:table-cell table:style-name="Default" office:value-type="float" office:value="0.0630148500078066" calcext:value-type="float">
            <text:p>0.06301485</text:p>
          </table:table-cell>
          <table:table-cell table:style-name="ce3" office:value-type="float" office:value="0.0800862093566843" calcext:value-type="float">
            <text:p>0.080086209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01473677537246" calcext:value-type="float">
            <text:p>0.1014736775</text:p>
          </table:table-cell>
          <table:table-cell table:style-name="Default" office:value-type="float" office:value="-0.119038081876246" calcext:value-type="float">
            <text:p>-0.1190380819</text:p>
          </table:table-cell>
          <table:table-cell table:style-name="ce3" office:value-type="float" office:value="-0.0226102929641721" calcext:value-type="float">
            <text:p>-0.02261029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33649978637384" calcext:value-type="float">
            <text:p>0.0233649979</text:p>
          </table:table-cell>
          <table:table-cell table:style-name="Default" office:value-type="float" office:value="0.0282205174712284" calcext:value-type="float">
            <text:p>0.0282205175</text:p>
          </table:table-cell>
          <table:table-cell table:style-name="ce3" office:value-type="float" office:value="0.0424423893033779" calcext:value-type="float">
            <text:p>0.042442389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88461538461538" calcext:value-type="float">
            <text:p>0.7884615385</text:p>
          </table:table-cell>
          <table:table-cell office:value-type="string" calcext:value-type="string">
            <text:p>x</text:p>
          </table:table-cell>
          <table:table-cell office:value-type="float" office:value="-0.225595861630528" calcext:value-type="float">
            <text:p>-0.2255958616</text:p>
          </table:table-cell>
          <table:table-cell office:value-type="float" office:value="-0.309026968390768" calcext:value-type="float">
            <text:p>-0.3090269684</text:p>
          </table:table-cell>
          <table:table-cell office:value-type="float" office:value="-0.534409620585087" calcext:value-type="float">
            <text:p>-0.534409620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2447501112419" calcext:value-type="float">
            <text:p>0.0082447501</text:p>
          </table:table-cell>
          <table:table-cell office:value-type="float" office:value="0.049521975546301" calcext:value-type="float">
            <text:p>0.0495219755</text:p>
          </table:table-cell>
          <table:table-cell office:value-type="float" office:value="0.00608594308960731" calcext:value-type="float">
            <text:p>0.006085943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88461538461538" calcext:value-type="float">
            <text:p>0.7884615385</text:p>
          </table:table-cell>
          <table:table-cell office:value-type="string" calcext:value-type="string">
            <text:p>y</text:p>
          </table:table-cell>
          <table:table-cell office:value-type="float" office:value="0.111710966647145" calcext:value-type="float">
            <text:p>0.1117109666</text:p>
          </table:table-cell>
          <table:table-cell office:value-type="float" office:value="-0.118853435594765" calcext:value-type="float">
            <text:p>-0.1188534356</text:p>
          </table:table-cell>
          <table:table-cell office:value-type="float" office:value="-0.00126366755343702" calcext:value-type="float">
            <text:p>-0.001263667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8762410402072" calcext:value-type="float">
            <text:p>0.012876241</text:p>
          </table:table-cell>
          <table:table-cell office:value-type="float" office:value="0.0229294853480787" calcext:value-type="float">
            <text:p>0.0229294853</text:p>
          </table:table-cell>
          <table:table-cell office:value-type="float" office:value="0.0295920276294792" calcext:value-type="float">
            <text:p>0.029592027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  <table:table-cell office:value-type="float" office:value="0.711538461538462" calcext:value-type="float">
            <text:p>0.7115384615</text:p>
          </table:table-cell>
          <table:table-cell office:value-type="string" calcext:value-type="string">
            <text:p>x</text:p>
          </table:table-cell>
          <table:table-cell office:value-type="float" office:value="-0.218815807094171" calcext:value-type="float">
            <text:p>-0.2188158071</text:p>
          </table:table-cell>
          <table:table-cell table:style-name="Default" office:value-type="float" office:value="-0.30954804481546" calcext:value-type="float">
            <text:p>-0.3095480448</text:p>
          </table:table-cell>
          <table:table-cell table:style-name="ce3" office:value-type="float" office:value="-0.492707359751655" calcext:value-type="float">
            <text:p>-0.49270735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4952387247599" calcext:value-type="float">
            <text:p>0.0184952387</text:p>
          </table:table-cell>
          <table:table-cell table:style-name="Default" office:value-type="float" office:value="0.0519875442123476" calcext:value-type="float">
            <text:p>0.0519875442</text:p>
          </table:table-cell>
          <table:table-cell table:style-name="ce3" office:value-type="float" office:value="0.0356831695689714" calcext:value-type="float">
            <text:p>0.035683169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  <table:table-cell office:value-type="float" office:value="0.711538461538462" calcext:value-type="float">
            <text:p>0.7115384615</text:p>
          </table:table-cell>
          <table:table-cell office:value-type="string" calcext:value-type="string">
            <text:p>y</text:p>
          </table:table-cell>
          <table:table-cell office:value-type="float" office:value="0.0841450927104716" calcext:value-type="float">
            <text:p>0.0841450927</text:p>
          </table:table-cell>
          <table:table-cell table:style-name="Default" office:value-type="float" office:value="-0.122945083929002" calcext:value-type="float">
            <text:p>-0.1229450839</text:p>
          </table:table-cell>
          <table:table-cell table:style-name="ce3" office:value-type="float" office:value="0.00700380525895899" calcext:value-type="float">
            <text:p>0.007003805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10821436061187" calcext:value-type="float">
            <text:p>0.0210821436</text:p>
          </table:table-cell>
          <table:table-cell table:style-name="Default" office:value-type="float" office:value="0.0242971697286829" calcext:value-type="float">
            <text:p>0.0242971697</text:p>
          </table:table-cell>
          <table:table-cell table:style-name="ce3" office:value-type="float" office:value="0.0284911973166847" calcext:value-type="float">
            <text:p>0.028491197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538461538461538" calcext:value-type="float">
            <text:p>0.5384615385</text:p>
          </table:table-cell>
          <table:table-cell office:value-type="string" calcext:value-type="string">
            <text:p>x</text:p>
          </table:table-cell>
          <table:table-cell office:value-type="float" office:value="-0.234564789148432" calcext:value-type="float">
            <text:p>-0.2345647891</text:p>
          </table:table-cell>
          <table:table-cell office:value-type="float" office:value="-0.291000784346425" calcext:value-type="float">
            <text:p>-0.2910007843</text:p>
          </table:table-cell>
          <table:table-cell office:value-type="float" office:value="-0.541222623242439" calcext:value-type="float">
            <text:p>-0.541222623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78119721507669" calcext:value-type="float">
            <text:p>0.0037811972</text:p>
          </table:table-cell>
          <table:table-cell office:value-type="float" office:value="0.0525501730664307" calcext:value-type="float">
            <text:p>0.0525501731</text:p>
          </table:table-cell>
          <table:table-cell office:value-type="float" office:value="0.0060453728565091" calcext:value-type="float">
            <text:p>0.006045372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538461538461538" calcext:value-type="float">
            <text:p>0.5384615385</text:p>
          </table:table-cell>
          <table:table-cell office:value-type="string" calcext:value-type="string">
            <text:p>y</text:p>
          </table:table-cell>
          <table:table-cell office:value-type="float" office:value="0.131346101101381" calcext:value-type="float">
            <text:p>0.1313461011</text:p>
          </table:table-cell>
          <table:table-cell office:value-type="float" office:value="-0.155756576750905" calcext:value-type="float">
            <text:p>-0.1557565768</text:p>
          </table:table-cell>
          <table:table-cell office:value-type="float" office:value="-0.0388874128328769" calcext:value-type="float">
            <text:p>-0.038887412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16621620749136" calcext:value-type="float">
            <text:p>0.0071662162</text:p>
          </table:table-cell>
          <table:table-cell office:value-type="float" office:value="0.0215706828117274" calcext:value-type="float">
            <text:p>0.0215706828</text:p>
          </table:table-cell>
          <table:table-cell office:value-type="float" office:value="0.0213767112358087" calcext:value-type="float">
            <text:p>0.021376711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-0.236496439659807" calcext:value-type="float">
            <text:p>-0.2364964397</text:p>
          </table:table-cell>
          <table:table-cell table:style-name="Default" office:value-type="float" office:value="-0.262879677702626" calcext:value-type="float">
            <text:p>-0.2628796777</text:p>
          </table:table-cell>
          <table:table-cell table:style-name="ce3" office:value-type="float" office:value="-0.541448968942239" calcext:value-type="float">
            <text:p>-0.541448968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76853184400844" calcext:value-type="float">
            <text:p>0.0037685318</text:p>
          </table:table-cell>
          <table:table-cell table:style-name="Default" office:value-type="float" office:value="0.0539038485835049" calcext:value-type="float">
            <text:p>0.0539038486</text:p>
          </table:table-cell>
          <table:table-cell table:style-name="ce3" office:value-type="float" office:value="0.00625382108989589" calcext:value-type="float">
            <text:p>0.006253821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0.126209544271285" calcext:value-type="float">
            <text:p>0.1262095443</text:p>
          </table:table-cell>
          <table:table-cell table:style-name="Default" office:value-type="float" office:value="-0.151327386265083" calcext:value-type="float">
            <text:p>-0.1513273863</text:p>
          </table:table-cell>
          <table:table-cell table:style-name="ce3" office:value-type="float" office:value="-0.0616441514518952" calcext:value-type="float">
            <text:p>-0.061644151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46506388806301" calcext:value-type="float">
            <text:p>0.0064650639</text:p>
          </table:table-cell>
          <table:table-cell table:style-name="Default" office:value-type="float" office:value="0.0232618200038546" calcext:value-type="float">
            <text:p>0.02326182</text:p>
          </table:table-cell>
          <table:table-cell table:style-name="ce3" office:value-type="float" office:value="0.0186582643481558" calcext:value-type="float">
            <text:p>0.018658264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365384615384615" calcext:value-type="float">
            <text:p>0.3653846154</text:p>
          </table:table-cell>
          <table:table-cell office:value-type="string" calcext:value-type="string">
            <text:p>x</text:p>
          </table:table-cell>
          <table:table-cell office:value-type="float" office:value="-0.233430905070936" calcext:value-type="float">
            <text:p>-0.2334309051</text:p>
          </table:table-cell>
          <table:table-cell office:value-type="float" office:value="-0.226968009099971" calcext:value-type="float">
            <text:p>-0.2269680091</text:p>
          </table:table-cell>
          <table:table-cell office:value-type="float" office:value="-0.53181640235761" calcext:value-type="float">
            <text:p>-0.531816402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55952774443121" calcext:value-type="float">
            <text:p>0.0035595277</text:p>
          </table:table-cell>
          <table:table-cell office:value-type="float" office:value="0.0561188388072906" calcext:value-type="float">
            <text:p>0.0561188388</text:p>
          </table:table-cell>
          <table:table-cell office:value-type="float" office:value="0.00455941479462506" calcext:value-type="float">
            <text:p>0.004559414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365384615384615" calcext:value-type="float">
            <text:p>0.3653846154</text:p>
          </table:table-cell>
          <table:table-cell office:value-type="string" calcext:value-type="string">
            <text:p>y</text:p>
          </table:table-cell>
          <table:table-cell office:value-type="float" office:value="0.135511312630592" calcext:value-type="float">
            <text:p>0.1355113126</text:p>
          </table:table-cell>
          <table:table-cell office:value-type="float" office:value="-0.138178097244296" calcext:value-type="float">
            <text:p>-0.1381780972</text:p>
          </table:table-cell>
          <table:table-cell office:value-type="float" office:value="-0.0892055155772403" calcext:value-type="float">
            <text:p>-0.089205515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2881897627753" calcext:value-type="float">
            <text:p>0.0052881898</text:p>
          </table:table-cell>
          <table:table-cell office:value-type="float" office:value="0.0277116688462323" calcext:value-type="float">
            <text:p>0.0277116688</text:p>
          </table:table-cell>
          <table:table-cell office:value-type="float" office:value="0.0152636636401049" calcext:value-type="float">
            <text:p>0.015263663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26923076923077" calcext:value-type="float">
            <text:p>0.3269230769</text:p>
          </table:table-cell>
          <table:table-cell office:value-type="string" calcext:value-type="string">
            <text:p>x</text:p>
          </table:table-cell>
          <table:table-cell office:value-type="float" office:value="-0.237574747028982" calcext:value-type="float">
            <text:p>-0.237574747</text:p>
          </table:table-cell>
          <table:table-cell table:style-name="Default" office:value-type="float" office:value="-0.306831940040675" calcext:value-type="float">
            <text:p>-0.30683194</text:p>
          </table:table-cell>
          <table:table-cell table:style-name="ce3" office:value-type="float" office:value="-0.523354791891742" calcext:value-type="float">
            <text:p>-0.523354791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13160020661387" calcext:value-type="float">
            <text:p>0.0031316002</text:p>
          </table:table-cell>
          <table:table-cell table:style-name="Default" office:value-type="float" office:value="0.0426850409293437" calcext:value-type="float">
            <text:p>0.0426850409</text:p>
          </table:table-cell>
          <table:table-cell table:style-name="ce3" office:value-type="float" office:value="0.00477079331533466" calcext:value-type="float">
            <text:p>0.004770793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26923076923077" calcext:value-type="float">
            <text:p>0.3269230769</text:p>
          </table:table-cell>
          <table:table-cell office:value-type="string" calcext:value-type="string">
            <text:p>y</text:p>
          </table:table-cell>
          <table:table-cell office:value-type="float" office:value="0.131480549308103" calcext:value-type="float">
            <text:p>0.1314805493</text:p>
          </table:table-cell>
          <table:table-cell table:style-name="Default" office:value-type="float" office:value="-0.130063854183392" calcext:value-type="float">
            <text:p>-0.1300638542</text:p>
          </table:table-cell>
          <table:table-cell table:style-name="ce3" office:value-type="float" office:value="-0.0799506037870537" calcext:value-type="float">
            <text:p>-0.07995060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94951495271261" calcext:value-type="float">
            <text:p>0.004949515</text:p>
          </table:table-cell>
          <table:table-cell table:style-name="Default" office:value-type="float" office:value="0.0397436482782726" calcext:value-type="float">
            <text:p>0.0397436483</text:p>
          </table:table-cell>
          <table:table-cell table:style-name="ce3" office:value-type="float" office:value="0.0151118550531136" calcext:value-type="float">
            <text:p>0.015111855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17347801626788" calcext:value-type="float">
            <text:p>-0.1173478016</text:p>
          </table:table-cell>
          <table:table-cell office:value-type="float" office:value="-0.40938642282956" calcext:value-type="float">
            <text:p>-0.4093864228</text:p>
          </table:table-cell>
          <table:table-cell office:value-type="float" office:value="-0.42733651364637" calcext:value-type="float">
            <text:p>-0.42733651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32735447281984" calcext:value-type="float">
            <text:p>0.0132735447</text:p>
          </table:table-cell>
          <table:table-cell office:value-type="float" office:value="0.0230959023990845" calcext:value-type="float">
            <text:p>0.0230959024</text:p>
          </table:table-cell>
          <table:table-cell office:value-type="float" office:value="0.0170940178231038" calcext:value-type="float">
            <text:p>0.017094017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6305694577331" calcext:value-type="float">
            <text:p>0.1563056946</text:p>
          </table:table-cell>
          <table:table-cell office:value-type="float" office:value="-0.182864063349495" calcext:value-type="float">
            <text:p>-0.1828640633</text:p>
          </table:table-cell>
          <table:table-cell office:value-type="float" office:value="-0.0206465622000111" calcext:value-type="float">
            <text:p>-0.020646562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3681261217184" calcext:value-type="float">
            <text:p>0.0034368126</text:p>
          </table:table-cell>
          <table:table-cell office:value-type="float" office:value="0.0222567080799323" calcext:value-type="float">
            <text:p>0.0222567081</text:p>
          </table:table-cell>
          <table:table-cell office:value-type="float" office:value="0.0246880548946458" calcext:value-type="float">
            <text:p>0.024688054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17347801626788" calcext:value-type="float">
            <text:p>-0.1173478016</text:p>
          </table:table-cell>
          <table:table-cell table:style-name="Default" office:value-type="float" office:value="-0.40938642282956" calcext:value-type="float">
            <text:p>-0.4093864228</text:p>
          </table:table-cell>
          <table:table-cell table:style-name="ce3" office:value-type="float" office:value="-0.417757485138233" calcext:value-type="float">
            <text:p>-0.417757485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32735447281984" calcext:value-type="float">
            <text:p>0.0132735447</text:p>
          </table:table-cell>
          <table:table-cell table:style-name="Default" office:value-type="float" office:value="0.0230959023990845" calcext:value-type="float">
            <text:p>0.0230959024</text:p>
          </table:table-cell>
          <table:table-cell table:style-name="ce3" office:value-type="float" office:value="0.0226951825850847" calcext:value-type="float">
            <text:p>0.022695182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6305694577331" calcext:value-type="float">
            <text:p>0.1563056946</text:p>
          </table:table-cell>
          <table:table-cell table:style-name="Default" office:value-type="float" office:value="-0.182864063349495" calcext:value-type="float">
            <text:p>-0.1828640633</text:p>
          </table:table-cell>
          <table:table-cell table:style-name="ce3" office:value-type="float" office:value="-0.0156422502756627" calcext:value-type="float">
            <text:p>-0.015642250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3681261217184" calcext:value-type="float">
            <text:p>0.0034368126</text:p>
          </table:table-cell>
          <table:table-cell table:style-name="Default" office:value-type="float" office:value="0.0222567080799323" calcext:value-type="float">
            <text:p>0.0222567081</text:p>
          </table:table-cell>
          <table:table-cell table:style-name="ce3" office:value-type="float" office:value="0.0258989418289444" calcext:value-type="float">
            <text:p>0.025898941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x</text:p>
          </table:table-cell>
          <table:table-cell office:value-type="float" office:value="-0.127001891002858" calcext:value-type="float">
            <text:p>-0.127001891</text:p>
          </table:table-cell>
          <table:table-cell office:value-type="float" office:value="-0.462253792530087" calcext:value-type="float">
            <text:p>-0.4622537925</text:p>
          </table:table-cell>
          <table:table-cell office:value-type="float" office:value="-0.459964228332804" calcext:value-type="float">
            <text:p>-0.459964228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029668600316" calcext:value-type="float">
            <text:p>0.0055029669</text:p>
          </table:table-cell>
          <table:table-cell office:value-type="float" office:value="0.00693877672103235" calcext:value-type="float">
            <text:p>0.0069387767</text:p>
          </table:table-cell>
          <table:table-cell office:value-type="float" office:value="0.00830404218277071" calcext:value-type="float">
            <text:p>0.008304042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</text:p>
          </table:table-cell>
          <table:table-cell office:value-type="float" office:value="0.169173886389223" calcext:value-type="float">
            <text:p>0.1691738864</text:p>
          </table:table-cell>
          <table:table-cell office:value-type="float" office:value="-0.189014925730324" calcext:value-type="float">
            <text:p>-0.1890149257</text:p>
          </table:table-cell>
          <table:table-cell office:value-type="float" office:value="-0.0238948486185043" calcext:value-type="float">
            <text:p>-0.02389484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46657177722464" calcext:value-type="float">
            <text:p>0.0014665718</text:p>
          </table:table-cell>
          <table:table-cell office:value-type="float" office:value="0.0162288359344979" calcext:value-type="float">
            <text:p>0.0162288359</text:p>
          </table:table-cell>
          <table:table-cell office:value-type="float" office:value="0.0163104336528859" calcext:value-type="float">
            <text:p>0.016310433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765625" calcext:value-type="float">
            <text:p>0.765625</text:p>
          </table:table-cell>
          <table:table-cell office:value-type="string" calcext:value-type="string">
            <text:p>x</text:p>
          </table:table-cell>
          <table:table-cell office:value-type="float" office:value="-0.127001891002858" calcext:value-type="float">
            <text:p>-0.127001891</text:p>
          </table:table-cell>
          <table:table-cell table:style-name="Default" office:value-type="float" office:value="-0.462253792530087" calcext:value-type="float">
            <text:p>-0.4622537925</text:p>
          </table:table-cell>
          <table:table-cell table:style-name="ce3" office:value-type="float" office:value="-0.459964228332804" calcext:value-type="float">
            <text:p>-0.459964228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5029668600316" calcext:value-type="float">
            <text:p>0.0055029669</text:p>
          </table:table-cell>
          <table:table-cell table:style-name="Default" office:value-type="float" office:value="0.00693877672103235" calcext:value-type="float">
            <text:p>0.0069387767</text:p>
          </table:table-cell>
          <table:table-cell table:style-name="ce3" office:value-type="float" office:value="0.00830404218277071" calcext:value-type="float">
            <text:p>0.008304042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765625" calcext:value-type="float">
            <text:p>0.765625</text:p>
          </table:table-cell>
          <table:table-cell office:value-type="string" calcext:value-type="string">
            <text:p>y</text:p>
          </table:table-cell>
          <table:table-cell office:value-type="float" office:value="0.169173886389223" calcext:value-type="float">
            <text:p>0.1691738864</text:p>
          </table:table-cell>
          <table:table-cell table:style-name="Default" office:value-type="float" office:value="-0.189014925730324" calcext:value-type="float">
            <text:p>-0.1890149257</text:p>
          </table:table-cell>
          <table:table-cell table:style-name="ce3" office:value-type="float" office:value="-0.0238948486185043" calcext:value-type="float">
            <text:p>-0.02389484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46657177722464" calcext:value-type="float">
            <text:p>0.0014665718</text:p>
          </table:table-cell>
          <table:table-cell table:style-name="Default" office:value-type="float" office:value="0.0162288359344979" calcext:value-type="float">
            <text:p>0.0162288359</text:p>
          </table:table-cell>
          <table:table-cell table:style-name="ce3" office:value-type="float" office:value="0.0163104336528859" calcext:value-type="float">
            <text:p>0.016310433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x</text:p>
          </table:table-cell>
          <table:table-cell office:value-type="float" office:value="-0.120261370825684" calcext:value-type="float">
            <text:p>-0.1202613708</text:p>
          </table:table-cell>
          <table:table-cell office:value-type="float" office:value="-0.473979707241672" calcext:value-type="float">
            <text:p>-0.4739797072</text:p>
          </table:table-cell>
          <table:table-cell office:value-type="float" office:value="-0.471245341575424" calcext:value-type="float">
            <text:p>-0.471245341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582452374381" calcext:value-type="float">
            <text:p>0.0032558245</text:p>
          </table:table-cell>
          <table:table-cell office:value-type="float" office:value="0.00438870229838707" calcext:value-type="float">
            <text:p>0.0043887023</text:p>
          </table:table-cell>
          <table:table-cell office:value-type="float" office:value="0.00474028765855247" calcext:value-type="float">
            <text:p>0.004740287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y</text:p>
          </table:table-cell>
          <table:table-cell office:value-type="float" office:value="0.164688945590303" calcext:value-type="float">
            <text:p>0.1646889456</text:p>
          </table:table-cell>
          <table:table-cell office:value-type="float" office:value="-0.196257827695428" calcext:value-type="float">
            <text:p>-0.1962578277</text:p>
          </table:table-cell>
          <table:table-cell office:value-type="float" office:value="-0.0047170952046168" calcext:value-type="float">
            <text:p>-0.004717095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3557159789406" calcext:value-type="float">
            <text:p>0.0010355716</text:p>
          </table:table-cell>
          <table:table-cell office:value-type="float" office:value="0.015166862962408" calcext:value-type="float">
            <text:p>0.015166863</text:p>
          </table:table-cell>
          <table:table-cell office:value-type="float" office:value="0.0148117871267381" calcext:value-type="float">
            <text:p>0.014811787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46875" calcext:value-type="float">
            <text:p>0.546875</text:p>
          </table:table-cell>
          <table:table-cell office:value-type="string" calcext:value-type="string">
            <text:p>x</text:p>
          </table:table-cell>
          <table:table-cell office:value-type="float" office:value="-0.120261370825684" calcext:value-type="float">
            <text:p>-0.1202613708</text:p>
          </table:table-cell>
          <table:table-cell table:style-name="Default" office:value-type="float" office:value="-0.473979707241672" calcext:value-type="float">
            <text:p>-0.4739797072</text:p>
          </table:table-cell>
          <table:table-cell table:style-name="ce3" office:value-type="float" office:value="-0.471245341575424" calcext:value-type="float">
            <text:p>-0.471245341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582452374381" calcext:value-type="float">
            <text:p>0.0032558245</text:p>
          </table:table-cell>
          <table:table-cell table:style-name="Default" office:value-type="float" office:value="0.00438870229838707" calcext:value-type="float">
            <text:p>0.0043887023</text:p>
          </table:table-cell>
          <table:table-cell table:style-name="ce3" office:value-type="float" office:value="0.00474028765855247" calcext:value-type="float">
            <text:p>0.004740287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46875" calcext:value-type="float">
            <text:p>0.546875</text:p>
          </table:table-cell>
          <table:table-cell office:value-type="string" calcext:value-type="string">
            <text:p>y</text:p>
          </table:table-cell>
          <table:table-cell office:value-type="float" office:value="0.164688945590303" calcext:value-type="float">
            <text:p>0.1646889456</text:p>
          </table:table-cell>
          <table:table-cell table:style-name="Default" office:value-type="float" office:value="-0.196257827695428" calcext:value-type="float">
            <text:p>-0.1962578277</text:p>
          </table:table-cell>
          <table:table-cell table:style-name="ce3" office:value-type="float" office:value="-0.0047170952046168" calcext:value-type="float">
            <text:p>-0.004717095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3557159789406" calcext:value-type="float">
            <text:p>0.0010355716</text:p>
          </table:table-cell>
          <table:table-cell table:style-name="Default" office:value-type="float" office:value="0.015166862962408" calcext:value-type="float">
            <text:p>0.015166863</text:p>
          </table:table-cell>
          <table:table-cell table:style-name="ce3" office:value-type="float" office:value="0.0148117871267381" calcext:value-type="float">
            <text:p>0.014811787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x</text:p>
          </table:table-cell>
          <table:table-cell office:value-type="float" office:value="-0.120261370825684" calcext:value-type="float">
            <text:p>-0.1202613708</text:p>
          </table:table-cell>
          <table:table-cell office:value-type="float" office:value="-0.500350574697695" calcext:value-type="float">
            <text:p>-0.5003505747</text:p>
          </table:table-cell>
          <table:table-cell office:value-type="float" office:value="-0.504494203371643" calcext:value-type="float">
            <text:p>-0.504494203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582452374381" calcext:value-type="float">
            <text:p>0.0032558245</text:p>
          </table:table-cell>
          <table:table-cell office:value-type="float" office:value="0.00377155203747848" calcext:value-type="float">
            <text:p>0.003771552</text:p>
          </table:table-cell>
          <table:table-cell office:value-type="float" office:value="0.00453830283879477" calcext:value-type="float">
            <text:p>0.004538302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y</text:p>
          </table:table-cell>
          <table:table-cell office:value-type="float" office:value="0.164688945590303" calcext:value-type="float">
            <text:p>0.1646889456</text:p>
          </table:table-cell>
          <table:table-cell office:value-type="float" office:value="-0.174094084286443" calcext:value-type="float">
            <text:p>-0.1740940843</text:p>
          </table:table-cell>
          <table:table-cell office:value-type="float" office:value="-0.045995234955952" calcext:value-type="float">
            <text:p>-0.04599523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3557159789406" calcext:value-type="float">
            <text:p>0.0010355716</text:p>
          </table:table-cell>
          <table:table-cell office:value-type="float" office:value="0.0185789501001947" calcext:value-type="float">
            <text:p>0.0185789501</text:p>
          </table:table-cell>
          <table:table-cell office:value-type="float" office:value="0.00801969804766069" calcext:value-type="float">
            <text:p>0.00801969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x</text:p>
          </table:table-cell>
          <table:table-cell office:value-type="float" office:value="-0.120261370825684" calcext:value-type="float">
            <text:p>-0.1202613708</text:p>
          </table:table-cell>
          <table:table-cell table:style-name="Default" office:value-type="float" office:value="-0.482609891921088" calcext:value-type="float">
            <text:p>-0.4826098919</text:p>
          </table:table-cell>
          <table:table-cell table:style-name="ce3" office:value-type="float" office:value="-0.4677594607641" calcext:value-type="float">
            <text:p>-0.467759460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582452374381" calcext:value-type="float">
            <text:p>0.0032558245</text:p>
          </table:table-cell>
          <table:table-cell table:style-name="Default" office:value-type="float" office:value="0.00432741885762573" calcext:value-type="float">
            <text:p>0.0043274189</text:p>
          </table:table-cell>
          <table:table-cell table:style-name="ce3" office:value-type="float" office:value="0.00483001600727621" calcext:value-type="float">
            <text:p>0.00483001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y</text:p>
          </table:table-cell>
          <table:table-cell office:value-type="float" office:value="0.164688945590303" calcext:value-type="float">
            <text:p>0.1646889456</text:p>
          </table:table-cell>
          <table:table-cell table:style-name="Default" office:value-type="float" office:value="-0.197250333652297" calcext:value-type="float">
            <text:p>-0.1972503337</text:p>
          </table:table-cell>
          <table:table-cell table:style-name="ce3" office:value-type="float" office:value="-0.0396512253179545" calcext:value-type="float">
            <text:p>-0.039651225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03557159789406" calcext:value-type="float">
            <text:p>0.0010355716</text:p>
          </table:table-cell>
          <table:table-cell table:style-name="Default" office:value-type="float" office:value="0.0176318321110186" calcext:value-type="float">
            <text:p>0.0176318321</text:p>
          </table:table-cell>
          <table:table-cell table:style-name="ce3" office:value-type="float" office:value="0.0138888693166471" calcext:value-type="float">
            <text:p>0.013888869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6296710266639" calcext:value-type="float">
            <text:p>-0.2062967103</text:p>
          </table:table-cell>
          <table:table-cell office:value-type="float" office:value="-0.291367485223945" calcext:value-type="float">
            <text:p>-0.2913674852</text:p>
          </table:table-cell>
          <table:table-cell office:value-type="float" office:value="-0.469521087777727" calcext:value-type="float">
            <text:p>-0.469521087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702463679363" calcext:value-type="float">
            <text:p>0.0187024637</text:p>
          </table:table-cell>
          <table:table-cell office:value-type="float" office:value="0.052331024129328" calcext:value-type="float">
            <text:p>0.0523310241</text:p>
          </table:table-cell>
          <table:table-cell office:value-type="float" office:value="0.0520079095461897" calcext:value-type="float">
            <text:p>0.052007909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41722394009966" calcext:value-type="float">
            <text:p>0.141722394</text:p>
          </table:table-cell>
          <table:table-cell office:value-type="float" office:value="-0.137645579784247" calcext:value-type="float">
            <text:p>-0.1376455798</text:p>
          </table:table-cell>
          <table:table-cell office:value-type="float" office:value="-0.0404691647188367" calcext:value-type="float">
            <text:p>-0.040469164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242959845573" calcext:value-type="float">
            <text:p>0.0182429598</text:p>
          </table:table-cell>
          <table:table-cell office:value-type="float" office:value="0.0265597188487305" calcext:value-type="float">
            <text:p>0.0265597188</text:p>
          </table:table-cell>
          <table:table-cell office:value-type="float" office:value="0.0433595885207884" calcext:value-type="float">
            <text:p>0.043359588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6296710266639" calcext:value-type="float">
            <text:p>-0.2062967103</text:p>
          </table:table-cell>
          <table:table-cell table:style-name="Default" office:value-type="float" office:value="-0.291367485223945" calcext:value-type="float">
            <text:p>-0.2913674852</text:p>
          </table:table-cell>
          <table:table-cell table:style-name="ce3" office:value-type="float" office:value="-0.458176546276795" calcext:value-type="float">
            <text:p>-0.458176546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702463679363" calcext:value-type="float">
            <text:p>0.0187024637</text:p>
          </table:table-cell>
          <table:table-cell table:style-name="Default" office:value-type="float" office:value="0.052331024129328" calcext:value-type="float">
            <text:p>0.0523310241</text:p>
          </table:table-cell>
          <table:table-cell table:style-name="ce3" office:value-type="float" office:value="0.0584150183221051" calcext:value-type="float">
            <text:p>0.058415018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41722394009966" calcext:value-type="float">
            <text:p>0.141722394</text:p>
          </table:table-cell>
          <table:table-cell table:style-name="Default" office:value-type="float" office:value="-0.137645579784247" calcext:value-type="float">
            <text:p>-0.1376455798</text:p>
          </table:table-cell>
          <table:table-cell table:style-name="ce3" office:value-type="float" office:value="-0.0342049104544592" calcext:value-type="float">
            <text:p>-0.03420491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242959845573" calcext:value-type="float">
            <text:p>0.0182429598</text:p>
          </table:table-cell>
          <table:table-cell table:style-name="Default" office:value-type="float" office:value="0.0265597188487305" calcext:value-type="float">
            <text:p>0.0265597188</text:p>
          </table:table-cell>
          <table:table-cell table:style-name="ce3" office:value-type="float" office:value="0.0448220403992057" calcext:value-type="float">
            <text:p>0.044822040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736842105263158" calcext:value-type="float">
            <text:p>0.7368421053</text:p>
          </table:table-cell>
          <table:table-cell office:value-type="string" calcext:value-type="string">
            <text:p>x</text:p>
          </table:table-cell>
          <table:table-cell office:value-type="float" office:value="-0.207069139987116" calcext:value-type="float">
            <text:p>-0.20706914</text:p>
          </table:table-cell>
          <table:table-cell office:value-type="float" office:value="-0.326378088196384" calcext:value-type="float">
            <text:p>-0.3263780882</text:p>
          </table:table-cell>
          <table:table-cell office:value-type="float" office:value="-0.550836650044035" calcext:value-type="float">
            <text:p>-0.5508366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0937271200122" calcext:value-type="float">
            <text:p>0.0120937271</text:p>
          </table:table-cell>
          <table:table-cell office:value-type="float" office:value="0.0438464937904851" calcext:value-type="float">
            <text:p>0.0438464938</text:p>
          </table:table-cell>
          <table:table-cell office:value-type="float" office:value="0.0196150874940609" calcext:value-type="float">
            <text:p>0.019615087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736842105263158" calcext:value-type="float">
            <text:p>0.7368421053</text:p>
          </table:table-cell>
          <table:table-cell office:value-type="string" calcext:value-type="string">
            <text:p>y</text:p>
          </table:table-cell>
          <table:table-cell office:value-type="float" office:value="0.134224675236793" calcext:value-type="float">
            <text:p>0.1342246752</text:p>
          </table:table-cell>
          <table:table-cell office:value-type="float" office:value="-0.138483329174819" calcext:value-type="float">
            <text:p>-0.1384833292</text:p>
          </table:table-cell>
          <table:table-cell office:value-type="float" office:value="-0.0456110723861631" calcext:value-type="float">
            <text:p>-0.045611072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9923269287566" calcext:value-type="float">
            <text:p>0.0119923269</text:p>
          </table:table-cell>
          <table:table-cell office:value-type="float" office:value="0.0192069612479013" calcext:value-type="float">
            <text:p>0.0192069612</text:p>
          </table:table-cell>
          <table:table-cell office:value-type="float" office:value="0.0283194263862186" calcext:value-type="float">
            <text:p>0.028319426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771929824561403" calcext:value-type="float">
            <text:p>0.7719298246</text:p>
          </table:table-cell>
          <table:table-cell office:value-type="string" calcext:value-type="string">
            <text:p>x</text:p>
          </table:table-cell>
          <table:table-cell office:value-type="float" office:value="-0.217746313376533" calcext:value-type="float">
            <text:p>-0.2177463134</text:p>
          </table:table-cell>
          <table:table-cell table:style-name="Default" office:value-type="float" office:value="-0.319831506496998" calcext:value-type="float">
            <text:p>-0.3198315065</text:p>
          </table:table-cell>
          <table:table-cell table:style-name="ce3" office:value-type="float" office:value="-0.494861550368278" calcext:value-type="float">
            <text:p>-0.494861550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66608346039714" calcext:value-type="float">
            <text:p>0.0166608346</text:p>
          </table:table-cell>
          <table:table-cell table:style-name="Default" office:value-type="float" office:value="0.0452514823051888" calcext:value-type="float">
            <text:p>0.0452514823</text:p>
          </table:table-cell>
          <table:table-cell table:style-name="ce3" office:value-type="float" office:value="0.0380348312356622" calcext:value-type="float">
            <text:p>0.038034831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771929824561403" calcext:value-type="float">
            <text:p>0.7719298246</text:p>
          </table:table-cell>
          <table:table-cell office:value-type="string" calcext:value-type="string">
            <text:p>y</text:p>
          </table:table-cell>
          <table:table-cell office:value-type="float" office:value="0.147283229707141" calcext:value-type="float">
            <text:p>0.1472832297</text:p>
          </table:table-cell>
          <table:table-cell table:style-name="Default" office:value-type="float" office:value="-0.134726974617153" calcext:value-type="float">
            <text:p>-0.1347269746</text:p>
          </table:table-cell>
          <table:table-cell table:style-name="ce3" office:value-type="float" office:value="-0.0425302939694151" calcext:value-type="float">
            <text:p>-0.04253029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30713673339222" calcext:value-type="float">
            <text:p>0.0130713673</text:p>
          </table:table-cell>
          <table:table-cell table:style-name="Default" office:value-type="float" office:value="0.0236083645253521" calcext:value-type="float">
            <text:p>0.0236083645</text:p>
          </table:table-cell>
          <table:table-cell table:style-name="ce3" office:value-type="float" office:value="0.0326543503561334" calcext:value-type="float">
            <text:p>0.032654350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56140350877193" calcext:value-type="float">
            <text:p>0.5614035088</text:p>
          </table:table-cell>
          <table:table-cell office:value-type="string" calcext:value-type="string">
            <text:p>x</text:p>
          </table:table-cell>
          <table:table-cell office:value-type="float" office:value="-0.207360536194157" calcext:value-type="float">
            <text:p>-0.2073605362</text:p>
          </table:table-cell>
          <table:table-cell office:value-type="float" office:value="-0.295110981429137" calcext:value-type="float">
            <text:p>-0.2951109814</text:p>
          </table:table-cell>
          <table:table-cell office:value-type="float" office:value="-0.530400107997089" calcext:value-type="float">
            <text:p>-0.53040010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2861441951066" calcext:value-type="float">
            <text:p>0.0122861442</text:p>
          </table:table-cell>
          <table:table-cell office:value-type="float" office:value="0.0473959661229751" calcext:value-type="float">
            <text:p>0.0473959661</text:p>
          </table:table-cell>
          <table:table-cell office:value-type="float" office:value="0.0145782394419675" calcext:value-type="float">
            <text:p>0.014578239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56140350877193" calcext:value-type="float">
            <text:p>0.5614035088</text:p>
          </table:table-cell>
          <table:table-cell office:value-type="string" calcext:value-type="string">
            <text:p>y</text:p>
          </table:table-cell>
          <table:table-cell office:value-type="float" office:value="0.133520169297511" calcext:value-type="float">
            <text:p>0.1335201693</text:p>
          </table:table-cell>
          <table:table-cell office:value-type="float" office:value="-0.125330142417453" calcext:value-type="float">
            <text:p>-0.1253301424</text:p>
          </table:table-cell>
          <table:table-cell office:value-type="float" office:value="-0.0637839278975181" calcext:value-type="float">
            <text:p>-0.063783927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47574633745646" calcext:value-type="float">
            <text:p>0.0084757463</text:p>
          </table:table-cell>
          <table:table-cell office:value-type="float" office:value="0.019072950897168" calcext:value-type="float">
            <text:p>0.0190729509</text:p>
          </table:table-cell>
          <table:table-cell office:value-type="float" office:value="0.0284886438563859" calcext:value-type="float">
            <text:p>0.028488643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543859649122807" calcext:value-type="float">
            <text:p>0.5438596491</text:p>
          </table:table-cell>
          <table:table-cell office:value-type="string" calcext:value-type="string">
            <text:p>x</text:p>
          </table:table-cell>
          <table:table-cell office:value-type="float" office:value="-0.208975153071105" calcext:value-type="float">
            <text:p>-0.2089751531</text:p>
          </table:table-cell>
          <table:table-cell table:style-name="Default" office:value-type="float" office:value="-0.313697539376698" calcext:value-type="float">
            <text:p>-0.3136975394</text:p>
          </table:table-cell>
          <table:table-cell table:style-name="ce3" office:value-type="float" office:value="-0.555699556434914" calcext:value-type="float">
            <text:p>-0.555699556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5502106071353" calcext:value-type="float">
            <text:p>0.0115502106</text:p>
          </table:table-cell>
          <table:table-cell table:style-name="Default" office:value-type="float" office:value="0.0449308125018308" calcext:value-type="float">
            <text:p>0.0449308125</text:p>
          </table:table-cell>
          <table:table-cell table:style-name="ce3" office:value-type="float" office:value="0.0185724076877514" calcext:value-type="float">
            <text:p>0.018572407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543859649122807" calcext:value-type="float">
            <text:p>0.5438596491</text:p>
          </table:table-cell>
          <table:table-cell office:value-type="string" calcext:value-type="string">
            <text:p>y</text:p>
          </table:table-cell>
          <table:table-cell office:value-type="float" office:value="0.135151024331242" calcext:value-type="float">
            <text:p>0.1351510243</text:p>
          </table:table-cell>
          <table:table-cell table:style-name="Default" office:value-type="float" office:value="-0.131262542320256" calcext:value-type="float">
            <text:p>-0.1312625423</text:p>
          </table:table-cell>
          <table:table-cell table:style-name="ce3" office:value-type="float" office:value="-0.0433978590830809" calcext:value-type="float">
            <text:p>-0.043397859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7010862313867" calcext:value-type="float">
            <text:p>0.0107010862</text:p>
          </table:table-cell>
          <table:table-cell table:style-name="Default" office:value-type="float" office:value="0.0189432034275579" calcext:value-type="float">
            <text:p>0.0189432034</text:p>
          </table:table-cell>
          <table:table-cell table:style-name="ce3" office:value-type="float" office:value="0.0305218855583404" calcext:value-type="float">
            <text:p>0.030521885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85964912280702" calcext:value-type="float">
            <text:p>0.3859649123</text:p>
          </table:table-cell>
          <table:table-cell office:value-type="string" calcext:value-type="string">
            <text:p>x</text:p>
          </table:table-cell>
          <table:table-cell office:value-type="float" office:value="-0.202820125412548" calcext:value-type="float">
            <text:p>-0.2028201254</text:p>
          </table:table-cell>
          <table:table-cell office:value-type="float" office:value="-0.220566315882291" calcext:value-type="float">
            <text:p>-0.2205663159</text:p>
          </table:table-cell>
          <table:table-cell office:value-type="float" office:value="-0.521432832032474" calcext:value-type="float">
            <text:p>-0.52143283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8398906702215" calcext:value-type="float">
            <text:p>0.0108398907</text:p>
          </table:table-cell>
          <table:table-cell office:value-type="float" office:value="0.0459344549674086" calcext:value-type="float">
            <text:p>0.045934455</text:p>
          </table:table-cell>
          <table:table-cell office:value-type="float" office:value="0.0165587317379925" calcext:value-type="float">
            <text:p>0.016558731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85964912280702" calcext:value-type="float">
            <text:p>0.3859649123</text:p>
          </table:table-cell>
          <table:table-cell office:value-type="string" calcext:value-type="string">
            <text:p>y</text:p>
          </table:table-cell>
          <table:table-cell office:value-type="float" office:value="0.130595435235059" calcext:value-type="float">
            <text:p>0.1305954352</text:p>
          </table:table-cell>
          <table:table-cell office:value-type="float" office:value="-0.113138255642607" calcext:value-type="float">
            <text:p>-0.1131382556</text:p>
          </table:table-cell>
          <table:table-cell office:value-type="float" office:value="-0.0637370947462268" calcext:value-type="float">
            <text:p>-0.063737094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95627689879948" calcext:value-type="float">
            <text:p>0.0089562769</text:p>
          </table:table-cell>
          <table:table-cell office:value-type="float" office:value="0.0208324925387666" calcext:value-type="float">
            <text:p>0.0208324925</text:p>
          </table:table-cell>
          <table:table-cell office:value-type="float" office:value="0.0299189405806168" calcext:value-type="float">
            <text:p>0.029918940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85964912280702" calcext:value-type="float">
            <text:p>0.3859649123</text:p>
          </table:table-cell>
          <table:table-cell office:value-type="string" calcext:value-type="string">
            <text:p>x</text:p>
          </table:table-cell>
          <table:table-cell office:value-type="float" office:value="-0.202820125412548" calcext:value-type="float">
            <text:p>-0.2028201254</text:p>
          </table:table-cell>
          <table:table-cell table:style-name="Default" office:value-type="float" office:value="-0.220566315882291" calcext:value-type="float">
            <text:p>-0.2205663159</text:p>
          </table:table-cell>
          <table:table-cell table:style-name="ce3" office:value-type="float" office:value="-0.521432832032474" calcext:value-type="float">
            <text:p>-0.52143283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8398906702215" calcext:value-type="float">
            <text:p>0.0108398907</text:p>
          </table:table-cell>
          <table:table-cell table:style-name="Default" office:value-type="float" office:value="0.0459344549674086" calcext:value-type="float">
            <text:p>0.045934455</text:p>
          </table:table-cell>
          <table:table-cell table:style-name="ce3" office:value-type="float" office:value="0.0165587317379925" calcext:value-type="float">
            <text:p>0.016558731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85964912280702" calcext:value-type="float">
            <text:p>0.3859649123</text:p>
          </table:table-cell>
          <table:table-cell office:value-type="string" calcext:value-type="string">
            <text:p>y</text:p>
          </table:table-cell>
          <table:table-cell office:value-type="float" office:value="0.130595435235059" calcext:value-type="float">
            <text:p>0.1305954352</text:p>
          </table:table-cell>
          <table:table-cell table:style-name="Default" office:value-type="float" office:value="-0.113138255642607" calcext:value-type="float">
            <text:p>-0.1131382556</text:p>
          </table:table-cell>
          <table:table-cell table:style-name="ce3" office:value-type="float" office:value="-0.0637370947462268" calcext:value-type="float">
            <text:p>-0.063737094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95627689879948" calcext:value-type="float">
            <text:p>0.0089562769</text:p>
          </table:table-cell>
          <table:table-cell table:style-name="Default" office:value-type="float" office:value="0.0208324925387666" calcext:value-type="float">
            <text:p>0.0208324925</text:p>
          </table:table-cell>
          <table:table-cell table:style-name="ce3" office:value-type="float" office:value="0.0299189405806168" calcext:value-type="float">
            <text:p>0.029918940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05599789815706" calcext:value-type="float">
            <text:p>-0.1055997898</text:p>
          </table:table-cell>
          <table:table-cell office:value-type="float" office:value="-0.404240979960939" calcext:value-type="float">
            <text:p>-0.40424098</text:p>
          </table:table-cell>
          <table:table-cell office:value-type="float" office:value="-0.419148570159607" calcext:value-type="float">
            <text:p>-0.419148570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9977386196261" calcext:value-type="float">
            <text:p>0.0109977386</text:p>
          </table:table-cell>
          <table:table-cell office:value-type="float" office:value="0.0272117189384847" calcext:value-type="float">
            <text:p>0.0272117189</text:p>
          </table:table-cell>
          <table:table-cell office:value-type="float" office:value="0.0219289927469042" calcext:value-type="float">
            <text:p>0.021928992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1017862928776" calcext:value-type="float">
            <text:p>0.1510178629</text:p>
          </table:table-cell>
          <table:table-cell office:value-type="float" office:value="-0.188010605416106" calcext:value-type="float">
            <text:p>-0.1880106054</text:p>
          </table:table-cell>
          <table:table-cell office:value-type="float" office:value="-0.0349381067971503" calcext:value-type="float">
            <text:p>-0.034938106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43839851175432" calcext:value-type="float">
            <text:p>0.0084383985</text:p>
          </table:table-cell>
          <table:table-cell office:value-type="float" office:value="0.0195103099391484" calcext:value-type="float">
            <text:p>0.0195103099</text:p>
          </table:table-cell>
          <table:table-cell office:value-type="float" office:value="0.0246160083484005" calcext:value-type="float">
            <text:p>0.024616008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05599789815706" calcext:value-type="float">
            <text:p>-0.1055997898</text:p>
          </table:table-cell>
          <table:table-cell table:style-name="Default" office:value-type="float" office:value="-0.404240979960939" calcext:value-type="float">
            <text:p>-0.40424098</text:p>
          </table:table-cell>
          <table:table-cell table:style-name="ce3" office:value-type="float" office:value="-0.411022279733139" calcext:value-type="float">
            <text:p>-0.411022279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9977386196261" calcext:value-type="float">
            <text:p>0.0109977386</text:p>
          </table:table-cell>
          <table:table-cell table:style-name="Default" office:value-type="float" office:value="0.0272117189384847" calcext:value-type="float">
            <text:p>0.0272117189</text:p>
          </table:table-cell>
          <table:table-cell table:style-name="ce3" office:value-type="float" office:value="0.0258072556470533" calcext:value-type="float">
            <text:p>0.025807255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1017862928776" calcext:value-type="float">
            <text:p>0.1510178629</text:p>
          </table:table-cell>
          <table:table-cell table:style-name="Default" office:value-type="float" office:value="-0.188010605416106" calcext:value-type="float">
            <text:p>-0.1880106054</text:p>
          </table:table-cell>
          <table:table-cell table:style-name="ce3" office:value-type="float" office:value="-0.032380756518856" calcext:value-type="float">
            <text:p>-0.032380756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43839851175432" calcext:value-type="float">
            <text:p>0.0084383985</text:p>
          </table:table-cell>
          <table:table-cell table:style-name="Default" office:value-type="float" office:value="0.0195103099391484" calcext:value-type="float">
            <text:p>0.0195103099</text:p>
          </table:table-cell>
          <table:table-cell table:style-name="ce3" office:value-type="float" office:value="0.0246438406456931" calcext:value-type="float">
            <text:p>0.024643840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0.78125" calcext:value-type="float">
            <text:p>0.78125</text:p>
          </table:table-cell>
          <table:table-cell office:value-type="string" calcext:value-type="string">
            <text:p>x</text:p>
          </table:table-cell>
          <table:table-cell office:value-type="float" office:value="-0.102442290536534" calcext:value-type="float">
            <text:p>-0.1024422905</text:p>
          </table:table-cell>
          <table:table-cell office:value-type="float" office:value="-0.454111884430995" calcext:value-type="float">
            <text:p>-0.4541118844</text:p>
          </table:table-cell>
          <table:table-cell office:value-type="float" office:value="-0.45528310182332" calcext:value-type="float">
            <text:p>-0.455283101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53889516312893" calcext:value-type="float">
            <text:p>0.0065388952</text:p>
          </table:table-cell>
          <table:table-cell office:value-type="float" office:value="0.00684488596345488" calcext:value-type="float">
            <text:p>0.006844886</text:p>
          </table:table-cell>
          <table:table-cell office:value-type="float" office:value="0.00555259480115063" calcext:value-type="float">
            <text:p>0.005552594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0.78125" calcext:value-type="float">
            <text:p>0.78125</text:p>
          </table:table-cell>
          <table:table-cell office:value-type="string" calcext:value-type="string">
            <text:p>y</text:p>
          </table:table-cell>
          <table:table-cell office:value-type="float" office:value="0.172029119048" calcext:value-type="float">
            <text:p>0.172029119</text:p>
          </table:table-cell>
          <table:table-cell office:value-type="float" office:value="-0.202115288358464" calcext:value-type="float">
            <text:p>-0.2021152884</text:p>
          </table:table-cell>
          <table:table-cell office:value-type="float" office:value="-0.0260962144241466" calcext:value-type="float">
            <text:p>-0.02609621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55423179583577" calcext:value-type="float">
            <text:p>0.0008554232</text:p>
          </table:table-cell>
          <table:table-cell office:value-type="float" office:value="0.01535168364904" calcext:value-type="float">
            <text:p>0.0153516836</text:p>
          </table:table-cell>
          <table:table-cell office:value-type="float" office:value="0.0151641143957731" calcext:value-type="float">
            <text:p>0.015164114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x</text:p>
          </table:table-cell>
          <table:table-cell office:value-type="float" office:value="-0.102442290536534" calcext:value-type="float">
            <text:p>-0.1024422905</text:p>
          </table:table-cell>
          <table:table-cell table:style-name="Default" office:value-type="float" office:value="-0.454111884430995" calcext:value-type="float">
            <text:p>-0.4541118844</text:p>
          </table:table-cell>
          <table:table-cell table:style-name="ce3" office:value-type="float" office:value="-0.45528310182332" calcext:value-type="float">
            <text:p>-0.455283101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53889516312893" calcext:value-type="float">
            <text:p>0.0065388952</text:p>
          </table:table-cell>
          <table:table-cell table:style-name="Default" office:value-type="float" office:value="0.00684488596345488" calcext:value-type="float">
            <text:p>0.006844886</text:p>
          </table:table-cell>
          <table:table-cell table:style-name="ce3" office:value-type="float" office:value="0.00555259480115063" calcext:value-type="float">
            <text:p>0.005552594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y</text:p>
          </table:table-cell>
          <table:table-cell office:value-type="float" office:value="0.172029119048" calcext:value-type="float">
            <text:p>0.172029119</text:p>
          </table:table-cell>
          <table:table-cell table:style-name="Default" office:value-type="float" office:value="-0.202115288358464" calcext:value-type="float">
            <text:p>-0.2021152884</text:p>
          </table:table-cell>
          <table:table-cell table:style-name="ce3" office:value-type="float" office:value="-0.0260962144241466" calcext:value-type="float">
            <text:p>-0.02609621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55423179583577" calcext:value-type="float">
            <text:p>0.0008554232</text:p>
          </table:table-cell>
          <table:table-cell table:style-name="Default" office:value-type="float" office:value="0.01535168364904" calcext:value-type="float">
            <text:p>0.0153516836</text:p>
          </table:table-cell>
          <table:table-cell table:style-name="ce3" office:value-type="float" office:value="0.0151641143957731" calcext:value-type="float">
            <text:p>0.015164114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15625" calcext:value-type="float">
            <text:p>0.515625</text:p>
          </table:table-cell>
          <table:table-cell office:value-type="string" calcext:value-type="string">
            <text:p>x</text:p>
          </table:table-cell>
          <table:table-cell office:value-type="float" office:value="-0.0953433236995742" calcext:value-type="float">
            <text:p>-0.0953433237</text:p>
          </table:table-cell>
          <table:table-cell office:value-type="float" office:value="-0.453603658724289" calcext:value-type="float">
            <text:p>-0.4536036587</text:p>
          </table:table-cell>
          <table:table-cell office:value-type="float" office:value="-0.460209851368842" calcext:value-type="float">
            <text:p>-0.460209851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74172858542437" calcext:value-type="float">
            <text:p>0.0037417286</text:p>
          </table:table-cell>
          <table:table-cell office:value-type="float" office:value="0.00417546070658795" calcext:value-type="float">
            <text:p>0.0041754607</text:p>
          </table:table-cell>
          <table:table-cell office:value-type="float" office:value="0.00309438700816413" calcext:value-type="float">
            <text:p>0.00309438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15625" calcext:value-type="float">
            <text:p>0.515625</text:p>
          </table:table-cell>
          <table:table-cell office:value-type="string" calcext:value-type="string">
            <text:p>y</text:p>
          </table:table-cell>
          <table:table-cell office:value-type="float" office:value="0.173230369165618" calcext:value-type="float">
            <text:p>0.1732303692</text:p>
          </table:table-cell>
          <table:table-cell office:value-type="float" office:value="-0.221808660780962" calcext:value-type="float">
            <text:p>-0.2218086608</text:p>
          </table:table-cell>
          <table:table-cell office:value-type="float" office:value="-0.0520772324081647" calcext:value-type="float">
            <text:p>-0.052077232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662177715652864" calcext:value-type="float">
            <text:p>0.0006621777</text:p>
          </table:table-cell>
          <table:table-cell office:value-type="float" office:value="0.0105794317783968" calcext:value-type="float">
            <text:p>0.0105794318</text:p>
          </table:table-cell>
          <table:table-cell office:value-type="float" office:value="0.0112684346569476" calcext:value-type="float">
            <text:p>0.011268434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-0.102519732347081" calcext:value-type="float">
            <text:p>-0.1025197323</text:p>
          </table:table-cell>
          <table:table-cell table:style-name="Default" office:value-type="float" office:value="-0.462759127813262" calcext:value-type="float">
            <text:p>-0.4627591278</text:p>
          </table:table-cell>
          <table:table-cell table:style-name="ce3" office:value-type="float" office:value="-0.459419133799651" calcext:value-type="float">
            <text:p>-0.45941913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89724533308841" calcext:value-type="float">
            <text:p>0.0048972453</text:p>
          </table:table-cell>
          <table:table-cell table:style-name="Default" office:value-type="float" office:value="0.00411027986925267" calcext:value-type="float">
            <text:p>0.0041102799</text:p>
          </table:table-cell>
          <table:table-cell table:style-name="ce3" office:value-type="float" office:value="0.00390268151837157" calcext:value-type="float">
            <text:p>0.003902681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0.171746563606827" calcext:value-type="float">
            <text:p>0.1717465636</text:p>
          </table:table-cell>
          <table:table-cell table:style-name="Default" office:value-type="float" office:value="-0.205260318848422" calcext:value-type="float">
            <text:p>-0.2052603188</text:p>
          </table:table-cell>
          <table:table-cell table:style-name="ce3" office:value-type="float" office:value="-0.0536932500014068" calcext:value-type="float">
            <text:p>-0.0536932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690790200464689" calcext:value-type="float">
            <text:p>0.0006907902</text:p>
          </table:table-cell>
          <table:table-cell table:style-name="Default" office:value-type="float" office:value="0.0126191334967889" calcext:value-type="float">
            <text:p>0.0126191335</text:p>
          </table:table-cell>
          <table:table-cell table:style-name="ce3" office:value-type="float" office:value="0.0125195760584944" calcext:value-type="float">
            <text:p>0.012519576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59375" calcext:value-type="float">
            <text:p>0.359375</text:p>
          </table:table-cell>
          <table:table-cell office:value-type="string" calcext:value-type="string">
            <text:p>x</text:p>
          </table:table-cell>
          <table:table-cell office:value-type="float" office:value="-0.094571924485156" calcext:value-type="float">
            <text:p>-0.0945719245</text:p>
          </table:table-cell>
          <table:table-cell office:value-type="float" office:value="-0.450004902534625" calcext:value-type="float">
            <text:p>-0.4500049025</text:p>
          </table:table-cell>
          <table:table-cell office:value-type="float" office:value="-0.460254759849015" calcext:value-type="float">
            <text:p>-0.46025475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79156167295876" calcext:value-type="float">
            <text:p>0.0037915617</text:p>
          </table:table-cell>
          <table:table-cell office:value-type="float" office:value="0.00466633711094628" calcext:value-type="float">
            <text:p>0.0046663371</text:p>
          </table:table-cell>
          <table:table-cell office:value-type="float" office:value="0.00327709118385986" calcext:value-type="float">
            <text:p>0.003277091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59375" calcext:value-type="float">
            <text:p>0.359375</text:p>
          </table:table-cell>
          <table:table-cell office:value-type="string" calcext:value-type="string">
            <text:p>y</text:p>
          </table:table-cell>
          <table:table-cell office:value-type="float" office:value="0.172663311442929" calcext:value-type="float">
            <text:p>0.1726633114</text:p>
          </table:table-cell>
          <table:table-cell office:value-type="float" office:value="-0.239226519978799" calcext:value-type="float">
            <text:p>-0.23922652</text:p>
          </table:table-cell>
          <table:table-cell office:value-type="float" office:value="-0.0639355419829433" calcext:value-type="float">
            <text:p>-0.06393554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660175197008321" calcext:value-type="float">
            <text:p>0.0006601752</text:p>
          </table:table-cell>
          <table:table-cell office:value-type="float" office:value="0.0128044461348997" calcext:value-type="float">
            <text:p>0.0128044461</text:p>
          </table:table-cell>
          <table:table-cell office:value-type="float" office:value="0.00969616940620089" calcext:value-type="float">
            <text:p>0.009696169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28125" calcext:value-type="float">
            <text:p>0.328125</text:p>
          </table:table-cell>
          <table:table-cell office:value-type="string" calcext:value-type="string">
            <text:p>x</text:p>
          </table:table-cell>
          <table:table-cell office:value-type="float" office:value="-0.094571924485156" calcext:value-type="float">
            <text:p>-0.0945719245</text:p>
          </table:table-cell>
          <table:table-cell table:style-name="Default" office:value-type="float" office:value="-0.450004902534625" calcext:value-type="float">
            <text:p>-0.4500049025</text:p>
          </table:table-cell>
          <table:table-cell table:style-name="ce3" office:value-type="float" office:value="-0.460254759849015" calcext:value-type="float">
            <text:p>-0.460254759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79156167295876" calcext:value-type="float">
            <text:p>0.0037915617</text:p>
          </table:table-cell>
          <table:table-cell table:style-name="Default" office:value-type="float" office:value="0.00466633711094628" calcext:value-type="float">
            <text:p>0.0046663371</text:p>
          </table:table-cell>
          <table:table-cell table:style-name="ce3" office:value-type="float" office:value="0.00327709118385986" calcext:value-type="float">
            <text:p>0.003277091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28125" calcext:value-type="float">
            <text:p>0.328125</text:p>
          </table:table-cell>
          <table:table-cell office:value-type="string" calcext:value-type="string">
            <text:p>y</text:p>
          </table:table-cell>
          <table:table-cell office:value-type="float" office:value="0.172663311442929" calcext:value-type="float">
            <text:p>0.1726633114</text:p>
          </table:table-cell>
          <table:table-cell table:style-name="Default" office:value-type="float" office:value="-0.239226519978799" calcext:value-type="float">
            <text:p>-0.23922652</text:p>
          </table:table-cell>
          <table:table-cell table:style-name="ce3" office:value-type="float" office:value="-0.0639355419829433" calcext:value-type="float">
            <text:p>-0.06393554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660175197008321" calcext:value-type="float">
            <text:p>0.0006601752</text:p>
          </table:table-cell>
          <table:table-cell table:style-name="Default" office:value-type="float" office:value="0.0128044461348997" calcext:value-type="float">
            <text:p>0.0128044461</text:p>
          </table:table-cell>
          <table:table-cell table:style-name="ce3" office:value-type="float" office:value="0.00969616940620089" calcext:value-type="float">
            <text:p>0.009696169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04005101724554" calcext:value-type="float">
            <text:p>-0.2040051017</text:p>
          </table:table-cell>
          <table:table-cell office:value-type="float" office:value="-0.338894007017272" calcext:value-type="float">
            <text:p>-0.338894007</text:p>
          </table:table-cell>
          <table:table-cell office:value-type="float" office:value="-0.407916408557699" calcext:value-type="float">
            <text:p>-0.40791640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23539303371113" calcext:value-type="float">
            <text:p>0.0123539303</text:p>
          </table:table-cell>
          <table:table-cell office:value-type="float" office:value="0.0660781991463397" calcext:value-type="float">
            <text:p>0.0660781991</text:p>
          </table:table-cell>
          <table:table-cell office:value-type="float" office:value="0.0611174083498976" calcext:value-type="float">
            <text:p>0.061117408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969089768948546" calcext:value-type="float">
            <text:p>0.0969089769</text:p>
          </table:table-cell>
          <table:table-cell office:value-type="float" office:value="-0.152637485363144" calcext:value-type="float">
            <text:p>-0.1526374854</text:p>
          </table:table-cell>
          <table:table-cell office:value-type="float" office:value="-0.0440961468909392" calcext:value-type="float">
            <text:p>-0.044096146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75526177782427" calcext:value-type="float">
            <text:p>0.0275526178</text:p>
          </table:table-cell>
          <table:table-cell office:value-type="float" office:value="0.0382516888759138" calcext:value-type="float">
            <text:p>0.0382516889</text:p>
          </table:table-cell>
          <table:table-cell office:value-type="float" office:value="0.0332011331269534" calcext:value-type="float">
            <text:p>0.033201133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90217993667811" calcext:value-type="float">
            <text:p>-0.1902179937</text:p>
          </table:table-cell>
          <table:table-cell table:style-name="Default" office:value-type="float" office:value="-0.338894007017272" calcext:value-type="float">
            <text:p>-0.338894007</text:p>
          </table:table-cell>
          <table:table-cell table:style-name="ce3" office:value-type="float" office:value="-0.389871725205782" calcext:value-type="float">
            <text:p>-0.389871725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79488909274547" calcext:value-type="float">
            <text:p>0.0179488909</text:p>
          </table:table-cell>
          <table:table-cell table:style-name="Default" office:value-type="float" office:value="0.0660781991463397" calcext:value-type="float">
            <text:p>0.0660781991</text:p>
          </table:table-cell>
          <table:table-cell table:style-name="ce3" office:value-type="float" office:value="0.0697097869715254" calcext:value-type="float">
            <text:p>0.06970978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950384199986676" calcext:value-type="float">
            <text:p>0.09503842</text:p>
          </table:table-cell>
          <table:table-cell table:style-name="Default" office:value-type="float" office:value="-0.152637485363144" calcext:value-type="float">
            <text:p>-0.1526374854</text:p>
          </table:table-cell>
          <table:table-cell table:style-name="ce3" office:value-type="float" office:value="-0.0368113053771689" calcext:value-type="float">
            <text:p>-0.036811305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67903203966333" calcext:value-type="float">
            <text:p>0.0267903204</text:p>
          </table:table-cell>
          <table:table-cell table:style-name="Default" office:value-type="float" office:value="0.0382516888759138" calcext:value-type="float">
            <text:p>0.0382516889</text:p>
          </table:table-cell>
          <table:table-cell table:style-name="ce3" office:value-type="float" office:value="0.0338214551371915" calcext:value-type="float">
            <text:p>0.033821455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65625" calcext:value-type="float">
            <text:p>0.765625</text:p>
          </table:table-cell>
          <table:table-cell office:value-type="string" calcext:value-type="string">
            <text:p>x</text:p>
          </table:table-cell>
          <table:table-cell office:value-type="float" office:value="-0.224151406983443" calcext:value-type="float">
            <text:p>-0.224151407</text:p>
          </table:table-cell>
          <table:table-cell office:value-type="float" office:value="-0.392205978264318" calcext:value-type="float">
            <text:p>-0.3922059783</text:p>
          </table:table-cell>
          <table:table-cell office:value-type="float" office:value="-0.453958486016797" calcext:value-type="float">
            <text:p>-0.45395848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3513825281903" calcext:value-type="float">
            <text:p>0.0032351383</text:p>
          </table:table-cell>
          <table:table-cell office:value-type="float" office:value="0.0487990471687615" calcext:value-type="float">
            <text:p>0.0487990472</text:p>
          </table:table-cell>
          <table:table-cell office:value-type="float" office:value="0.0354904803195007" calcext:value-type="float">
            <text:p>0.035490480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65625" calcext:value-type="float">
            <text:p>0.765625</text:p>
          </table:table-cell>
          <table:table-cell office:value-type="string" calcext:value-type="string">
            <text:p>y</text:p>
          </table:table-cell>
          <table:table-cell office:value-type="float" office:value="0.100986384337526" calcext:value-type="float">
            <text:p>0.1009863843</text:p>
          </table:table-cell>
          <table:table-cell office:value-type="float" office:value="-0.162662459039163" calcext:value-type="float">
            <text:p>-0.162662459</text:p>
          </table:table-cell>
          <table:table-cell office:value-type="float" office:value="-0.0528783154619613" calcext:value-type="float">
            <text:p>-0.052878315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88375048598823" calcext:value-type="float">
            <text:p>0.0188375049</text:p>
          </table:table-cell>
          <table:table-cell office:value-type="float" office:value="0.0302634132446179" calcext:value-type="float">
            <text:p>0.0302634132</text:p>
          </table:table-cell>
          <table:table-cell office:value-type="float" office:value="0.0241060275071459" calcext:value-type="float">
            <text:p>0.024106027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x</text:p>
          </table:table-cell>
          <table:table-cell office:value-type="float" office:value="-0.204591079379581" calcext:value-type="float">
            <text:p>-0.2045910794</text:p>
          </table:table-cell>
          <table:table-cell table:style-name="Default" office:value-type="float" office:value="-0.356497409612207" calcext:value-type="float">
            <text:p>-0.3564974096</text:p>
          </table:table-cell>
          <table:table-cell table:style-name="ce3" office:value-type="float" office:value="-0.456294158779728" calcext:value-type="float">
            <text:p>-0.456294158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29971771354204" calcext:value-type="float">
            <text:p>0.0082997177</text:p>
          </table:table-cell>
          <table:table-cell table:style-name="Default" office:value-type="float" office:value="0.0611670819144075" calcext:value-type="float">
            <text:p>0.0611670819</text:p>
          </table:table-cell>
          <table:table-cell table:style-name="ce3" office:value-type="float" office:value="0.0356533188361949" calcext:value-type="float">
            <text:p>0.035653318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y</text:p>
          </table:table-cell>
          <table:table-cell office:value-type="float" office:value="0.0924983919015567" calcext:value-type="float">
            <text:p>0.0924983919</text:p>
          </table:table-cell>
          <table:table-cell table:style-name="Default" office:value-type="float" office:value="-0.152314271226692" calcext:value-type="float">
            <text:p>-0.1523142712</text:p>
          </table:table-cell>
          <table:table-cell table:style-name="ce3" office:value-type="float" office:value="-0.044227080055708" calcext:value-type="float">
            <text:p>-0.044227080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57182141051674" calcext:value-type="float">
            <text:p>0.0257182141</text:p>
          </table:table-cell>
          <table:table-cell table:style-name="Default" office:value-type="float" office:value="0.0323920904473695" calcext:value-type="float">
            <text:p>0.0323920904</text:p>
          </table:table-cell>
          <table:table-cell table:style-name="ce3" office:value-type="float" office:value="0.0251396951331036" calcext:value-type="float">
            <text:p>0.025139695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0.073125" calcext:value-type="float">
            <text:p>0.073125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x</text:p>
          </table:table-cell>
          <table:table-cell office:value-type="float" office:value="-0.224712412077826" calcext:value-type="float">
            <text:p>-0.2247124121</text:p>
          </table:table-cell>
          <table:table-cell office:value-type="float" office:value="-0.412981265818925" calcext:value-type="float">
            <text:p>-0.4129812658</text:p>
          </table:table-cell>
          <table:table-cell office:value-type="float" office:value="-0.451948228273823" calcext:value-type="float">
            <text:p>-0.451948228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40141471177152" calcext:value-type="float">
            <text:p>0.0024014147</text:p>
          </table:table-cell>
          <table:table-cell office:value-type="float" office:value="0.0452742455468745" calcext:value-type="float">
            <text:p>0.0452742455</text:p>
          </table:table-cell>
          <table:table-cell office:value-type="float" office:value="0.0411785480021522" calcext:value-type="float">
            <text:p>0.04117854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0.073125" calcext:value-type="float">
            <text:p>0.073125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y</text:p>
          </table:table-cell>
          <table:table-cell office:value-type="float" office:value="0.120341788197722" calcext:value-type="float">
            <text:p>0.1203417882</text:p>
          </table:table-cell>
          <table:table-cell office:value-type="float" office:value="-0.211673095775265" calcext:value-type="float">
            <text:p>-0.2116730958</text:p>
          </table:table-cell>
          <table:table-cell office:value-type="float" office:value="-0.0360943367414806" calcext:value-type="float">
            <text:p>-0.03609433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36020590799558" calcext:value-type="float">
            <text:p>0.0136020591</text:p>
          </table:table-cell>
          <table:table-cell office:value-type="float" office:value="0.0223630008588274" calcext:value-type="float">
            <text:p>0.0223630009</text:p>
          </table:table-cell>
          <table:table-cell office:value-type="float" office:value="0.0191575640097683" calcext:value-type="float">
            <text:p>0.01915756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x</text:p>
          </table:table-cell>
          <table:table-cell office:value-type="float" office:value="-0.222894961122874" calcext:value-type="float">
            <text:p>-0.2228949611</text:p>
          </table:table-cell>
          <table:table-cell table:style-name="Default" office:value-type="float" office:value="-0.3605656551754" calcext:value-type="float">
            <text:p>-0.3605656552</text:p>
          </table:table-cell>
          <table:table-cell table:style-name="ce3" office:value-type="float" office:value="-0.481503052123601" calcext:value-type="float">
            <text:p>-0.48150305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30363648047756" calcext:value-type="float">
            <text:p>0.0023036365</text:p>
          </table:table-cell>
          <table:table-cell table:style-name="Default" office:value-type="float" office:value="0.0538726415431488" calcext:value-type="float">
            <text:p>0.0538726415</text:p>
          </table:table-cell>
          <table:table-cell table:style-name="ce3" office:value-type="float" office:value="0.0199418075930395" calcext:value-type="float">
            <text:p>0.019941807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y</text:p>
          </table:table-cell>
          <table:table-cell office:value-type="float" office:value="0.12627835138392" calcext:value-type="float">
            <text:p>0.1262783514</text:p>
          </table:table-cell>
          <table:table-cell table:style-name="Default" office:value-type="float" office:value="-0.242809644424993" calcext:value-type="float">
            <text:p>-0.2428096444</text:p>
          </table:table-cell>
          <table:table-cell table:style-name="ce3" office:value-type="float" office:value="-0.0289123568719004" calcext:value-type="float">
            <text:p>-0.028912356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5630369925929" calcext:value-type="float">
            <text:p>0.011563037</text:p>
          </table:table-cell>
          <table:table-cell table:style-name="Default" office:value-type="float" office:value="0.022975802597203" calcext:value-type="float">
            <text:p>0.0229758026</text:p>
          </table:table-cell>
          <table:table-cell table:style-name="ce3" office:value-type="float" office:value="0.0147130029801532" calcext:value-type="float">
            <text:p>0.01471300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x</text:p>
          </table:table-cell>
          <table:table-cell office:value-type="float" office:value="-0.222894961122874" calcext:value-type="float">
            <text:p>-0.2228949611</text:p>
          </table:table-cell>
          <table:table-cell office:value-type="float" office:value="-0.3605656551754" calcext:value-type="float">
            <text:p>-0.3605656552</text:p>
          </table:table-cell>
          <table:table-cell office:value-type="float" office:value="-0.481503052123601" calcext:value-type="float">
            <text:p>-0.48150305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30363648047756" calcext:value-type="float">
            <text:p>0.0023036365</text:p>
          </table:table-cell>
          <table:table-cell office:value-type="float" office:value="0.0538726415431488" calcext:value-type="float">
            <text:p>0.0538726415</text:p>
          </table:table-cell>
          <table:table-cell office:value-type="float" office:value="0.0199418075930395" calcext:value-type="float">
            <text:p>0.019941807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y</text:p>
          </table:table-cell>
          <table:table-cell office:value-type="float" office:value="0.12627835138392" calcext:value-type="float">
            <text:p>0.1262783514</text:p>
          </table:table-cell>
          <table:table-cell office:value-type="float" office:value="-0.242809644424993" calcext:value-type="float">
            <text:p>-0.2428096444</text:p>
          </table:table-cell>
          <table:table-cell office:value-type="float" office:value="-0.0289123568719004" calcext:value-type="float">
            <text:p>-0.028912356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5630369925929" calcext:value-type="float">
            <text:p>0.011563037</text:p>
          </table:table-cell>
          <table:table-cell office:value-type="float" office:value="0.022975802597203" calcext:value-type="float">
            <text:p>0.0229758026</text:p>
          </table:table-cell>
          <table:table-cell office:value-type="float" office:value="0.0147130029801532" calcext:value-type="float">
            <text:p>0.01471300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45" calcext:value-type="float">
            <text:p>0.04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x</text:p>
          </table:table-cell>
          <table:table-cell office:value-type="float" office:value="-0.223793338211609" calcext:value-type="float">
            <text:p>-0.2237933382</text:p>
          </table:table-cell>
          <table:table-cell table:style-name="Default" office:value-type="float" office:value="-0.387789137637995" calcext:value-type="float">
            <text:p>-0.3877891376</text:p>
          </table:table-cell>
          <table:table-cell table:style-name="ce3" office:value-type="float" office:value="-0.482441623673019" calcext:value-type="float">
            <text:p>-0.482441623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35656919296599" calcext:value-type="float">
            <text:p>0.0023565692</text:p>
          </table:table-cell>
          <table:table-cell table:style-name="Default" office:value-type="float" office:value="0.0327537238915552" calcext:value-type="float">
            <text:p>0.0327537239</text:p>
          </table:table-cell>
          <table:table-cell table:style-name="ce3" office:value-type="float" office:value="0.0067143277001862" calcext:value-type="float">
            <text:p>0.006714327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45" calcext:value-type="float">
            <text:p>0.04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y</text:p>
          </table:table-cell>
          <table:table-cell office:value-type="float" office:value="0.137525031144065" calcext:value-type="float">
            <text:p>0.1375250311</text:p>
          </table:table-cell>
          <table:table-cell table:style-name="Default" office:value-type="float" office:value="-0.221179046336963" calcext:value-type="float">
            <text:p>-0.2211790463</text:p>
          </table:table-cell>
          <table:table-cell table:style-name="ce3" office:value-type="float" office:value="-0.0335116394650898" calcext:value-type="float">
            <text:p>-0.033511639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25769871046023" calcext:value-type="float">
            <text:p>0.0072576987</text:p>
          </table:table-cell>
          <table:table-cell table:style-name="Default" office:value-type="float" office:value="0.0206026402630428" calcext:value-type="float">
            <text:p>0.0206026403</text:p>
          </table:table-cell>
          <table:table-cell table:style-name="ce3" office:value-type="float" office:value="0.012094436495498" calcext:value-type="float">
            <text:p>0.012094436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792306175973299" calcext:value-type="float">
            <text:p>-0.0792306176</text:p>
          </table:table-cell>
          <table:table-cell office:value-type="float" office:value="-0.408401502791077" calcext:value-type="float">
            <text:p>-0.4084015028</text:p>
          </table:table-cell>
          <table:table-cell office:value-type="float" office:value="-0.397026943563677" calcext:value-type="float">
            <text:p>-0.39702694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3100499770661" calcext:value-type="float">
            <text:p>0.01031005</text:p>
          </table:table-cell>
          <table:table-cell office:value-type="float" office:value="0.0162642602411364" calcext:value-type="float">
            <text:p>0.0162642602</text:p>
          </table:table-cell>
          <table:table-cell office:value-type="float" office:value="0.0125536397267861" calcext:value-type="float">
            <text:p>0.012553639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74987182048551" calcext:value-type="float">
            <text:p>0.174987182</text:p>
          </table:table-cell>
          <table:table-cell office:value-type="float" office:value="-0.181167210799017" calcext:value-type="float">
            <text:p>-0.1811672108</text:p>
          </table:table-cell>
          <table:table-cell office:value-type="float" office:value="-0.00374045308987461" calcext:value-type="float">
            <text:p>-0.003740453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93279371492696" calcext:value-type="float">
            <text:p>0.0019327937</text:p>
          </table:table-cell>
          <table:table-cell office:value-type="float" office:value="0.0207950089453143" calcext:value-type="float">
            <text:p>0.0207950089</text:p>
          </table:table-cell>
          <table:table-cell office:value-type="float" office:value="0.0235441156425161" calcext:value-type="float">
            <text:p>0.023544115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0792306175973299" calcext:value-type="float">
            <text:p>-0.0792306176</text:p>
          </table:table-cell>
          <table:table-cell table:style-name="Default" office:value-type="float" office:value="-0.408401502791077" calcext:value-type="float">
            <text:p>-0.4084015028</text:p>
          </table:table-cell>
          <table:table-cell table:style-name="ce3" office:value-type="float" office:value="-0.397026943563677" calcext:value-type="float">
            <text:p>-0.39702694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3100499770661" calcext:value-type="float">
            <text:p>0.01031005</text:p>
          </table:table-cell>
          <table:table-cell table:style-name="Default" office:value-type="float" office:value="0.0162642602411364" calcext:value-type="float">
            <text:p>0.0162642602</text:p>
          </table:table-cell>
          <table:table-cell table:style-name="ce3" office:value-type="float" office:value="0.0125536397267861" calcext:value-type="float">
            <text:p>0.012553639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74987182048551" calcext:value-type="float">
            <text:p>0.174987182</text:p>
          </table:table-cell>
          <table:table-cell table:style-name="Default" office:value-type="float" office:value="-0.181167210799017" calcext:value-type="float">
            <text:p>-0.1811672108</text:p>
          </table:table-cell>
          <table:table-cell table:style-name="ce3" office:value-type="float" office:value="-0.00374045308987461" calcext:value-type="float">
            <text:p>-0.003740453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93279371492696" calcext:value-type="float">
            <text:p>0.0019327937</text:p>
          </table:table-cell>
          <table:table-cell table:style-name="Default" office:value-type="float" office:value="0.0207950089453143" calcext:value-type="float">
            <text:p>0.0207950089</text:p>
          </table:table-cell>
          <table:table-cell table:style-name="ce3" office:value-type="float" office:value="0.0235441156425161" calcext:value-type="float">
            <text:p>0.023544115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x</text:p>
          </table:table-cell>
          <table:table-cell office:value-type="float" office:value="-0.0864113417530296" calcext:value-type="float">
            <text:p>-0.0864113418</text:p>
          </table:table-cell>
          <table:table-cell office:value-type="float" office:value="-0.437456477952247" calcext:value-type="float">
            <text:p>-0.437456478</text:p>
          </table:table-cell>
          <table:table-cell office:value-type="float" office:value="-0.420763989951802" calcext:value-type="float">
            <text:p>-0.4207639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91434981683084" calcext:value-type="float">
            <text:p>0.0039143498</text:p>
          </table:table-cell>
          <table:table-cell office:value-type="float" office:value="0.00656564120044408" calcext:value-type="float">
            <text:p>0.0065656412</text:p>
          </table:table-cell>
          <table:table-cell office:value-type="float" office:value="0.0053310831297333" calcext:value-type="float">
            <text:p>0.005331083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y</text:p>
          </table:table-cell>
          <table:table-cell office:value-type="float" office:value="0.177099175784297" calcext:value-type="float">
            <text:p>0.1770991758</text:p>
          </table:table-cell>
          <table:table-cell office:value-type="float" office:value="-0.202158102280672" calcext:value-type="float">
            <text:p>-0.2021581023</text:p>
          </table:table-cell>
          <table:table-cell office:value-type="float" office:value="-0.0310164190017474" calcext:value-type="float">
            <text:p>-0.03101641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38472889409061" calcext:value-type="float">
            <text:p>0.0008384729</text:p>
          </table:table-cell>
          <table:table-cell office:value-type="float" office:value="0.0127274729058525" calcext:value-type="float">
            <text:p>0.0127274729</text:p>
          </table:table-cell>
          <table:table-cell office:value-type="float" office:value="0.0137188790989243" calcext:value-type="float">
            <text:p>0.013718879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x</text:p>
          </table:table-cell>
          <table:table-cell office:value-type="float" office:value="-0.0864113417530296" calcext:value-type="float">
            <text:p>-0.0864113418</text:p>
          </table:table-cell>
          <table:table-cell table:style-name="Default" office:value-type="float" office:value="-0.437456477952247" calcext:value-type="float">
            <text:p>-0.437456478</text:p>
          </table:table-cell>
          <table:table-cell table:style-name="ce3" office:value-type="float" office:value="-0.420763989951802" calcext:value-type="float">
            <text:p>-0.4207639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91434981683084" calcext:value-type="float">
            <text:p>0.0039143498</text:p>
          </table:table-cell>
          <table:table-cell table:style-name="Default" office:value-type="float" office:value="0.00656564120044408" calcext:value-type="float">
            <text:p>0.0065656412</text:p>
          </table:table-cell>
          <table:table-cell table:style-name="ce3" office:value-type="float" office:value="0.0053310831297333" calcext:value-type="float">
            <text:p>0.005331083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796875" calcext:value-type="float">
            <text:p>0.796875</text:p>
          </table:table-cell>
          <table:table-cell office:value-type="string" calcext:value-type="string">
            <text:p>y</text:p>
          </table:table-cell>
          <table:table-cell office:value-type="float" office:value="0.177099175784297" calcext:value-type="float">
            <text:p>0.1770991758</text:p>
          </table:table-cell>
          <table:table-cell table:style-name="Default" office:value-type="float" office:value="-0.202158102280672" calcext:value-type="float">
            <text:p>-0.2021581023</text:p>
          </table:table-cell>
          <table:table-cell table:style-name="ce3" office:value-type="float" office:value="-0.0310164190017474" calcext:value-type="float">
            <text:p>-0.03101641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838472889409061" calcext:value-type="float">
            <text:p>0.0008384729</text:p>
          </table:table-cell>
          <table:table-cell table:style-name="Default" office:value-type="float" office:value="0.0127274729058525" calcext:value-type="float">
            <text:p>0.0127274729</text:p>
          </table:table-cell>
          <table:table-cell table:style-name="ce3" office:value-type="float" office:value="0.0137188790989243" calcext:value-type="float">
            <text:p>0.013718879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9375" calcext:value-type="float">
            <text:p>0.59375</text:p>
          </table:table-cell>
          <table:table-cell office:value-type="string" calcext:value-type="string">
            <text:p>x</text:p>
          </table:table-cell>
          <table:table-cell office:value-type="float" office:value="-0.0782551441985938" calcext:value-type="float">
            <text:p>-0.0782551442</text:p>
          </table:table-cell>
          <table:table-cell office:value-type="float" office:value="-0.448081733907265" calcext:value-type="float">
            <text:p>-0.4480817339</text:p>
          </table:table-cell>
          <table:table-cell office:value-type="float" office:value="-0.422940435487425" calcext:value-type="float">
            <text:p>-0.422940435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04486809946013" calcext:value-type="float">
            <text:p>0.0030448681</text:p>
          </table:table-cell>
          <table:table-cell office:value-type="float" office:value="0.00516168918449105" calcext:value-type="float">
            <text:p>0.0051616892</text:p>
          </table:table-cell>
          <table:table-cell office:value-type="float" office:value="0.00382659153396305" calcext:value-type="float">
            <text:p>0.003826591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59375" calcext:value-type="float">
            <text:p>0.59375</text:p>
          </table:table-cell>
          <table:table-cell office:value-type="string" calcext:value-type="string">
            <text:p>y</text:p>
          </table:table-cell>
          <table:table-cell office:value-type="float" office:value="0.176498083923935" calcext:value-type="float">
            <text:p>0.1764980839</text:p>
          </table:table-cell>
          <table:table-cell office:value-type="float" office:value="-0.205292768708458" calcext:value-type="float">
            <text:p>-0.2052927687</text:p>
          </table:table-cell>
          <table:table-cell office:value-type="float" office:value="-0.0242278078431715" calcext:value-type="float">
            <text:p>-0.024227807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529676324260906" calcext:value-type="float">
            <text:p>0.0005296763</text:p>
          </table:table-cell>
          <table:table-cell office:value-type="float" office:value="0.0113924047729143" calcext:value-type="float">
            <text:p>0.0113924048</text:p>
          </table:table-cell>
          <table:table-cell office:value-type="float" office:value="0.0116930871827582" calcext:value-type="float">
            <text:p>0.011693087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x</text:p>
          </table:table-cell>
          <table:table-cell office:value-type="float" office:value="-0.0758328490253378" calcext:value-type="float">
            <text:p>-0.075832849</text:p>
          </table:table-cell>
          <table:table-cell table:style-name="Default" office:value-type="float" office:value="-0.449991384282056" calcext:value-type="float">
            <text:p>-0.4499913843</text:p>
          </table:table-cell>
          <table:table-cell table:style-name="ce3" office:value-type="float" office:value="-0.413371521222155" calcext:value-type="float">
            <text:p>-0.413371521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80165805125999" calcext:value-type="float">
            <text:p>0.0028016581</text:p>
          </table:table-cell>
          <table:table-cell table:style-name="Default" office:value-type="float" office:value="0.00468053551834407" calcext:value-type="float">
            <text:p>0.0046805355</text:p>
          </table:table-cell>
          <table:table-cell table:style-name="ce3" office:value-type="float" office:value="0.0029940885773632" calcext:value-type="float">
            <text:p>0.002994088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y</text:p>
          </table:table-cell>
          <table:table-cell office:value-type="float" office:value="0.177774725250422" calcext:value-type="float">
            <text:p>0.1777747253</text:p>
          </table:table-cell>
          <table:table-cell table:style-name="Default" office:value-type="float" office:value="-0.204514532536214" calcext:value-type="float">
            <text:p>-0.2045145325</text:p>
          </table:table-cell>
          <table:table-cell table:style-name="ce3" office:value-type="float" office:value="-0.016733127087154" calcext:value-type="float">
            <text:p>-0.016733127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455669242203801" calcext:value-type="float">
            <text:p>0.0004556692</text:p>
          </table:table-cell>
          <table:table-cell table:style-name="Default" office:value-type="float" office:value="0.0123717787983137" calcext:value-type="float">
            <text:p>0.0123717788</text:p>
          </table:table-cell>
          <table:table-cell table:style-name="ce3" office:value-type="float" office:value="0.012358509644208" calcext:value-type="float">
            <text:p>0.012358509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x</text:p>
          </table:table-cell>
          <table:table-cell office:value-type="float" office:value="-0.0758328490253378" calcext:value-type="float">
            <text:p>-0.075832849</text:p>
          </table:table-cell>
          <table:table-cell office:value-type="float" office:value="-0.430618895036292" calcext:value-type="float">
            <text:p>-0.430618895</text:p>
          </table:table-cell>
          <table:table-cell office:value-type="float" office:value="-0.414120128690597" calcext:value-type="float">
            <text:p>-0.414120128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80165805125999" calcext:value-type="float">
            <text:p>0.0028016581</text:p>
          </table:table-cell>
          <table:table-cell office:value-type="float" office:value="0.00380856251711316" calcext:value-type="float">
            <text:p>0.0038085625</text:p>
          </table:table-cell>
          <table:table-cell office:value-type="float" office:value="0.00250359976371819" calcext:value-type="float">
            <text:p>0.002503599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y</text:p>
          </table:table-cell>
          <table:table-cell office:value-type="float" office:value="0.177774725250422" calcext:value-type="float">
            <text:p>0.1777747253</text:p>
          </table:table-cell>
          <table:table-cell office:value-type="float" office:value="-0.239298857870822" calcext:value-type="float">
            <text:p>-0.2392988579</text:p>
          </table:table-cell>
          <table:table-cell office:value-type="float" office:value="-0.0263343801972862" calcext:value-type="float">
            <text:p>-0.026334380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455669242203801" calcext:value-type="float">
            <text:p>0.0004556692</text:p>
          </table:table-cell>
          <table:table-cell office:value-type="float" office:value="0.0117516724879917" calcext:value-type="float">
            <text:p>0.0117516725</text:p>
          </table:table-cell>
          <table:table-cell office:value-type="float" office:value="0.014204815800155" calcext:value-type="float">
            <text:p>0.014204815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340625" calcext:value-type="float">
            <text:p>0.0340625</text:p>
          </table:table-cell>
          <table:table-cell office:value-type="float" office:value="0.390625" calcext:value-type="float">
            <text:p>0.390625</text:p>
          </table:table-cell>
          <table:table-cell office:value-type="string" calcext:value-type="string">
            <text:p>x</text:p>
          </table:table-cell>
          <table:table-cell office:value-type="float" office:value="-0.0758328490253378" calcext:value-type="float">
            <text:p>-0.075832849</text:p>
          </table:table-cell>
          <table:table-cell table:style-name="Default" office:value-type="float" office:value="-0.434059719390929" calcext:value-type="float">
            <text:p>-0.4340597194</text:p>
          </table:table-cell>
          <table:table-cell table:style-name="ce3" office:value-type="float" office:value="-0.409831048200655" calcext:value-type="float">
            <text:p>-0.409831048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80165805125999" calcext:value-type="float">
            <text:p>0.0028016581</text:p>
          </table:table-cell>
          <table:table-cell table:style-name="Default" office:value-type="float" office:value="0.0040175022588374" calcext:value-type="float">
            <text:p>0.0040175023</text:p>
          </table:table-cell>
          <table:table-cell table:style-name="ce3" office:value-type="float" office:value="0.00259786530104799" calcext:value-type="float">
            <text:p>0.002597865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340625" calcext:value-type="float">
            <text:p>0.0340625</text:p>
          </table:table-cell>
          <table:table-cell office:value-type="float" office:value="0.390625" calcext:value-type="float">
            <text:p>0.390625</text:p>
          </table:table-cell>
          <table:table-cell office:value-type="string" calcext:value-type="string">
            <text:p>y</text:p>
          </table:table-cell>
          <table:table-cell office:value-type="float" office:value="0.177774725250422" calcext:value-type="float">
            <text:p>0.1777747253</text:p>
          </table:table-cell>
          <table:table-cell table:style-name="Default" office:value-type="float" office:value="-0.232073617876285" calcext:value-type="float">
            <text:p>-0.2320736179</text:p>
          </table:table-cell>
          <table:table-cell table:style-name="ce3" office:value-type="float" office:value="-0.0117447894307981" calcext:value-type="float">
            <text:p>-0.011744789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0455669242203801" calcext:value-type="float">
            <text:p>0.0004556692</text:p>
          </table:table-cell>
          <table:table-cell table:style-name="Default" office:value-type="float" office:value="0.0110324862473532" calcext:value-type="float">
            <text:p>0.0110324862</text:p>
          </table:table-cell>
          <table:table-cell table:style-name="ce3" office:value-type="float" office:value="0.0136889464656568" calcext:value-type="float">
            <text:p>0.013688946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7136432261849" calcext:value-type="float">
            <text:p>-0.1713643226</text:p>
          </table:table-cell>
          <table:table-cell office:value-type="float" office:value="-0.367508139632777" calcext:value-type="float">
            <text:p>-0.3675081396</text:p>
          </table:table-cell>
          <table:table-cell office:value-type="float" office:value="-0.390783224373238" calcext:value-type="float">
            <text:p>-0.39078322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34836894532829" calcext:value-type="float">
            <text:p>0.0234836895</text:p>
          </table:table-cell>
          <table:table-cell office:value-type="float" office:value="0.0647940275591027" calcext:value-type="float">
            <text:p>0.0647940276</text:p>
          </table:table-cell>
          <table:table-cell office:value-type="float" office:value="0.0603928471228204" calcext:value-type="float">
            <text:p>0.060392847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05199827070085" calcext:value-type="float">
            <text:p>0.1051998271</text:p>
          </table:table-cell>
          <table:table-cell office:value-type="float" office:value="-0.193324391779766" calcext:value-type="float">
            <text:p>-0.1933243918</text:p>
          </table:table-cell>
          <table:table-cell office:value-type="float" office:value="-0.0624107220857661" calcext:value-type="float">
            <text:p>-0.06241072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23640199759618" calcext:value-type="float">
            <text:p>0.02236402</text:p>
          </table:table-cell>
          <table:table-cell office:value-type="float" office:value="0.0353708403906711" calcext:value-type="float">
            <text:p>0.0353708404</text:p>
          </table:table-cell>
          <table:table-cell office:value-type="float" office:value="0.0325860813943115" calcext:value-type="float">
            <text:p>0.032586081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7136432261849" calcext:value-type="float">
            <text:p>-0.1713643226</text:p>
          </table:table-cell>
          <table:table-cell table:style-name="Default" office:value-type="float" office:value="-0.378057169170807" calcext:value-type="float">
            <text:p>-0.3780571692</text:p>
          </table:table-cell>
          <table:table-cell table:style-name="ce3" office:value-type="float" office:value="-0.390783224373238" calcext:value-type="float">
            <text:p>-0.390783224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34836894532829" calcext:value-type="float">
            <text:p>0.0234836895</text:p>
          </table:table-cell>
          <table:table-cell table:style-name="Default" office:value-type="float" office:value="0.0586021712043922" calcext:value-type="float">
            <text:p>0.0586021712</text:p>
          </table:table-cell>
          <table:table-cell table:style-name="ce3" office:value-type="float" office:value="0.0603928471228204" calcext:value-type="float">
            <text:p>0.060392847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05199827070085" calcext:value-type="float">
            <text:p>0.1051998271</text:p>
          </table:table-cell>
          <table:table-cell table:style-name="Default" office:value-type="float" office:value="-0.200741796077928" calcext:value-type="float">
            <text:p>-0.2007417961</text:p>
          </table:table-cell>
          <table:table-cell table:style-name="ce3" office:value-type="float" office:value="-0.0624107220857661" calcext:value-type="float">
            <text:p>-0.06241072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223640199759618" calcext:value-type="float">
            <text:p>0.02236402</text:p>
          </table:table-cell>
          <table:table-cell table:style-name="Default" office:value-type="float" office:value="0.0323634004218386" calcext:value-type="float">
            <text:p>0.0323634004</text:p>
          </table:table-cell>
          <table:table-cell table:style-name="ce3" office:value-type="float" office:value="0.0325860813943115" calcext:value-type="float">
            <text:p>0.032586081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x</text:p>
          </table:table-cell>
          <table:table-cell office:value-type="float" office:value="-0.200339163228063" calcext:value-type="float">
            <text:p>-0.2003391632</text:p>
          </table:table-cell>
          <table:table-cell office:value-type="float" office:value="-0.421739099687354" calcext:value-type="float">
            <text:p>-0.4217390997</text:p>
          </table:table-cell>
          <table:table-cell office:value-type="float" office:value="-0.500379992111266" calcext:value-type="float">
            <text:p>-0.500379992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95103377874373" calcext:value-type="float">
            <text:p>0.0079510338</text:p>
          </table:table-cell>
          <table:table-cell office:value-type="float" office:value="0.0402239799335534" calcext:value-type="float">
            <text:p>0.0402239799</text:p>
          </table:table-cell>
          <table:table-cell office:value-type="float" office:value="0.00990045266715273" calcext:value-type="float">
            <text:p>0.009900452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0.095" calcext:value-type="float">
            <text:p>0.095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y</text:p>
          </table:table-cell>
          <table:table-cell office:value-type="float" office:value="0.14281239881644" calcext:value-type="float">
            <text:p>0.1428123988</text:p>
          </table:table-cell>
          <table:table-cell office:value-type="float" office:value="-0.246199304079944" calcext:value-type="float">
            <text:p>-0.2461993041</text:p>
          </table:table-cell>
          <table:table-cell office:value-type="float" office:value="-0.0431120435707831" calcext:value-type="float">
            <text:p>-0.04311204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40613191980038" calcext:value-type="float">
            <text:p>0.0084061319</text:p>
          </table:table-cell>
          <table:table-cell office:value-type="float" office:value="0.0169342604688479" calcext:value-type="float">
            <text:p>0.0169342605</text:p>
          </table:table-cell>
          <table:table-cell office:value-type="float" office:value="0.0127347356443492" calcext:value-type="float">
            <text:p>0.012734735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x</text:p>
          </table:table-cell>
          <table:table-cell office:value-type="float" office:value="-0.198405047297996" calcext:value-type="float">
            <text:p>-0.1984050473</text:p>
          </table:table-cell>
          <table:table-cell table:style-name="Default" office:value-type="float" office:value="-0.385315451371347" calcext:value-type="float">
            <text:p>-0.3853154514</text:p>
          </table:table-cell>
          <table:table-cell table:style-name="ce3" office:value-type="float" office:value="-0.498286930905366" calcext:value-type="float">
            <text:p>-0.498286930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51630509241727" calcext:value-type="float">
            <text:p>0.0085163051</text:p>
          </table:table-cell>
          <table:table-cell table:style-name="Default" office:value-type="float" office:value="0.0553838194120311" calcext:value-type="float">
            <text:p>0.0553838194</text:p>
          </table:table-cell>
          <table:table-cell table:style-name="ce3" office:value-type="float" office:value="0.0138776128092526" calcext:value-type="float">
            <text:p>0.013877612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y</text:p>
          </table:table-cell>
          <table:table-cell office:value-type="float" office:value="0.129404516689188" calcext:value-type="float">
            <text:p>0.1294045167</text:p>
          </table:table-cell>
          <table:table-cell table:style-name="Default" office:value-type="float" office:value="-0.223542215880246" calcext:value-type="float">
            <text:p>-0.2235422159</text:p>
          </table:table-cell>
          <table:table-cell table:style-name="ce3" office:value-type="float" office:value="-0.0434886374068952" calcext:value-type="float">
            <text:p>-0.043488637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53101765355206" calcext:value-type="float">
            <text:p>0.0153101765</text:p>
          </table:table-cell>
          <table:table-cell table:style-name="Default" office:value-type="float" office:value="0.0210328569911107" calcext:value-type="float">
            <text:p>0.021032857</text:p>
          </table:table-cell>
          <table:table-cell table:style-name="ce3" office:value-type="float" office:value="0.0171502435591083" calcext:value-type="float">
            <text:p>0.017150243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x</text:p>
          </table:table-cell>
          <table:table-cell office:value-type="float" office:value="-0.198579916301305" calcext:value-type="float">
            <text:p>-0.1985799163</text:p>
          </table:table-cell>
          <table:table-cell office:value-type="float" office:value="-0.447293063316411" calcext:value-type="float">
            <text:p>-0.4472930633</text:p>
          </table:table-cell>
          <table:table-cell office:value-type="float" office:value="-0.495491700536932" calcext:value-type="float">
            <text:p>-0.49549170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94589831961538" calcext:value-type="float">
            <text:p>0.0079458983</text:p>
          </table:table-cell>
          <table:table-cell office:value-type="float" office:value="0.0384377842455921" calcext:value-type="float">
            <text:p>0.0384377842</text:p>
          </table:table-cell>
          <table:table-cell office:value-type="float" office:value="0.00997710255871864" calcext:value-type="float">
            <text:p>0.009977102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5625" calcext:value-type="float">
            <text:p>0.5625</text:p>
          </table:table-cell>
          <table:table-cell office:value-type="string" calcext:value-type="string">
            <text:p>y</text:p>
          </table:table-cell>
          <table:table-cell office:value-type="float" office:value="0.148544179334611" calcext:value-type="float">
            <text:p>0.1485441793</text:p>
          </table:table-cell>
          <table:table-cell office:value-type="float" office:value="-0.26667215758256" calcext:value-type="float">
            <text:p>-0.2666721576</text:p>
          </table:table-cell>
          <table:table-cell office:value-type="float" office:value="-0.0361798536034483" calcext:value-type="float">
            <text:p>-0.03617985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83171510673007" calcext:value-type="float">
            <text:p>0.0068317151</text:p>
          </table:table-cell>
          <table:table-cell office:value-type="float" office:value="0.0135073760335703" calcext:value-type="float">
            <text:p>0.013507376</text:p>
          </table:table-cell>
          <table:table-cell office:value-type="float" office:value="0.00722777206781313" calcext:value-type="float">
            <text:p>0.007227772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x</text:p>
          </table:table-cell>
          <table:table-cell office:value-type="float" office:value="-0.198579916301305" calcext:value-type="float">
            <text:p>-0.1985799163</text:p>
          </table:table-cell>
          <table:table-cell table:style-name="Default" office:value-type="float" office:value="-0.447293063316411" calcext:value-type="float">
            <text:p>-0.4472930633</text:p>
          </table:table-cell>
          <table:table-cell table:style-name="ce3" office:value-type="float" office:value="-0.495491700536932" calcext:value-type="float">
            <text:p>-0.495491700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94589831961538" calcext:value-type="float">
            <text:p>0.0079458983</text:p>
          </table:table-cell>
          <table:table-cell table:style-name="Default" office:value-type="float" office:value="0.0384377842455921" calcext:value-type="float">
            <text:p>0.0384377842</text:p>
          </table:table-cell>
          <table:table-cell table:style-name="ce3" office:value-type="float" office:value="0.00997710255871864" calcext:value-type="float">
            <text:p>0.009977102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7" calcext:value-type="float">
            <text:p>0.07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y</text:p>
          </table:table-cell>
          <table:table-cell office:value-type="float" office:value="0.148544179334611" calcext:value-type="float">
            <text:p>0.1485441793</text:p>
          </table:table-cell>
          <table:table-cell table:style-name="Default" office:value-type="float" office:value="-0.26667215758256" calcext:value-type="float">
            <text:p>-0.2666721576</text:p>
          </table:table-cell>
          <table:table-cell table:style-name="ce3" office:value-type="float" office:value="-0.0361798536034483" calcext:value-type="float">
            <text:p>-0.036179853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83171510673007" calcext:value-type="float">
            <text:p>0.0068317151</text:p>
          </table:table-cell>
          <table:table-cell table:style-name="Default" office:value-type="float" office:value="0.0135073760335703" calcext:value-type="float">
            <text:p>0.013507376</text:p>
          </table:table-cell>
          <table:table-cell table:style-name="ce3" office:value-type="float" office:value="0.00722777206781313" calcext:value-type="float">
            <text:p>0.007227772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x</text:p>
          </table:table-cell>
          <table:table-cell office:value-type="float" office:value="-0.200767330025321" calcext:value-type="float">
            <text:p>-0.20076733</text:p>
          </table:table-cell>
          <table:table-cell office:value-type="float" office:value="-0.475047932354028" calcext:value-type="float">
            <text:p>-0.4750479324</text:p>
          </table:table-cell>
          <table:table-cell office:value-type="float" office:value="-0.494809019254763" calcext:value-type="float">
            <text:p>-0.494809019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667215182811071" calcext:value-type="float">
            <text:p>0.0066721518</text:p>
          </table:table-cell>
          <table:table-cell office:value-type="float" office:value="0.0205930285991433" calcext:value-type="float">
            <text:p>0.0205930286</text:p>
          </table:table-cell>
          <table:table-cell office:value-type="float" office:value="0.00984334668168254" calcext:value-type="float">
            <text:p>0.009843346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y</text:p>
          </table:table-cell>
          <table:table-cell office:value-type="float" office:value="0.154544423631963" calcext:value-type="float">
            <text:p>0.1545444236</text:p>
          </table:table-cell>
          <table:table-cell office:value-type="float" office:value="-0.300285258836489" calcext:value-type="float">
            <text:p>-0.3002852588</text:p>
          </table:table-cell>
          <table:table-cell office:value-type="float" office:value="-0.0368032968792292" calcext:value-type="float">
            <text:p>-0.036803296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91611745471634" calcext:value-type="float">
            <text:p>0.0049161175</text:p>
          </table:table-cell>
          <table:table-cell office:value-type="float" office:value="0.00526991592841121" calcext:value-type="float">
            <text:p>0.0052699159</text:p>
          </table:table-cell>
          <table:table-cell office:value-type="float" office:value="0.00443335529728528" calcext:value-type="float">
            <text:p>0.004433355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x</text:p>
          </table:table-cell>
          <table:table-cell office:value-type="float" office:value="-0.202999867273359" calcext:value-type="float">
            <text:p>-0.2029998673</text:p>
          </table:table-cell>
          <table:table-cell table:style-name="Default" office:value-type="float" office:value="-0.453174365151919" calcext:value-type="float">
            <text:p>-0.4531743652</text:p>
          </table:table-cell>
          <table:table-cell table:style-name="ce3" office:value-type="float" office:value="-0.488187272712138" calcext:value-type="float">
            <text:p>-0.488187272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89220471346852" calcext:value-type="float">
            <text:p>0.0058922047</text:p>
          </table:table-cell>
          <table:table-cell table:style-name="Default" office:value-type="float" office:value="0.0263432981430147" calcext:value-type="float">
            <text:p>0.0263432981</text:p>
          </table:table-cell>
          <table:table-cell table:style-name="ce3" office:value-type="float" office:value="0.0106121783997094" calcext:value-type="float">
            <text:p>0.010612178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34375" calcext:value-type="float">
            <text:p>0.34375</text:p>
          </table:table-cell>
          <table:table-cell office:value-type="string" calcext:value-type="string">
            <text:p>y</text:p>
          </table:table-cell>
          <table:table-cell office:value-type="float" office:value="0.146877946490613" calcext:value-type="float">
            <text:p>0.1468779465</text:p>
          </table:table-cell>
          <table:table-cell table:style-name="Default" office:value-type="float" office:value="-0.316059957751215" calcext:value-type="float">
            <text:p>-0.3160599578</text:p>
          </table:table-cell>
          <table:table-cell table:style-name="ce3" office:value-type="float" office:value="-0.0423387459611535" calcext:value-type="float">
            <text:p>-0.04233874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3270352991322" calcext:value-type="float">
            <text:p>0.0045327035</text:p>
          </table:table-cell>
          <table:table-cell table:style-name="Default" office:value-type="float" office:value="0.00240386711320522" calcext:value-type="float">
            <text:p>0.0024038671</text:p>
          </table:table-cell>
          <table:table-cell table:style-name="ce3" office:value-type="float" office:value="0.00319582522247596" calcext:value-type="float">
            <text:p>0.003195825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76792478272685" calcext:value-type="float">
            <text:p>-0.1767924783</text:p>
          </table:table-cell>
          <table:table-cell office:value-type="float" office:value="-0.446052934734055" calcext:value-type="float">
            <text:p>-0.4460529347</text:p>
          </table:table-cell>
          <table:table-cell office:value-type="float" office:value="-0.419801690280914" calcext:value-type="float">
            <text:p>-0.419801690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1007434204144" calcext:value-type="float">
            <text:p>0.0101007434</text:p>
          </table:table-cell>
          <table:table-cell office:value-type="float" office:value="0.0147817823563931" calcext:value-type="float">
            <text:p>0.0147817824</text:p>
          </table:table-cell>
          <table:table-cell office:value-type="float" office:value="0.0127273230774457" calcext:value-type="float">
            <text:p>0.012727323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0614296677632" calcext:value-type="float">
            <text:p>0.1606142967</text:p>
          </table:table-cell>
          <table:table-cell office:value-type="float" office:value="-0.190430286888382" calcext:value-type="float">
            <text:p>-0.1904302869</text:p>
          </table:table-cell>
          <table:table-cell office:value-type="float" office:value="-0.0250340050583386" calcext:value-type="float">
            <text:p>-0.025034005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87143533034166" calcext:value-type="float">
            <text:p>0.0048714353</text:p>
          </table:table-cell>
          <table:table-cell office:value-type="float" office:value="0.0173168749416952" calcext:value-type="float">
            <text:p>0.0173168749</text:p>
          </table:table-cell>
          <table:table-cell office:value-type="float" office:value="0.0168132397419537" calcext:value-type="float">
            <text:p>0.016813239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76792478272685" calcext:value-type="float">
            <text:p>-0.1767924783</text:p>
          </table:table-cell>
          <table:table-cell table:style-name="Default" office:value-type="float" office:value="-0.455706457049153" calcext:value-type="float">
            <text:p>-0.455706457</text:p>
          </table:table-cell>
          <table:table-cell table:style-name="ce3" office:value-type="float" office:value="-0.419801690280914" calcext:value-type="float">
            <text:p>-0.419801690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01007434204144" calcext:value-type="float">
            <text:p>0.0101007434</text:p>
          </table:table-cell>
          <table:table-cell table:style-name="Default" office:value-type="float" office:value="0.00886288285020099" calcext:value-type="float">
            <text:p>0.0088628829</text:p>
          </table:table-cell>
          <table:table-cell table:style-name="ce3" office:value-type="float" office:value="0.0127273230774457" calcext:value-type="float">
            <text:p>0.012727323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60614296677632" calcext:value-type="float">
            <text:p>0.1606142967</text:p>
          </table:table-cell>
          <table:table-cell table:style-name="Default" office:value-type="float" office:value="-0.193417379719669" calcext:value-type="float">
            <text:p>-0.1934173797</text:p>
          </table:table-cell>
          <table:table-cell table:style-name="ce3" office:value-type="float" office:value="-0.0250340050583386" calcext:value-type="float">
            <text:p>-0.025034005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87143533034166" calcext:value-type="float">
            <text:p>0.0048714353</text:p>
          </table:table-cell>
          <table:table-cell table:style-name="Default" office:value-type="float" office:value="0.0170025629549896" calcext:value-type="float">
            <text:p>0.017002563</text:p>
          </table:table-cell>
          <table:table-cell table:style-name="ce3" office:value-type="float" office:value="0.0168132397419537" calcext:value-type="float">
            <text:p>0.016813239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38461538461539" calcext:value-type="float">
            <text:p>0.7384615385</text:p>
          </table:table-cell>
          <table:table-cell office:value-type="string" calcext:value-type="string">
            <text:p>x</text:p>
          </table:table-cell>
          <table:table-cell office:value-type="float" office:value="-0.184129806088153" calcext:value-type="float">
            <text:p>-0.1841298061</text:p>
          </table:table-cell>
          <table:table-cell office:value-type="float" office:value="-0.47332403679479" calcext:value-type="float">
            <text:p>-0.4733240368</text:p>
          </table:table-cell>
          <table:table-cell office:value-type="float" office:value="-0.422828753324706" calcext:value-type="float">
            <text:p>-0.422828753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70565514842302" calcext:value-type="float">
            <text:p>0.0047056551</text:p>
          </table:table-cell>
          <table:table-cell office:value-type="float" office:value="0.00418093693265193" calcext:value-type="float">
            <text:p>0.0041809369</text:p>
          </table:table-cell>
          <table:table-cell office:value-type="float" office:value="0.00591544728934556" calcext:value-type="float">
            <text:p>0.005915447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38461538461539" calcext:value-type="float">
            <text:p>0.7384615385</text:p>
          </table:table-cell>
          <table:table-cell office:value-type="string" calcext:value-type="string">
            <text:p>y</text:p>
          </table:table-cell>
          <table:table-cell office:value-type="float" office:value="0.165573334049714" calcext:value-type="float">
            <text:p>0.165573334</text:p>
          </table:table-cell>
          <table:table-cell office:value-type="float" office:value="-0.193163468059847" calcext:value-type="float">
            <text:p>-0.1931634681</text:p>
          </table:table-cell>
          <table:table-cell office:value-type="float" office:value="-0.023572483099806" calcext:value-type="float">
            <text:p>-0.023572483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67252648566241" calcext:value-type="float">
            <text:p>0.0026725265</text:p>
          </table:table-cell>
          <table:table-cell office:value-type="float" office:value="0.010548225614703" calcext:value-type="float">
            <text:p>0.0105482256</text:p>
          </table:table-cell>
          <table:table-cell office:value-type="float" office:value="0.0115731204938265" calcext:value-type="float">
            <text:p>0.011573120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54375" calcext:value-type="float">
            <text:p>0.054375</text:p>
          </table:table-cell>
          <table:table-cell office:value-type="float" office:value="0.723076923076923" calcext:value-type="float">
            <text:p>0.7230769231</text:p>
          </table:table-cell>
          <table:table-cell office:value-type="string" calcext:value-type="string">
            <text:p>x</text:p>
          </table:table-cell>
          <table:table-cell office:value-type="float" office:value="-0.184129806088153" calcext:value-type="float">
            <text:p>-0.1841298061</text:p>
          </table:table-cell>
          <table:table-cell table:style-name="Default" office:value-type="float" office:value="-0.475382753965738" calcext:value-type="float">
            <text:p>-0.475382754</text:p>
          </table:table-cell>
          <table:table-cell table:style-name="ce3" office:value-type="float" office:value="-0.41842562559173" calcext:value-type="float">
            <text:p>-0.418425625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70565514842302" calcext:value-type="float">
            <text:p>0.0047056551</text:p>
          </table:table-cell>
          <table:table-cell table:style-name="Default" office:value-type="float" office:value="0.00406396508823691" calcext:value-type="float">
            <text:p>0.0040639651</text:p>
          </table:table-cell>
          <table:table-cell table:style-name="ce3" office:value-type="float" office:value="0.00490194398906551" calcext:value-type="float">
            <text:p>0.00490194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54375" calcext:value-type="float">
            <text:p>0.054375</text:p>
          </table:table-cell>
          <table:table-cell office:value-type="float" office:value="0.723076923076923" calcext:value-type="float">
            <text:p>0.7230769231</text:p>
          </table:table-cell>
          <table:table-cell office:value-type="string" calcext:value-type="string">
            <text:p>y</text:p>
          </table:table-cell>
          <table:table-cell office:value-type="float" office:value="0.165573334049714" calcext:value-type="float">
            <text:p>0.165573334</text:p>
          </table:table-cell>
          <table:table-cell table:style-name="Default" office:value-type="float" office:value="-0.189593264557889" calcext:value-type="float">
            <text:p>-0.1895932646</text:p>
          </table:table-cell>
          <table:table-cell table:style-name="ce3" office:value-type="float" office:value="-0.0314671702303245" calcext:value-type="float">
            <text:p>-0.031467170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67252648566241" calcext:value-type="float">
            <text:p>0.0026725265</text:p>
          </table:table-cell>
          <table:table-cell table:style-name="Default" office:value-type="float" office:value="0.0101524093787096" calcext:value-type="float">
            <text:p>0.0101524094</text:p>
          </table:table-cell>
          <table:table-cell table:style-name="ce3" office:value-type="float" office:value="0.0110890095358519" calcext:value-type="float">
            <text:p>0.011089009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.035625" calcext:value-type="float">
            <text:p>0.035625</text:p>
          </table:table-cell>
          <table:table-cell office:value-type="float" office:value="0.538461538461538" calcext:value-type="float">
            <text:p>0.5384615385</text:p>
          </table:table-cell>
          <table:table-cell office:value-type="string" calcext:value-type="string">
            <text:p>x</text:p>
          </table:table-cell>
          <table:table-cell office:value-type="float" office:value="-0.184250539974793" calcext:value-type="float">
            <text:p>-0.18425054</text:p>
          </table:table-cell>
          <table:table-cell office:value-type="float" office:value="-0.48543931126456" calcext:value-type="float">
            <text:p>-0.4854393113</text:p>
          </table:table-cell>
          <table:table-cell office:value-type="float" office:value="-0.424390273077456" calcext:value-type="float">
            <text:p>-0.424390273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20414646872191" calcext:value-type="float">
            <text:p>0.0042041465</text:p>
          </table:table-cell>
          <table:table-cell office:value-type="float" office:value="0.00340767880703573" calcext:value-type="float">
            <text:p>0.0034076788</text:p>
          </table:table-cell>
          <table:table-cell office:value-type="float" office:value="0.00333088825840736" calcext:value-type="float">
            <text:p>0.003330888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.035625" calcext:value-type="float">
            <text:p>0.035625</text:p>
          </table:table-cell>
          <table:table-cell office:value-type="float" office:value="0.538461538461538" calcext:value-type="float">
            <text:p>0.5384615385</text:p>
          </table:table-cell>
          <table:table-cell office:value-type="string" calcext:value-type="string">
            <text:p>y</text:p>
          </table:table-cell>
          <table:table-cell office:value-type="float" office:value="0.166016543980597" calcext:value-type="float">
            <text:p>0.166016544</text:p>
          </table:table-cell>
          <table:table-cell office:value-type="float" office:value="-0.177284631819856" calcext:value-type="float">
            <text:p>-0.1772846318</text:p>
          </table:table-cell>
          <table:table-cell office:value-type="float" office:value="-0.0177320283383333" calcext:value-type="float">
            <text:p>-0.017732028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34655468548134" calcext:value-type="float">
            <text:p>0.0023465547</text:p>
          </table:table-cell>
          <table:table-cell office:value-type="float" office:value="0.0100866152336369" calcext:value-type="float">
            <text:p>0.0100866152</text:p>
          </table:table-cell>
          <table:table-cell office:value-type="float" office:value="0.00538177043482528" calcext:value-type="float">
            <text:p>0.005381770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office:value-type="float" office:value="-0.186859226592597" calcext:value-type="float">
            <text:p>-0.1868592266</text:p>
          </table:table-cell>
          <table:table-cell table:style-name="Default" office:value-type="float" office:value="-0.479774892085131" calcext:value-type="float">
            <text:p>-0.4797748921</text:p>
          </table:table-cell>
          <table:table-cell table:style-name="ce3" office:value-type="float" office:value="-0.415502951302629" calcext:value-type="float">
            <text:p>-0.415502951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36784962390056" calcext:value-type="float">
            <text:p>0.0043678496</text:p>
          </table:table-cell>
          <table:table-cell table:style-name="Default" office:value-type="float" office:value="0.00378582237857312" calcext:value-type="float">
            <text:p>0.0037858224</text:p>
          </table:table-cell>
          <table:table-cell table:style-name="ce3" office:value-type="float" office:value="0.00447936640714771" calcext:value-type="float">
            <text:p>0.004479366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y</text:p>
          </table:table-cell>
          <table:table-cell office:value-type="float" office:value="0.16747560342" calcext:value-type="float">
            <text:p>0.1674756034</text:p>
          </table:table-cell>
          <table:table-cell table:style-name="Default" office:value-type="float" office:value="-0.188816376152738" calcext:value-type="float">
            <text:p>-0.1888163762</text:p>
          </table:table-cell>
          <table:table-cell table:style-name="ce3" office:value-type="float" office:value="-0.0390662409872286" calcext:value-type="float">
            <text:p>-0.0390662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3988369515912" calcext:value-type="float">
            <text:p>0.002398837</text:p>
          </table:table-cell>
          <table:table-cell table:style-name="Default" office:value-type="float" office:value="0.0106986181020509" calcext:value-type="float">
            <text:p>0.0106986181</text:p>
          </table:table-cell>
          <table:table-cell table:style-name="ce3" office:value-type="float" office:value="0.00832330232847689" calcext:value-type="float">
            <text:p>0.008323302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x</text:p>
          </table:table-cell>
          <table:table-cell office:value-type="float" office:value="-0.185368711525075" calcext:value-type="float">
            <text:p>-0.1853687115</text:p>
          </table:table-cell>
          <table:table-cell office:value-type="float" office:value="-0.488455551133425" calcext:value-type="float">
            <text:p>-0.4884555511</text:p>
          </table:table-cell>
          <table:table-cell office:value-type="float" office:value="-0.436086621738741" calcext:value-type="float">
            <text:p>-0.436086621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5337560950954" calcext:value-type="float">
            <text:p>0.0045533756</text:p>
          </table:table-cell>
          <table:table-cell office:value-type="float" office:value="0.00289919805530071" calcext:value-type="float">
            <text:p>0.0028991981</text:p>
          </table:table-cell>
          <table:table-cell office:value-type="float" office:value="0.00270336716853" calcext:value-type="float">
            <text:p>0.002703367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y</text:p>
          </table:table-cell>
          <table:table-cell office:value-type="float" office:value="0.160627756898141" calcext:value-type="float">
            <text:p>0.1606277569</text:p>
          </table:table-cell>
          <table:table-cell office:value-type="float" office:value="-0.17911995504253" calcext:value-type="float">
            <text:p>-0.179119955</text:p>
          </table:table-cell>
          <table:table-cell office:value-type="float" office:value="-0.0147839676455943" calcext:value-type="float">
            <text:p>-0.014783967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77446966434395" calcext:value-type="float">
            <text:p>0.0017744697</text:p>
          </table:table-cell>
          <table:table-cell office:value-type="float" office:value="0.0130690552215847" calcext:value-type="float">
            <text:p>0.0130690552</text:p>
          </table:table-cell>
          <table:table-cell office:value-type="float" office:value="0.0042413422834972" calcext:value-type="float">
            <text:p>0.004241342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x</text:p>
          </table:table-cell>
          <table:table-cell office:value-type="float" office:value="-0.183223010316568" calcext:value-type="float">
            <text:p>-0.1832230103</text:p>
          </table:table-cell>
          <table:table-cell table:style-name="Default" office:value-type="float" office:value="-0.494788996216521" calcext:value-type="float">
            <text:p>-0.4947889962</text:p>
          </table:table-cell>
          <table:table-cell table:style-name="ce3" office:value-type="float" office:value="-0.419304086087534" calcext:value-type="float">
            <text:p>-0.419304086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2268848850011" calcext:value-type="float">
            <text:p>0.0042268849</text:p>
          </table:table-cell>
          <table:table-cell table:style-name="Default" office:value-type="float" office:value="0.00279072264834906" calcext:value-type="float">
            <text:p>0.0027907226</text:p>
          </table:table-cell>
          <table:table-cell table:style-name="ce3" office:value-type="float" office:value="0.00312427166130281" calcext:value-type="float">
            <text:p>0.003124271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y</text:p>
          </table:table-cell>
          <table:table-cell office:value-type="float" office:value="0.164778119044262" calcext:value-type="float">
            <text:p>0.164778119</text:p>
          </table:table-cell>
          <table:table-cell table:style-name="Default" office:value-type="float" office:value="-0.17323349285786" calcext:value-type="float">
            <text:p>-0.1732334929</text:p>
          </table:table-cell>
          <table:table-cell table:style-name="ce3" office:value-type="float" office:value="-0.0166665558136371" calcext:value-type="float">
            <text:p>-0.016666555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3072684510436" calcext:value-type="float">
            <text:p>0.0023072685</text:p>
          </table:table-cell>
          <table:table-cell table:style-name="Default" office:value-type="float" office:value="0.0106055722991686" calcext:value-type="float">
            <text:p>0.0106055723</text:p>
          </table:table-cell>
          <table:table-cell table:style-name="ce3" office:value-type="float" office:value="0.00529164161396978" calcext:value-type="float">
            <text:p>0.0052916416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8932021998933" calcext:value-type="float">
            <text:p>-0.18932022</text:p>
          </table:table-cell>
          <table:table-cell office:value-type="float" office:value="-0.462430732523764" calcext:value-type="float">
            <text:p>-0.4624307325</text:p>
          </table:table-cell>
          <table:table-cell office:value-type="float" office:value="-0.43398792062165" calcext:value-type="float">
            <text:p>-0.433987920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22583409611833" calcext:value-type="float">
            <text:p>0.0092258341</text:p>
          </table:table-cell>
          <table:table-cell office:value-type="float" office:value="0.0235129966321611" calcext:value-type="float">
            <text:p>0.0235129966</text:p>
          </table:table-cell>
          <table:table-cell office:value-type="float" office:value="0.0252863553670684" calcext:value-type="float">
            <text:p>0.025286355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4232318058037" calcext:value-type="float">
            <text:p>0.1542323181</text:p>
          </table:table-cell>
          <table:table-cell office:value-type="float" office:value="-0.169131680049171" calcext:value-type="float">
            <text:p>-0.16913168</text:p>
          </table:table-cell>
          <table:table-cell office:value-type="float" office:value="-0.0492553865786905" calcext:value-type="float">
            <text:p>-0.049255386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18636482869995" calcext:value-type="float">
            <text:p>0.0081863648</text:p>
          </table:table-cell>
          <table:table-cell office:value-type="float" office:value="0.0327382778895919" calcext:value-type="float">
            <text:p>0.0327382779</text:p>
          </table:table-cell>
          <table:table-cell office:value-type="float" office:value="0.0248938372764958" calcext:value-type="float">
            <text:p>0.024893837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8932021998933" calcext:value-type="float">
            <text:p>-0.18932022</text:p>
          </table:table-cell>
          <table:table-cell table:style-name="Default" office:value-type="float" office:value="-0.462430732523764" calcext:value-type="float">
            <text:p>-0.4624307325</text:p>
          </table:table-cell>
          <table:table-cell table:style-name="ce3" office:value-type="float" office:value="-0.43398792062165" calcext:value-type="float">
            <text:p>-0.433987920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22583409611833" calcext:value-type="float">
            <text:p>0.0092258341</text:p>
          </table:table-cell>
          <table:table-cell table:style-name="Default" office:value-type="float" office:value="0.0235129966321611" calcext:value-type="float">
            <text:p>0.0235129966</text:p>
          </table:table-cell>
          <table:table-cell table:style-name="ce3" office:value-type="float" office:value="0.0252863553670684" calcext:value-type="float">
            <text:p>0.0252863554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4232318058037" calcext:value-type="float">
            <text:p>0.1542323181</text:p>
          </table:table-cell>
          <table:table-cell table:style-name="Default" office:value-type="float" office:value="-0.169131680049171" calcext:value-type="float">
            <text:p>-0.16913168</text:p>
          </table:table-cell>
          <table:table-cell table:style-name="ce3" office:value-type="float" office:value="-0.0492553865786905" calcext:value-type="float">
            <text:p>-0.049255386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818636482869995" calcext:value-type="float">
            <text:p>0.0081863648</text:p>
          </table:table-cell>
          <table:table-cell table:style-name="Default" office:value-type="float" office:value="0.0327382778895919" calcext:value-type="float">
            <text:p>0.0327382779</text:p>
          </table:table-cell>
          <table:table-cell table:style-name="ce3" office:value-type="float" office:value="0.0248938372764958" calcext:value-type="float">
            <text:p>0.024893837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07692307692308" calcext:value-type="float">
            <text:p>0.7076923077</text:p>
          </table:table-cell>
          <table:table-cell office:value-type="string" calcext:value-type="string">
            <text:p>x</text:p>
          </table:table-cell>
          <table:table-cell office:value-type="float" office:value="-0.193365545552385" calcext:value-type="float">
            <text:p>-0.1933655456</text:p>
          </table:table-cell>
          <table:table-cell office:value-type="float" office:value="-0.4937890564935" calcext:value-type="float">
            <text:p>-0.4937890565</text:p>
          </table:table-cell>
          <table:table-cell office:value-type="float" office:value="-0.460659065393454" calcext:value-type="float">
            <text:p>-0.460659065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79541766164667" calcext:value-type="float">
            <text:p>0.0027954177</text:p>
          </table:table-cell>
          <table:table-cell office:value-type="float" office:value="0.00530332365520622" calcext:value-type="float">
            <text:p>0.0053033237</text:p>
          </table:table-cell>
          <table:table-cell office:value-type="float" office:value="0.00693981621791351" calcext:value-type="float">
            <text:p>0.006939816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07692307692308" calcext:value-type="float">
            <text:p>0.7076923077</text:p>
          </table:table-cell>
          <table:table-cell office:value-type="string" calcext:value-type="string">
            <text:p>y</text:p>
          </table:table-cell>
          <table:table-cell office:value-type="float" office:value="0.161936220690775" calcext:value-type="float">
            <text:p>0.1619362207</text:p>
          </table:table-cell>
          <table:table-cell office:value-type="float" office:value="-0.176346089245879" calcext:value-type="float">
            <text:p>-0.1763460892</text:p>
          </table:table-cell>
          <table:table-cell office:value-type="float" office:value="-0.0390449487575235" calcext:value-type="float">
            <text:p>-0.039044948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39554376433033" calcext:value-type="float">
            <text:p>0.0033955438</text:p>
          </table:table-cell>
          <table:table-cell office:value-type="float" office:value="0.0248201740139854" calcext:value-type="float">
            <text:p>0.024820174</text:p>
          </table:table-cell>
          <table:table-cell office:value-type="float" office:value="0.0109931728496829" calcext:value-type="float">
            <text:p>0.010993172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723076923076923" calcext:value-type="float">
            <text:p>0.7230769231</text:p>
          </table:table-cell>
          <table:table-cell office:value-type="string" calcext:value-type="string">
            <text:p>x</text:p>
          </table:table-cell>
          <table:table-cell office:value-type="float" office:value="-0.190214480720469" calcext:value-type="float">
            <text:p>-0.1902144807</text:p>
          </table:table-cell>
          <table:table-cell table:style-name="Default" office:value-type="float" office:value="-0.485716709947848" calcext:value-type="float">
            <text:p>-0.4857167099</text:p>
          </table:table-cell>
          <table:table-cell table:style-name="ce3" office:value-type="float" office:value="-0.462932044893748" calcext:value-type="float">
            <text:p>-0.462932044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11041334473077" calcext:value-type="float">
            <text:p>0.0031104133</text:p>
          </table:table-cell>
          <table:table-cell table:style-name="Default" office:value-type="float" office:value="0.00654349829293153" calcext:value-type="float">
            <text:p>0.0065434983</text:p>
          </table:table-cell>
          <table:table-cell table:style-name="ce3" office:value-type="float" office:value="0.00717115252946373" calcext:value-type="float">
            <text:p>0.007171152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723076923076923" calcext:value-type="float">
            <text:p>0.7230769231</text:p>
          </table:table-cell>
          <table:table-cell office:value-type="string" calcext:value-type="string">
            <text:p>y</text:p>
          </table:table-cell>
          <table:table-cell office:value-type="float" office:value="0.162957519060975" calcext:value-type="float">
            <text:p>0.1629575191</text:p>
          </table:table-cell>
          <table:table-cell table:style-name="Default" office:value-type="float" office:value="-0.174221154548302" calcext:value-type="float">
            <text:p>-0.1742211545</text:p>
          </table:table-cell>
          <table:table-cell table:style-name="ce3" office:value-type="float" office:value="-0.0460296884019789" calcext:value-type="float">
            <text:p>-0.046029688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455001091587895" calcext:value-type="float">
            <text:p>0.0045500109</text:p>
          </table:table-cell>
          <table:table-cell table:style-name="Default" office:value-type="float" office:value="0.0259806855982259" calcext:value-type="float">
            <text:p>0.0259806856</text:p>
          </table:table-cell>
          <table:table-cell table:style-name="ce3" office:value-type="float" office:value="0.0118814651596199" calcext:value-type="float">
            <text:p>0.011881465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584615384615385" calcext:value-type="float">
            <text:p>0.5846153846</text:p>
          </table:table-cell>
          <table:table-cell office:value-type="string" calcext:value-type="string">
            <text:p>x</text:p>
          </table:table-cell>
          <table:table-cell office:value-type="float" office:value="-0.193365545552385" calcext:value-type="float">
            <text:p>-0.1933655456</text:p>
          </table:table-cell>
          <table:table-cell office:value-type="float" office:value="-0.489741919967679" calcext:value-type="float">
            <text:p>-0.48974192</text:p>
          </table:table-cell>
          <table:table-cell office:value-type="float" office:value="-0.467122048888327" calcext:value-type="float">
            <text:p>-0.467122048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79541766164667" calcext:value-type="float">
            <text:p>0.0027954177</text:p>
          </table:table-cell>
          <table:table-cell office:value-type="float" office:value="0.00550899728429174" calcext:value-type="float">
            <text:p>0.0055089973</text:p>
          </table:table-cell>
          <table:table-cell office:value-type="float" office:value="0.00572863114965382" calcext:value-type="float">
            <text:p>0.005728631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584615384615385" calcext:value-type="float">
            <text:p>0.5846153846</text:p>
          </table:table-cell>
          <table:table-cell office:value-type="string" calcext:value-type="string">
            <text:p>y</text:p>
          </table:table-cell>
          <table:table-cell office:value-type="float" office:value="0.161936220690775" calcext:value-type="float">
            <text:p>0.1619362207</text:p>
          </table:table-cell>
          <table:table-cell office:value-type="float" office:value="-0.210119072577758" calcext:value-type="float">
            <text:p>-0.2101190726</text:p>
          </table:table-cell>
          <table:table-cell office:value-type="float" office:value="-0.0452622501345713" calcext:value-type="float">
            <text:p>-0.045262250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39554376433033" calcext:value-type="float">
            <text:p>0.0033955438</text:p>
          </table:table-cell>
          <table:table-cell office:value-type="float" office:value="0.0189703721038817" calcext:value-type="float">
            <text:p>0.0189703721</text:p>
          </table:table-cell>
          <table:table-cell office:value-type="float" office:value="0.00973437367964749" calcext:value-type="float">
            <text:p>0.009734373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538461538461538" calcext:value-type="float">
            <text:p>0.5384615385</text:p>
          </table:table-cell>
          <table:table-cell office:value-type="string" calcext:value-type="string">
            <text:p>x</text:p>
          </table:table-cell>
          <table:table-cell office:value-type="float" office:value="-0.193365545552385" calcext:value-type="float">
            <text:p>-0.1933655456</text:p>
          </table:table-cell>
          <table:table-cell table:style-name="Default" office:value-type="float" office:value="-0.489741919967679" calcext:value-type="float">
            <text:p>-0.48974192</text:p>
          </table:table-cell>
          <table:table-cell table:style-name="ce3" office:value-type="float" office:value="-0.467122048888327" calcext:value-type="float">
            <text:p>-0.467122048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79541766164667" calcext:value-type="float">
            <text:p>0.0027954177</text:p>
          </table:table-cell>
          <table:table-cell table:style-name="Default" office:value-type="float" office:value="0.00550899728429174" calcext:value-type="float">
            <text:p>0.0055089973</text:p>
          </table:table-cell>
          <table:table-cell table:style-name="ce3" office:value-type="float" office:value="0.00572863114965382" calcext:value-type="float">
            <text:p>0.005728631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538461538461538" calcext:value-type="float">
            <text:p>0.5384615385</text:p>
          </table:table-cell>
          <table:table-cell office:value-type="string" calcext:value-type="string">
            <text:p>y</text:p>
          </table:table-cell>
          <table:table-cell office:value-type="float" office:value="0.161936220690775" calcext:value-type="float">
            <text:p>0.1619362207</text:p>
          </table:table-cell>
          <table:table-cell table:style-name="Default" office:value-type="float" office:value="-0.210119072577758" calcext:value-type="float">
            <text:p>-0.2101190726</text:p>
          </table:table-cell>
          <table:table-cell table:style-name="ce3" office:value-type="float" office:value="-0.0452622501345713" calcext:value-type="float">
            <text:p>-0.045262250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39554376433033" calcext:value-type="float">
            <text:p>0.0033955438</text:p>
          </table:table-cell>
          <table:table-cell table:style-name="Default" office:value-type="float" office:value="0.0189703721038817" calcext:value-type="float">
            <text:p>0.0189703721</text:p>
          </table:table-cell>
          <table:table-cell table:style-name="ce3" office:value-type="float" office:value="0.00973437367964749" calcext:value-type="float">
            <text:p>0.009734373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x</text:p>
          </table:table-cell>
          <table:table-cell office:value-type="float" office:value="-0.19287604086089" calcext:value-type="float">
            <text:p>-0.1928760409</text:p>
          </table:table-cell>
          <table:table-cell office:value-type="float" office:value="-0.501262852091755" calcext:value-type="float">
            <text:p>-0.5012628521</text:p>
          </table:table-cell>
          <table:table-cell office:value-type="float" office:value="-0.4865144099548" calcext:value-type="float">
            <text:p>-0.486514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90300400522986" calcext:value-type="float">
            <text:p>0.002903004</text:p>
          </table:table-cell>
          <table:table-cell office:value-type="float" office:value="0.00442747586224391" calcext:value-type="float">
            <text:p>0.0044274759</text:p>
          </table:table-cell>
          <table:table-cell office:value-type="float" office:value="0.00482300283526627" calcext:value-type="float">
            <text:p>0.004823002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y</text:p>
          </table:table-cell>
          <table:table-cell office:value-type="float" office:value="0.163302662503519" calcext:value-type="float">
            <text:p>0.1633026625</text:p>
          </table:table-cell>
          <table:table-cell office:value-type="float" office:value="-0.218350402291851" calcext:value-type="float">
            <text:p>-0.2183504023</text:p>
          </table:table-cell>
          <table:table-cell office:value-type="float" office:value="-0.0176707398729031" calcext:value-type="float">
            <text:p>-0.017670739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80617566209744" calcext:value-type="float">
            <text:p>0.0028061757</text:p>
          </table:table-cell>
          <table:table-cell office:value-type="float" office:value="0.0167696426355549" calcext:value-type="float">
            <text:p>0.0167696426</text:p>
          </table:table-cell>
          <table:table-cell office:value-type="float" office:value="0.0090527587126548" calcext:value-type="float">
            <text:p>0.0090527587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x</text:p>
          </table:table-cell>
          <table:table-cell office:value-type="float" office:value="-0.19287604086089" calcext:value-type="float">
            <text:p>-0.1928760409</text:p>
          </table:table-cell>
          <table:table-cell table:style-name="Default" office:value-type="float" office:value="-0.501262852091755" calcext:value-type="float">
            <text:p>-0.5012628521</text:p>
          </table:table-cell>
          <table:table-cell table:style-name="ce3" office:value-type="float" office:value="-0.4865144099548" calcext:value-type="float">
            <text:p>-0.4865144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90300400522986" calcext:value-type="float">
            <text:p>0.002903004</text:p>
          </table:table-cell>
          <table:table-cell table:style-name="Default" office:value-type="float" office:value="0.00442747586224391" calcext:value-type="float">
            <text:p>0.0044274759</text:p>
          </table:table-cell>
          <table:table-cell table:style-name="ce3" office:value-type="float" office:value="0.00482300283526627" calcext:value-type="float">
            <text:p>0.0048230028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y</text:p>
          </table:table-cell>
          <table:table-cell office:value-type="float" office:value="0.163302662503519" calcext:value-type="float">
            <text:p>0.1633026625</text:p>
          </table:table-cell>
          <table:table-cell table:style-name="Default" office:value-type="float" office:value="-0.218350402291851" calcext:value-type="float">
            <text:p>-0.2183504023</text:p>
          </table:table-cell>
          <table:table-cell table:style-name="ce3" office:value-type="float" office:value="-0.0176707398729031" calcext:value-type="float">
            <text:p>-0.0176707399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80617566209744" calcext:value-type="float">
            <text:p>0.0028061757</text:p>
          </table:table-cell>
          <table:table-cell table:style-name="Default" office:value-type="float" office:value="0.0167696426355549" calcext:value-type="float">
            <text:p>0.0167696426</text:p>
          </table:table-cell>
          <table:table-cell table:style-name="ce3" office:value-type="float" office:value="0.0090527587126548" calcext:value-type="float">
            <text:p>0.009052758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77239447534219" calcext:value-type="float">
            <text:p>-0.1772394475</text:p>
          </table:table-cell>
          <table:table-cell office:value-type="float" office:value="-0.462960243289449" calcext:value-type="float">
            <text:p>-0.4629602433</text:p>
          </table:table-cell>
          <table:table-cell office:value-type="float" office:value="-0.430713733007854" calcext:value-type="float">
            <text:p>-0.43071373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3191029446804" calcext:value-type="float">
            <text:p>0.0113191029</text:p>
          </table:table-cell>
          <table:table-cell office:value-type="float" office:value="0.0105568065663117" calcext:value-type="float">
            <text:p>0.0105568066</text:p>
          </table:table-cell>
          <table:table-cell office:value-type="float" office:value="0.0112519702772694" calcext:value-type="float">
            <text:p>0.011251970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9177547518009" calcext:value-type="float">
            <text:p>0.1591775475</text:p>
          </table:table-cell>
          <table:table-cell office:value-type="float" office:value="-0.175819615107946" calcext:value-type="float">
            <text:p>-0.1758196151</text:p>
          </table:table-cell>
          <table:table-cell office:value-type="float" office:value="-0.0370090753335189" calcext:value-type="float">
            <text:p>-0.037009075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52510819462995" calcext:value-type="float">
            <text:p>0.0025251082</text:p>
          </table:table-cell>
          <table:table-cell office:value-type="float" office:value="0.019685932391171" calcext:value-type="float">
            <text:p>0.0196859324</text:p>
          </table:table-cell>
          <table:table-cell office:value-type="float" office:value="0.0149939301215159" calcext:value-type="float">
            <text:p>0.0149939301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77239447534219" calcext:value-type="float">
            <text:p>-0.1772394475</text:p>
          </table:table-cell>
          <table:table-cell table:style-name="Default" office:value-type="float" office:value="-0.468335267761425" calcext:value-type="float">
            <text:p>-0.4683352678</text:p>
          </table:table-cell>
          <table:table-cell table:style-name="ce3" office:value-type="float" office:value="-0.430713733007854" calcext:value-type="float">
            <text:p>-0.43071373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113191029446804" calcext:value-type="float">
            <text:p>0.0113191029</text:p>
          </table:table-cell>
          <table:table-cell table:style-name="Default" office:value-type="float" office:value="0.00881665914055106" calcext:value-type="float">
            <text:p>0.0088166591</text:p>
          </table:table-cell>
          <table:table-cell table:style-name="ce3" office:value-type="float" office:value="0.0112519702772694" calcext:value-type="float">
            <text:p>0.0112519703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9177547518009" calcext:value-type="float">
            <text:p>0.1591775475</text:p>
          </table:table-cell>
          <table:table-cell table:style-name="Default" office:value-type="float" office:value="-0.177095360833916" calcext:value-type="float">
            <text:p>-0.1770953608</text:p>
          </table:table-cell>
          <table:table-cell table:style-name="ce3" office:value-type="float" office:value="-0.0370090753335189" calcext:value-type="float">
            <text:p>-0.037009075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52510819462995" calcext:value-type="float">
            <text:p>0.0025251082</text:p>
          </table:table-cell>
          <table:table-cell table:style-name="Default" office:value-type="float" office:value="0.0198909390485786" calcext:value-type="float">
            <text:p>0.019890939</text:p>
          </table:table-cell>
          <table:table-cell table:style-name="ce3" office:value-type="float" office:value="0.0149939301215159" calcext:value-type="float">
            <text:p>0.014993930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707692307692308" calcext:value-type="float">
            <text:p>0.7076923077</text:p>
          </table:table-cell>
          <table:table-cell office:value-type="string" calcext:value-type="string">
            <text:p>x</text:p>
          </table:table-cell>
          <table:table-cell office:value-type="float" office:value="-0.180698424070738" calcext:value-type="float">
            <text:p>-0.1806984241</text:p>
          </table:table-cell>
          <table:table-cell office:value-type="float" office:value="-0.482988575685163" calcext:value-type="float">
            <text:p>-0.4829885757</text:p>
          </table:table-cell>
          <table:table-cell office:value-type="float" office:value="-0.446421743701747" calcext:value-type="float">
            <text:p>-0.446421743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39512789980336" calcext:value-type="float">
            <text:p>0.0053951279</text:p>
          </table:table-cell>
          <table:table-cell office:value-type="float" office:value="0.00395646955761028" calcext:value-type="float">
            <text:p>0.0039564696</text:p>
          </table:table-cell>
          <table:table-cell office:value-type="float" office:value="0.00599425080103079" calcext:value-type="float">
            <text:p>0.005994250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707692307692308" calcext:value-type="float">
            <text:p>0.7076923077</text:p>
          </table:table-cell>
          <table:table-cell office:value-type="string" calcext:value-type="string">
            <text:p>y</text:p>
          </table:table-cell>
          <table:table-cell office:value-type="float" office:value="0.162021238610229" calcext:value-type="float">
            <text:p>0.1620212386</text:p>
          </table:table-cell>
          <table:table-cell office:value-type="float" office:value="-0.170499669578452" calcext:value-type="float">
            <text:p>-0.1704996696</text:p>
          </table:table-cell>
          <table:table-cell office:value-type="float" office:value="-0.0419523159697757" calcext:value-type="float">
            <text:p>-0.04195231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85135045032063" calcext:value-type="float">
            <text:p>0.0018513505</text:p>
          </table:table-cell>
          <table:table-cell office:value-type="float" office:value="0.0161100965156576" calcext:value-type="float">
            <text:p>0.0161100965</text:p>
          </table:table-cell>
          <table:table-cell office:value-type="float" office:value="0.00665701197961831" calcext:value-type="float">
            <text:p>0.00665701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53846153846154" calcext:value-type="float">
            <text:p>0.7538461538</text:p>
          </table:table-cell>
          <table:table-cell office:value-type="string" calcext:value-type="string">
            <text:p>x</text:p>
          </table:table-cell>
          <table:table-cell office:value-type="float" office:value="-0.180698424070738" calcext:value-type="float">
            <text:p>-0.1806984241</text:p>
          </table:table-cell>
          <table:table-cell table:style-name="Default" office:value-type="float" office:value="-0.486921528290153" calcext:value-type="float">
            <text:p>-0.4869215283</text:p>
          </table:table-cell>
          <table:table-cell table:style-name="ce3" office:value-type="float" office:value="-0.444944847398357" calcext:value-type="float">
            <text:p>-0.4449448474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39512789980336" calcext:value-type="float">
            <text:p>0.0053951279</text:p>
          </table:table-cell>
          <table:table-cell table:style-name="Default" office:value-type="float" office:value="0.0043584197767437" calcext:value-type="float">
            <text:p>0.0043584198</text:p>
          </table:table-cell>
          <table:table-cell table:style-name="ce3" office:value-type="float" office:value="0.00697609345810884" calcext:value-type="float">
            <text:p>0.0069760935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753846153846154" calcext:value-type="float">
            <text:p>0.7538461538</text:p>
          </table:table-cell>
          <table:table-cell office:value-type="string" calcext:value-type="string">
            <text:p>y</text:p>
          </table:table-cell>
          <table:table-cell office:value-type="float" office:value="0.162021238610229" calcext:value-type="float">
            <text:p>0.1620212386</text:p>
          </table:table-cell>
          <table:table-cell table:style-name="Default" office:value-type="float" office:value="-0.173352866581768" calcext:value-type="float">
            <text:p>-0.1733528666</text:p>
          </table:table-cell>
          <table:table-cell table:style-name="ce3" office:value-type="float" office:value="-0.0452037234897683" calcext:value-type="float">
            <text:p>-0.045203723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85135045032063" calcext:value-type="float">
            <text:p>0.0018513505</text:p>
          </table:table-cell>
          <table:table-cell table:style-name="Default" office:value-type="float" office:value="0.0153793444082854" calcext:value-type="float">
            <text:p>0.0153793444</text:p>
          </table:table-cell>
          <table:table-cell table:style-name="ce3" office:value-type="float" office:value="0.00704600111841236" calcext:value-type="float">
            <text:p>0.007046001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69230769230769" calcext:value-type="float">
            <text:p>0.5692307692</text:p>
          </table:table-cell>
          <table:table-cell office:value-type="string" calcext:value-type="string">
            <text:p>x</text:p>
          </table:table-cell>
          <table:table-cell office:value-type="float" office:value="-0.180344122858324" calcext:value-type="float">
            <text:p>-0.1803441229</text:p>
          </table:table-cell>
          <table:table-cell office:value-type="float" office:value="-0.48266263856804" calcext:value-type="float">
            <text:p>-0.4826626386</text:p>
          </table:table-cell>
          <table:table-cell office:value-type="float" office:value="-0.436999257794611" calcext:value-type="float">
            <text:p>-0.436999257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48405875465371" calcext:value-type="float">
            <text:p>0.0054840588</text:p>
          </table:table-cell>
          <table:table-cell office:value-type="float" office:value="0.00338485644771507" calcext:value-type="float">
            <text:p>0.0033848564</text:p>
          </table:table-cell>
          <table:table-cell office:value-type="float" office:value="0.00522209468247187" calcext:value-type="float">
            <text:p>0.005222094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69230769230769" calcext:value-type="float">
            <text:p>0.5692307692</text:p>
          </table:table-cell>
          <table:table-cell office:value-type="string" calcext:value-type="string">
            <text:p>y</text:p>
          </table:table-cell>
          <table:table-cell office:value-type="float" office:value="0.160526508063715" calcext:value-type="float">
            <text:p>0.1605265081</text:p>
          </table:table-cell>
          <table:table-cell office:value-type="float" office:value="-0.170526248359388" calcext:value-type="float">
            <text:p>-0.1705262484</text:p>
          </table:table-cell>
          <table:table-cell office:value-type="float" office:value="-0.0295733037001716" calcext:value-type="float">
            <text:p>-0.029573303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75251154124616" calcext:value-type="float">
            <text:p>0.0017525115</text:p>
          </table:table-cell>
          <table:table-cell office:value-type="float" office:value="0.0174358793287121" calcext:value-type="float">
            <text:p>0.0174358793</text:p>
          </table:table-cell>
          <table:table-cell office:value-type="float" office:value="0.00575297121425798" calcext:value-type="float">
            <text:p>0.005752971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41875" calcext:value-type="float">
            <text:p>0.041875</text:p>
          </table:table-cell>
          <table:table-cell office:value-type="float" office:value="0.569230769230769" calcext:value-type="float">
            <text:p>0.5692307692</text:p>
          </table:table-cell>
          <table:table-cell office:value-type="string" calcext:value-type="string">
            <text:p>x</text:p>
          </table:table-cell>
          <table:table-cell office:value-type="float" office:value="-0.180698424070738" calcext:value-type="float">
            <text:p>-0.1806984241</text:p>
          </table:table-cell>
          <table:table-cell table:style-name="Default" office:value-type="float" office:value="-0.482635746245736" calcext:value-type="float">
            <text:p>-0.4826357462</text:p>
          </table:table-cell>
          <table:table-cell table:style-name="ce3" office:value-type="float" office:value="-0.439051406329241" calcext:value-type="float">
            <text:p>-0.439051406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39512789980336" calcext:value-type="float">
            <text:p>0.0053951279</text:p>
          </table:table-cell>
          <table:table-cell table:style-name="Default" office:value-type="float" office:value="0.00406693178170305" calcext:value-type="float">
            <text:p>0.0040669318</text:p>
          </table:table-cell>
          <table:table-cell table:style-name="ce3" office:value-type="float" office:value="0.00560893615321984" calcext:value-type="float">
            <text:p>0.0056089362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41875" calcext:value-type="float">
            <text:p>0.041875</text:p>
          </table:table-cell>
          <table:table-cell office:value-type="float" office:value="0.569230769230769" calcext:value-type="float">
            <text:p>0.5692307692</text:p>
          </table:table-cell>
          <table:table-cell office:value-type="string" calcext:value-type="string">
            <text:p>y</text:p>
          </table:table-cell>
          <table:table-cell office:value-type="float" office:value="0.162021238610229" calcext:value-type="float">
            <text:p>0.1620212386</text:p>
          </table:table-cell>
          <table:table-cell table:style-name="Default" office:value-type="float" office:value="-0.172765162903995" calcext:value-type="float">
            <text:p>-0.1727651629</text:p>
          </table:table-cell>
          <table:table-cell table:style-name="ce3" office:value-type="float" office:value="-0.0393963391961411" calcext:value-type="float">
            <text:p>-0.039396339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85135045032063" calcext:value-type="float">
            <text:p>0.0018513505</text:p>
          </table:table-cell>
          <table:table-cell table:style-name="Default" office:value-type="float" office:value="0.0155870273164533" calcext:value-type="float">
            <text:p>0.0155870273</text:p>
          </table:table-cell>
          <table:table-cell table:style-name="ce3" office:value-type="float" office:value="0.00656513892204284" calcext:value-type="float">
            <text:p>0.0065651389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23076923076923" calcext:value-type="float">
            <text:p>0.3230769231</text:p>
          </table:table-cell>
          <table:table-cell office:value-type="string" calcext:value-type="string">
            <text:p>x</text:p>
          </table:table-cell>
          <table:table-cell office:value-type="float" office:value="-0.174818431596431" calcext:value-type="float">
            <text:p>-0.1748184316</text:p>
          </table:table-cell>
          <table:table-cell office:value-type="float" office:value="-0.475849183082749" calcext:value-type="float">
            <text:p>-0.4758491831</text:p>
          </table:table-cell>
          <table:table-cell office:value-type="float" office:value="-0.442897903293025" calcext:value-type="float">
            <text:p>-0.442897903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71408646678219" calcext:value-type="float">
            <text:p>0.0057140865</text:p>
          </table:table-cell>
          <table:table-cell office:value-type="float" office:value="0.00336202517462718" calcext:value-type="float">
            <text:p>0.0033620252</text:p>
          </table:table-cell>
          <table:table-cell office:value-type="float" office:value="0.00564500832879088" calcext:value-type="float">
            <text:p>0.005645008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23076923076923" calcext:value-type="float">
            <text:p>0.3230769231</text:p>
          </table:table-cell>
          <table:table-cell office:value-type="string" calcext:value-type="string">
            <text:p>y</text:p>
          </table:table-cell>
          <table:table-cell office:value-type="float" office:value="0.151634052489342" calcext:value-type="float">
            <text:p>0.1516340525</text:p>
          </table:table-cell>
          <table:table-cell office:value-type="float" office:value="-0.209591838508024" calcext:value-type="float">
            <text:p>-0.2095918385</text:p>
          </table:table-cell>
          <table:table-cell office:value-type="float" office:value="-0.0359254027662635" calcext:value-type="float">
            <text:p>-0.035925402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2427342106393" calcext:value-type="float">
            <text:p>0.0012427342</text:p>
          </table:table-cell>
          <table:table-cell office:value-type="float" office:value="0.0128285980978985" calcext:value-type="float">
            <text:p>0.0128285981</text:p>
          </table:table-cell>
          <table:table-cell office:value-type="float" office:value="0.00354637057763645" calcext:value-type="float">
            <text:p>0.0035463706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x</text:p>
          </table:table-cell>
          <table:table-cell office:value-type="float" office:value="-0.178946649789354" calcext:value-type="float">
            <text:p>-0.1789466498</text:p>
          </table:table-cell>
          <table:table-cell table:style-name="Default" office:value-type="float" office:value="-0.484135025145673" calcext:value-type="float">
            <text:p>-0.4841350251</text:p>
          </table:table-cell>
          <table:table-cell table:style-name="ce3" office:value-type="float" office:value="-0.438948345568277" calcext:value-type="float">
            <text:p>-0.438948345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574185483422924" calcext:value-type="float">
            <text:p>0.0057418548</text:p>
          </table:table-cell>
          <table:table-cell table:style-name="Default" office:value-type="float" office:value="0.00360760791665257" calcext:value-type="float">
            <text:p>0.0036076079</text:p>
          </table:table-cell>
          <table:table-cell table:style-name="ce3" office:value-type="float" office:value="0.00429858998438402" calcext:value-type="float">
            <text:p>0.00429859</text:p>
          </table:table-cell>
        </table:table-row>
        <table:table-row table:style-name="ro1" table:visibility="filter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369230769230769" calcext:value-type="float">
            <text:p>0.3692307692</text:p>
          </table:table-cell>
          <table:table-cell office:value-type="string" calcext:value-type="string">
            <text:p>y</text:p>
          </table:table-cell>
          <table:table-cell office:value-type="float" office:value="0.152738145923237" calcext:value-type="float">
            <text:p>0.1527381459</text:p>
          </table:table-cell>
          <table:table-cell table:style-name="Default" office:value-type="float" office:value="-0.185228357528839" calcext:value-type="float">
            <text:p>-0.1852283575</text:p>
          </table:table-cell>
          <table:table-cell table:style-name="ce3" office:value-type="float" office:value="-0.0311421927921806" calcext:value-type="float">
            <text:p>-0.031142192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126643795348611" calcext:value-type="float">
            <text:p>0.001266438</text:p>
          </table:table-cell>
          <table:table-cell table:style-name="Default" office:value-type="float" office:value="0.0123993628600142" calcext:value-type="float">
            <text:p>0.0123993629</text:p>
          </table:table-cell>
          <table:table-cell table:style-name="ce3" office:value-type="float" office:value="0.00417319882700654" calcext:value-type="float">
            <text:p>0.0041731988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92303894218132" calcext:value-type="float">
            <text:p>-0.1923038942</text:p>
          </table:table-cell>
          <table:table-cell office:value-type="float" office:value="-0.458716152262861" calcext:value-type="float">
            <text:p>-0.4587161523</text:p>
          </table:table-cell>
          <table:table-cell office:value-type="float" office:value="-0.431508854611186" calcext:value-type="float">
            <text:p>-0.431508854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45646258320521" calcext:value-type="float">
            <text:p>0.0074564626</text:p>
          </table:table-cell>
          <table:table-cell office:value-type="float" office:value="0.0124133942168734" calcext:value-type="float">
            <text:p>0.0124133942</text:p>
          </table:table-cell>
          <table:table-cell office:value-type="float" office:value="0.0157012390750668" calcext:value-type="float">
            <text:p>0.0157012391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5469294383912" calcext:value-type="float">
            <text:p>0.1554692944</text:p>
          </table:table-cell>
          <table:table-cell office:value-type="float" office:value="-0.161894183996518" calcext:value-type="float">
            <text:p>-0.161894184</text:p>
          </table:table-cell>
          <table:table-cell office:value-type="float" office:value="-0.0396222166552331" calcext:value-type="float">
            <text:p>-0.03962221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30654439631874" calcext:value-type="float">
            <text:p>0.0093065444</text:p>
          </table:table-cell>
          <table:table-cell office:value-type="float" office:value="0.0321886867402215" calcext:value-type="float">
            <text:p>0.0321886867</text:p>
          </table:table-cell>
          <table:table-cell office:value-type="float" office:value="0.0201349423379348" calcext:value-type="float">
            <text:p>0.020134942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192303894218132" calcext:value-type="float">
            <text:p>-0.1923038942</text:p>
          </table:table-cell>
          <table:table-cell table:style-name="Default" office:value-type="float" office:value="-0.458716152262861" calcext:value-type="float">
            <text:p>-0.4587161523</text:p>
          </table:table-cell>
          <table:table-cell table:style-name="ce3" office:value-type="float" office:value="-0.431508854611186" calcext:value-type="float">
            <text:p>-0.431508854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745646258320521" calcext:value-type="float">
            <text:p>0.0074564626</text:p>
          </table:table-cell>
          <table:table-cell table:style-name="Default" office:value-type="float" office:value="0.0124133942168734" calcext:value-type="float">
            <text:p>0.0124133942</text:p>
          </table:table-cell>
          <table:table-cell table:style-name="ce3" office:value-type="float" office:value="0.0157012390750668" calcext:value-type="float">
            <text:p>0.0157012391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155469294383912" calcext:value-type="float">
            <text:p>0.1554692944</text:p>
          </table:table-cell>
          <table:table-cell table:style-name="Default" office:value-type="float" office:value="-0.161894183996518" calcext:value-type="float">
            <text:p>-0.161894184</text:p>
          </table:table-cell>
          <table:table-cell table:style-name="ce3" office:value-type="float" office:value="-0.0396222166552331" calcext:value-type="float">
            <text:p>-0.039622216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930654439631874" calcext:value-type="float">
            <text:p>0.0093065444</text:p>
          </table:table-cell>
          <table:table-cell table:style-name="Default" office:value-type="float" office:value="0.0321886867402215" calcext:value-type="float">
            <text:p>0.0321886867</text:p>
          </table:table-cell>
          <table:table-cell table:style-name="ce3" office:value-type="float" office:value="0.0201349423379348" calcext:value-type="float">
            <text:p>0.020134942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0.0496875" calcext:value-type="float">
            <text:p>0.0496875</text:p>
          </table:table-cell>
          <table:table-cell office:value-type="float" office:value="0.784615384615385" calcext:value-type="float">
            <text:p>0.7846153846</text:p>
          </table:table-cell>
          <table:table-cell office:value-type="string" calcext:value-type="string">
            <text:p>x</text:p>
          </table:table-cell>
          <table:table-cell office:value-type="float" office:value="-0.19620700683971" calcext:value-type="float">
            <text:p>-0.1962070068</text:p>
          </table:table-cell>
          <table:table-cell office:value-type="float" office:value="-0.482281522107355" calcext:value-type="float">
            <text:p>-0.4822815221</text:p>
          </table:table-cell>
          <table:table-cell office:value-type="float" office:value="-0.450491781567958" calcext:value-type="float">
            <text:p>-0.450491781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63261833001867" calcext:value-type="float">
            <text:p>0.0036326183</text:p>
          </table:table-cell>
          <table:table-cell office:value-type="float" office:value="0.00439418057479925" calcext:value-type="float">
            <text:p>0.0043941806</text:p>
          </table:table-cell>
          <table:table-cell office:value-type="float" office:value="0.00598982853153969" calcext:value-type="float">
            <text:p>0.0059898285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0.0496875" calcext:value-type="float">
            <text:p>0.0496875</text:p>
          </table:table-cell>
          <table:table-cell office:value-type="float" office:value="0.784615384615385" calcext:value-type="float">
            <text:p>0.7846153846</text:p>
          </table:table-cell>
          <table:table-cell office:value-type="string" calcext:value-type="string">
            <text:p>y</text:p>
          </table:table-cell>
          <table:table-cell office:value-type="float" office:value="0.172774951411246" calcext:value-type="float">
            <text:p>0.1727749514</text:p>
          </table:table-cell>
          <table:table-cell office:value-type="float" office:value="-0.169577301910201" calcext:value-type="float">
            <text:p>-0.1695773019</text:p>
          </table:table-cell>
          <table:table-cell office:value-type="float" office:value="-0.0346097438427772" calcext:value-type="float">
            <text:p>-0.0346097438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159786635081" calcext:value-type="float">
            <text:p>0.0032515979</text:p>
          </table:table-cell>
          <table:table-cell office:value-type="float" office:value="0.0253950821113299" calcext:value-type="float">
            <text:p>0.0253950821</text:p>
          </table:table-cell>
          <table:table-cell office:value-type="float" office:value="0.0110434791037947" calcext:value-type="float">
            <text:p>0.0110434791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753846153846154" calcext:value-type="float">
            <text:p>0.7538461538</text:p>
          </table:table-cell>
          <table:table-cell office:value-type="string" calcext:value-type="string">
            <text:p>x</text:p>
          </table:table-cell>
          <table:table-cell office:value-type="float" office:value="-0.19620700683971" calcext:value-type="float">
            <text:p>-0.1962070068</text:p>
          </table:table-cell>
          <table:table-cell table:style-name="Default" office:value-type="float" office:value="-0.48357243343149" calcext:value-type="float">
            <text:p>-0.4835724334</text:p>
          </table:table-cell>
          <table:table-cell table:style-name="ce3" office:value-type="float" office:value="-0.457173814508686" calcext:value-type="float">
            <text:p>-0.457173814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63261833001867" calcext:value-type="float">
            <text:p>0.0036326183</text:p>
          </table:table-cell>
          <table:table-cell table:style-name="Default" office:value-type="float" office:value="0.00439467567780443" calcext:value-type="float">
            <text:p>0.0043946757</text:p>
          </table:table-cell>
          <table:table-cell table:style-name="ce3" office:value-type="float" office:value="0.00654758166627757" calcext:value-type="float">
            <text:p>0.0065475817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753846153846154" calcext:value-type="float">
            <text:p>0.7538461538</text:p>
          </table:table-cell>
          <table:table-cell office:value-type="string" calcext:value-type="string">
            <text:p>y</text:p>
          </table:table-cell>
          <table:table-cell office:value-type="float" office:value="0.172774951411246" calcext:value-type="float">
            <text:p>0.1727749514</text:p>
          </table:table-cell>
          <table:table-cell table:style-name="Default" office:value-type="float" office:value="-0.166171818776827" calcext:value-type="float">
            <text:p>-0.1661718188</text:p>
          </table:table-cell>
          <table:table-cell table:style-name="ce3" office:value-type="float" office:value="-0.0362985702502078" calcext:value-type="float">
            <text:p>-0.036298570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159786635081" calcext:value-type="float">
            <text:p>0.0032515979</text:p>
          </table:table-cell>
          <table:table-cell table:style-name="Default" office:value-type="float" office:value="0.0255001997241615" calcext:value-type="float">
            <text:p>0.0255001997</text:p>
          </table:table-cell>
          <table:table-cell table:style-name="ce3" office:value-type="float" office:value="0.0107161312578617" calcext:value-type="float">
            <text:p>0.0107161313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69230769230769" calcext:value-type="float">
            <text:p>0.5692307692</text:p>
          </table:table-cell>
          <table:table-cell office:value-type="string" calcext:value-type="string">
            <text:p>x</text:p>
          </table:table-cell>
          <table:table-cell office:value-type="float" office:value="-0.192986467776422" calcext:value-type="float">
            <text:p>-0.1929864678</text:p>
          </table:table-cell>
          <table:table-cell office:value-type="float" office:value="-0.475364623252562" calcext:value-type="float">
            <text:p>-0.4753646233</text:p>
          </table:table-cell>
          <table:table-cell office:value-type="float" office:value="-0.445894982659333" calcext:value-type="float">
            <text:p>-0.445894982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0192451876568" calcext:value-type="float">
            <text:p>0.0034019245</text:p>
          </table:table-cell>
          <table:table-cell office:value-type="float" office:value="0.00398129983279677" calcext:value-type="float">
            <text:p>0.0039812998</text:p>
          </table:table-cell>
          <table:table-cell office:value-type="float" office:value="0.0041559644402188" calcext:value-type="float">
            <text:p>0.0041559644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69230769230769" calcext:value-type="float">
            <text:p>0.5692307692</text:p>
          </table:table-cell>
          <table:table-cell office:value-type="string" calcext:value-type="string">
            <text:p>y</text:p>
          </table:table-cell>
          <table:table-cell office:value-type="float" office:value="0.170895416484708" calcext:value-type="float">
            <text:p>0.1708954165</text:p>
          </table:table-cell>
          <table:table-cell office:value-type="float" office:value="-0.159572843370452" calcext:value-type="float">
            <text:p>-0.1595728434</text:p>
          </table:table-cell>
          <table:table-cell office:value-type="float" office:value="-0.0311511545893775" calcext:value-type="float">
            <text:p>-0.031151154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604402920107" calcext:value-type="float">
            <text:p>0.003256044</text:p>
          </table:table-cell>
          <table:table-cell office:value-type="float" office:value="0.0262631953658944" calcext:value-type="float">
            <text:p>0.0262631954</text:p>
          </table:table-cell>
          <table:table-cell office:value-type="float" office:value="0.00687251821159756" calcext:value-type="float">
            <text:p>0.0068725182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41875" calcext:value-type="float">
            <text:p>0.04187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x</text:p>
          </table:table-cell>
          <table:table-cell office:value-type="float" office:value="-0.192986467776422" calcext:value-type="float">
            <text:p>-0.1929864678</text:p>
          </table:table-cell>
          <table:table-cell table:style-name="Default" office:value-type="float" office:value="-0.476688590103829" calcext:value-type="float">
            <text:p>-0.4766885901</text:p>
          </table:table-cell>
          <table:table-cell table:style-name="ce3" office:value-type="float" office:value="-0.450850600973631" calcext:value-type="float">
            <text:p>-0.450850601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0192451876568" calcext:value-type="float">
            <text:p>0.0034019245</text:p>
          </table:table-cell>
          <table:table-cell table:style-name="Default" office:value-type="float" office:value="0.00414030860211427" calcext:value-type="float">
            <text:p>0.0041403086</text:p>
          </table:table-cell>
          <table:table-cell table:style-name="ce3" office:value-type="float" office:value="0.00549242976629075" calcext:value-type="float">
            <text:p>0.005492429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41875" calcext:value-type="float">
            <text:p>0.041875</text:p>
          </table:table-cell>
          <table:table-cell office:value-type="float" office:value="0.553846153846154" calcext:value-type="float">
            <text:p>0.5538461538</text:p>
          </table:table-cell>
          <table:table-cell office:value-type="string" calcext:value-type="string">
            <text:p>y</text:p>
          </table:table-cell>
          <table:table-cell office:value-type="float" office:value="0.170895416484708" calcext:value-type="float">
            <text:p>0.1708954165</text:p>
          </table:table-cell>
          <table:table-cell table:style-name="Default" office:value-type="float" office:value="-0.168585169065877" calcext:value-type="float">
            <text:p>-0.1685851691</text:p>
          </table:table-cell>
          <table:table-cell table:style-name="ce3" office:value-type="float" office:value="-0.036135518462869" calcext:value-type="float">
            <text:p>-0.0361355185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604402920107" calcext:value-type="float">
            <text:p>0.003256044</text:p>
          </table:table-cell>
          <table:table-cell table:style-name="Default" office:value-type="float" office:value="0.0245981414000627" calcext:value-type="float">
            <text:p>0.0245981414</text:p>
          </table:table-cell>
          <table:table-cell table:style-name="ce3" office:value-type="float" office:value="0.00849964569902733" calcext:value-type="float">
            <text:p>0.0084996457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23076923076923" calcext:value-type="float">
            <text:p>0.3230769231</text:p>
          </table:table-cell>
          <table:table-cell office:value-type="string" calcext:value-type="string">
            <text:p>x</text:p>
          </table:table-cell>
          <table:table-cell office:value-type="float" office:value="-0.190026151413968" calcext:value-type="float">
            <text:p>-0.1900261514</text:p>
          </table:table-cell>
          <table:table-cell office:value-type="float" office:value="-0.469603331152037" calcext:value-type="float">
            <text:p>-0.4696033312</text:p>
          </table:table-cell>
          <table:table-cell office:value-type="float" office:value="-0.441958831980405" calcext:value-type="float">
            <text:p>-0.441958832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77070764342638" calcext:value-type="float">
            <text:p>0.0037707076</text:p>
          </table:table-cell>
          <table:table-cell office:value-type="float" office:value="0.00317946792491891" calcext:value-type="float">
            <text:p>0.0031794679</text:p>
          </table:table-cell>
          <table:table-cell office:value-type="float" office:value="0.00907701819341221" calcext:value-type="float">
            <text:p>0.0090770182</text:p>
          </table:table-cell>
        </table:table-row>
        <table:table-row table:style-name="ro1" table:visibility="filter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323076923076923" calcext:value-type="float">
            <text:p>0.3230769231</text:p>
          </table:table-cell>
          <table:table-cell office:value-type="string" calcext:value-type="string">
            <text:p>y</text:p>
          </table:table-cell>
          <table:table-cell office:value-type="float" office:value="0.172158201372543" calcext:value-type="float">
            <text:p>0.1721582014</text:p>
          </table:table-cell>
          <table:table-cell office:value-type="float" office:value="-0.213362041784435" calcext:value-type="float">
            <text:p>-0.2133620418</text:p>
          </table:table-cell>
          <table:table-cell office:value-type="float" office:value="-0.0372774952901083" calcext:value-type="float">
            <text:p>-0.0372774953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235614100649029" calcext:value-type="float">
            <text:p>0.002356141</text:p>
          </table:table-cell>
          <table:table-cell office:value-type="float" office:value="0.0233375101902526" calcext:value-type="float">
            <text:p>0.0233375102</text:p>
          </table:table-cell>
          <table:table-cell office:value-type="float" office:value="0.0045048105134681" calcext:value-type="float">
            <text:p>0.0045048105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53846153846154" calcext:value-type="float">
            <text:p>0.3538461538</text:p>
          </table:table-cell>
          <table:table-cell office:value-type="string" calcext:value-type="string">
            <text:p>x</text:p>
          </table:table-cell>
          <table:table-cell office:value-type="float" office:value="-0.192986467776422" calcext:value-type="float">
            <text:p>-0.1929864678</text:p>
          </table:table-cell>
          <table:table-cell table:style-name="Default" office:value-type="float" office:value="-0.475364623252562" calcext:value-type="float">
            <text:p>-0.4753646233</text:p>
          </table:table-cell>
          <table:table-cell table:style-name="ce3" office:value-type="float" office:value="-0.445894982659333" calcext:value-type="float">
            <text:p>-0.4458949827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40192451876568" calcext:value-type="float">
            <text:p>0.0034019245</text:p>
          </table:table-cell>
          <table:table-cell table:style-name="Default" office:value-type="float" office:value="0.00398129983279677" calcext:value-type="float">
            <text:p>0.0039812998</text:p>
          </table:table-cell>
          <table:table-cell table:style-name="ce3" office:value-type="float" office:value="0.0041559644402188" calcext:value-type="float">
            <text:p>0.0041559644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353846153846154" calcext:value-type="float">
            <text:p>0.3538461538</text:p>
          </table:table-cell>
          <table:table-cell office:value-type="string" calcext:value-type="string">
            <text:p>y</text:p>
          </table:table-cell>
          <table:table-cell office:value-type="float" office:value="0.170895416484708" calcext:value-type="float">
            <text:p>0.1708954165</text:p>
          </table:table-cell>
          <table:table-cell table:style-name="Default" office:value-type="float" office:value="-0.159572843370452" calcext:value-type="float">
            <text:p>-0.1595728434</text:p>
          </table:table-cell>
          <table:table-cell table:style-name="ce3" office:value-type="float" office:value="-0.0311511545893775" calcext:value-type="float">
            <text:p>-0.0311511546</text:p>
          </table:table-cell>
          <table:table-cell/>
          <table:table-cell office:value-type="string" calcext:value-type="string">
            <text:p>var:</text:p>
          </table:table-cell>
          <table:table-cell office:value-type="float" office:value="0.00325604402920107" calcext:value-type="float">
            <text:p>0.003256044</text:p>
          </table:table-cell>
          <table:table-cell table:style-name="Default" office:value-type="float" office:value="0.0262631953658944" calcext:value-type="float">
            <text:p>0.0262631954</text:p>
          </table:table-cell>
          <table:table-cell table:style-name="ce3" office:value-type="float" office:value="0.00687251821159756" calcext:value-type="float">
            <text:p>0.0068725182</text:p>
          </table:table-cell>
        </table:table-row>
      </table:table>
      <table:named-expressions/>
      <table:database-ranges>
        <table:database-range table:name="__Anonymous_Sheet_DB__0" table:target-range-address="result_multi_layer.A1:result_multi_layer.O385" table:display-filter-buttons="true">
          <table:filter>
            <table:filter-and>
              <table:filter-condition table:field-number="0" table:value="f3" table:operator="="/>
              <table:filter-condition table:field-number="2" table:value="2" table:operator="="/>
              <table:filter-condition table:field-number="3" table:value="20" table:operator="="/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00/00/0000</text:date>, <text:time style:data-style-name="N2" text:time-value="22:02:08.90795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2T22:42:18.237501726</dc:date>
    <meta:editing-duration>PT27M12S</meta:editing-duration>
    <meta:editing-cycles>5</meta:editing-cycles>
    <meta:generator>LibreOffice/5.1.6.2$Linux_X86_64 LibreOffice_project/10m0$Build-2</meta:generator>
    <meta:document-statistic meta:table-count="1" meta:cell-count="5388" meta:object-count="0"/>
  </office:meta>
</office:document-meta>
</file>